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906.66pt" svg:y="0pt">
            <draw:object draw:notify-on-update-of-ranges="Sheet1.A1:Sheet1.A1 Sheet1.A2:Sheet1.A201 Sheet1.B1:Sheet1.B1 Sheet1.B2:Sheet1.B201 Sheet1.C1:Sheet1.C1 Sheet1.C2:Sheet1.C201 Sheet1.D1:Sheet1.D1 Sheet1.D2:Sheet1.D201 Sheet1.E1:Sheet1.E1 Sheet1.E2:Sheet1.E201 Sheet1.F1:Sheet1.F1 Sheet1.F2:Sheet1.F201 Sheet1.G1:Sheet1.G1 Sheet1.G2:Sheet1.G201 Sheet1.H1:Sheet1.H1 Sheet1.H2:Sheet1.H201 Sheet1.I1:Sheet1.I1 Sheet1.I2:Sheet1.I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Train-Medoid</text:p>
          </table:table-cell>
          <table:table-cell table:style-name="Default" office:value-type="string" calcext:value-type="string">
            <text:p>Test-Medoid</text:p>
          </table:table-cell>
          <table:table-cell office:value-type="string" calcext:value-type="string">
            <text:p>Train-w2v</text:p>
          </table:table-cell>
          <table:table-cell office:value-type="string" calcext:value-type="string">
            <text:p>Test-w2v</text:p>
          </table:table-cell>
          <table:table-cell office:value-type="string" calcext:value-type="string">
            <text:p>Train-Word</text:p>
          </table:table-cell>
          <table:table-cell office:value-type="string" calcext:value-type="string">
            <text:p>Test-Word</text:p>
          </table:table-cell>
          <table:table-cell office:value-type="string" calcext:value-type="string">
            <text:p>Train-Weka-SW</text:p>
          </table:table-cell>
          <table:table-cell office:value-type="string" calcext:value-type="string">
            <text:p>Test-Weka-SW</text:p>
          </table:table-cell>
          <table:table-cell office:value-type="string" calcext:value-type="string">
            <text:p>Train-Weka-SW+JacQ3</text:p>
          </table:table-cell>
          <table:table-cell office:value-type="string" calcext:value-type="string">
            <text:p>Test-Weka-SW+JacQ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0.432" calcext:value-type="float">
            <text:p>0.432</text:p>
          </table:table-cell>
          <table:table-cell office:value-type="float" office:value="0.289382716049383" calcext:value-type="float">
            <text:p>0.289382716049383</text:p>
          </table:table-cell>
          <table:table-cell office:value-type="float" office:value="0.31657355679702" calcext:value-type="float">
            <text:p>0.31657355679702</text:p>
          </table:table-cell>
          <table:table-cell office:value-type="float" office:value="0.364583333333333" calcext:value-type="float">
            <text:p>0.364583333333333</text:p>
          </table:table-cell>
          <table:table-cell office:value-type="float" office:value="0.456211812627291" calcext:value-type="float">
            <text:p>0.456211812627291</text:p>
          </table:table-cell>
          <table:table-cell office:value-type="float" office:value="0.347609561752988" calcext:value-type="float">
            <text:p>0.347609561752988</text:p>
          </table:table-cell>
          <table:table-cell office:value-type="float" office:value="0.340264650283554" calcext:value-type="float">
            <text:p>0.340264650283554</text:p>
          </table:table-cell>
          <table:table-cell office:value-type="float" office:value="0.393162393162393" calcext:value-type="float">
            <text:p>0.393162393162393</text:p>
          </table:table-cell>
          <table:table-cell office:value-type="float" office:value="0.349809885931559" calcext:value-type="float">
            <text:p>0.349809885931559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85131646876613" calcext:value-type="float">
            <text:p>0.385131646876613</text:p>
          </table:table-cell>
          <table:table-cell office:value-type="float" office:value="0.460606060606061" calcext:value-type="float">
            <text:p>0.460606060606061</text:p>
          </table:table-cell>
          <table:table-cell office:value-type="float" office:value="0.285995085995086" calcext:value-type="float">
            <text:p>0.285995085995086</text:p>
          </table:table-cell>
          <table:table-cell office:value-type="float" office:value="0.304832713754647" calcext:value-type="float">
            <text:p>0.304832713754647</text:p>
          </table:table-cell>
          <table:table-cell office:value-type="float" office:value="0.38517745302714" calcext:value-type="float">
            <text:p>0.38517745302714</text:p>
          </table:table-cell>
          <table:table-cell office:value-type="float" office:value="0.450704225352113" calcext:value-type="float">
            <text:p>0.450704225352113</text:p>
          </table:table-cell>
          <table:table-cell office:value-type="float" office:value="0.443864229765013" calcext:value-type="float">
            <text:p>0.443864229765013</text:p>
          </table:table-cell>
          <table:table-cell office:value-type="float" office:value="0.414201183431953" calcext:value-type="float">
            <text:p>0.414201183431953</text:p>
          </table:table-cell>
          <table:table-cell office:value-type="float" office:value="0.466457023060797" calcext:value-type="float">
            <text:p>0.466457023060797</text:p>
          </table:table-cell>
          <table:table-cell office:value-type="float" office:value="0.456" calcext:value-type="float">
            <text:p>0.456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86763185108583" calcext:value-type="float">
            <text:p>0.386763185108583</text:p>
          </table:table-cell>
          <table:table-cell office:value-type="float" office:value="0.462474645030426" calcext:value-type="float">
            <text:p>0.462474645030426</text:p>
          </table:table-cell>
          <table:table-cell office:value-type="float" office:value="0.30276134122288" calcext:value-type="float">
            <text:p>0.30276134122288</text:p>
          </table:table-cell>
          <table:table-cell office:value-type="float" office:value="0.297794117647059" calcext:value-type="float">
            <text:p>0.297794117647059</text:p>
          </table:table-cell>
          <table:table-cell office:value-type="float" office:value="0.374804789172306" calcext:value-type="float">
            <text:p>0.374804789172306</text:p>
          </table:table-cell>
          <table:table-cell office:value-type="float" office:value="0.429718875502008" calcext:value-type="float">
            <text:p>0.429718875502008</text:p>
          </table:table-cell>
          <table:table-cell office:value-type="float" office:value="0.464059196617336" calcext:value-type="float">
            <text:p>0.464059196617336</text:p>
          </table:table-cell>
          <table:table-cell office:value-type="float" office:value="0.467741935483871" calcext:value-type="float">
            <text:p>0.467741935483871</text:p>
          </table:table-cell>
          <table:table-cell office:value-type="float" office:value="0.512273212379936" calcext:value-type="float">
            <text:p>0.512273212379936</text:p>
          </table:table-cell>
          <table:table-cell office:value-type="float" office:value="0.476953907815631" calcext:value-type="float">
            <text:p>0.476953907815631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06639004149378" calcext:value-type="float">
            <text:p>0.406639004149378</text:p>
          </table:table-cell>
          <table:table-cell office:value-type="float" office:value="0.463414634146341" calcext:value-type="float">
            <text:p>0.463414634146341</text:p>
          </table:table-cell>
          <table:table-cell office:value-type="float" office:value="0.299802761341223" calcext:value-type="float">
            <text:p>0.299802761341223</text:p>
          </table:table-cell>
          <table:table-cell office:value-type="float" office:value="0.289908256880734" calcext:value-type="float">
            <text:p>0.289908256880734</text:p>
          </table:table-cell>
          <table:table-cell office:value-type="float" office:value="0.370563674321503" calcext:value-type="float">
            <text:p>0.370563674321503</text:p>
          </table:table-cell>
          <table:table-cell office:value-type="float" office:value="0.438631790744467" calcext:value-type="float">
            <text:p>0.438631790744467</text:p>
          </table:table-cell>
          <table:table-cell office:value-type="float" office:value="0.482978723404255" calcext:value-type="float">
            <text:p>0.482978723404255</text:p>
          </table:table-cell>
          <table:table-cell office:value-type="float" office:value="0.489795918367347" calcext:value-type="float">
            <text:p>0.489795918367347</text:p>
          </table:table-cell>
          <table:table-cell office:value-type="float" office:value="0.546241211465657" calcext:value-type="float">
            <text:p>0.546241211465657</text:p>
          </table:table-cell>
          <table:table-cell office:value-type="float" office:value="0.490872210953347" calcext:value-type="float">
            <text:p>0.490872210953347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07503908285565" calcext:value-type="float">
            <text:p>0.407503908285565</text:p>
          </table:table-cell>
          <table:table-cell office:value-type="float" office:value="0.460285132382892" calcext:value-type="float">
            <text:p>0.460285132382892</text:p>
          </table:table-cell>
          <table:table-cell office:value-type="float" office:value="0.304133858267716" calcext:value-type="float">
            <text:p>0.304133858267716</text:p>
          </table:table-cell>
          <table:table-cell office:value-type="float" office:value="0.306273062730627" calcext:value-type="float">
            <text:p>0.306273062730627</text:p>
          </table:table-cell>
          <table:table-cell office:value-type="float" office:value="0.376372190277052" calcext:value-type="float">
            <text:p>0.376372190277052</text:p>
          </table:table-cell>
          <table:table-cell office:value-type="float" office:value="0.445344129554656" calcext:value-type="float">
            <text:p>0.445344129554656</text:p>
          </table:table-cell>
          <table:table-cell office:value-type="float" office:value="0.501607717041801" calcext:value-type="float">
            <text:p>0.501607717041801</text:p>
          </table:table-cell>
          <table:table-cell office:value-type="float" office:value="0.497942386831276" calcext:value-type="float">
            <text:p>0.497942386831276</text:p>
          </table:table-cell>
          <table:table-cell office:value-type="float" office:value="0.556039173014146" calcext:value-type="float">
            <text:p>0.556039173014146</text:p>
          </table:table-cell>
          <table:table-cell office:value-type="float" office:value="0.489878542510122" calcext:value-type="float">
            <text:p>0.48987854251012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25732217573222" calcext:value-type="float">
            <text:p>0.425732217573222</text:p>
          </table:table-cell>
          <table:table-cell office:value-type="float" office:value="0.467479674796748" calcext:value-type="float">
            <text:p>0.467479674796748</text:p>
          </table:table-cell>
          <table:table-cell office:value-type="float" office:value="0.294550810014728" calcext:value-type="float">
            <text:p>0.294550810014728</text:p>
          </table:table-cell>
          <table:table-cell office:value-type="float" office:value="0.308256880733945" calcext:value-type="float">
            <text:p>0.308256880733945</text:p>
          </table:table-cell>
          <table:table-cell office:value-type="float" office:value="0.3861852433281" calcext:value-type="float">
            <text:p>0.3861852433281</text:p>
          </table:table-cell>
          <table:table-cell office:value-type="float" office:value="0.420841683366733" calcext:value-type="float">
            <text:p>0.420841683366733</text:p>
          </table:table-cell>
          <table:table-cell office:value-type="float" office:value="0.512987012987013" calcext:value-type="float">
            <text:p>0.512987012987013</text:p>
          </table:table-cell>
          <table:table-cell office:value-type="float" office:value="0.519587628865979" calcext:value-type="float">
            <text:p>0.519587628865979</text:p>
          </table:table-cell>
          <table:table-cell office:value-type="float" office:value="0.579408543263965" calcext:value-type="float">
            <text:p>0.579408543263965</text:p>
          </table:table-cell>
          <table:table-cell office:value-type="float" office:value="0.511340206185567" calcext:value-type="float">
            <text:p>0.51134020618556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20609884332282" calcext:value-type="float">
            <text:p>0.420609884332282</text:p>
          </table:table-cell>
          <table:table-cell office:value-type="float" office:value="0.487704918032787" calcext:value-type="float">
            <text:p>0.487704918032787</text:p>
          </table:table-cell>
          <table:table-cell office:value-type="float" office:value="0.298478154148257" calcext:value-type="float">
            <text:p>0.298478154148257</text:p>
          </table:table-cell>
          <table:table-cell office:value-type="float" office:value="0.293135435992579" calcext:value-type="float">
            <text:p>0.293135435992579</text:p>
          </table:table-cell>
          <table:table-cell office:value-type="float" office:value="0.385909568874869" calcext:value-type="float">
            <text:p>0.385909568874869</text:p>
          </table:table-cell>
          <table:table-cell office:value-type="float" office:value="0.422535211267606" calcext:value-type="float">
            <text:p>0.422535211267606</text:p>
          </table:table-cell>
          <table:table-cell office:value-type="float" office:value="0.514689880304679" calcext:value-type="float">
            <text:p>0.514689880304679</text:p>
          </table:table-cell>
          <table:table-cell office:value-type="float" office:value="0.546972860125261" calcext:value-type="float">
            <text:p>0.546972860125261</text:p>
          </table:table-cell>
          <table:table-cell office:value-type="float" office:value="0.591533809785596" calcext:value-type="float">
            <text:p>0.591533809785596</text:p>
          </table:table-cell>
          <table:table-cell office:value-type="float" office:value="0.541666666666667" calcext:value-type="float">
            <text:p>0.541666666666667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1933788754598" calcext:value-type="float">
            <text:p>0.41933788754598</text:p>
          </table:table-cell>
          <table:table-cell office:value-type="float" office:value="0.473251028806584" calcext:value-type="float">
            <text:p>0.473251028806584</text:p>
          </table:table-cell>
          <table:table-cell office:value-type="float" office:value="0.303536345776031" calcext:value-type="float">
            <text:p>0.303536345776031</text:p>
          </table:table-cell>
          <table:table-cell office:value-type="float" office:value="0.294659300184162" calcext:value-type="float">
            <text:p>0.294659300184162</text:p>
          </table:table-cell>
          <table:table-cell office:value-type="float" office:value="0.385669125395153" calcext:value-type="float">
            <text:p>0.385669125395153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541163556531284" calcext:value-type="float">
            <text:p>0.541163556531284</text:p>
          </table:table-cell>
          <table:table-cell office:value-type="float" office:value="0.546218487394958" calcext:value-type="float">
            <text:p>0.546218487394958</text:p>
          </table:table-cell>
          <table:table-cell office:value-type="float" office:value="0.599337748344371" calcext:value-type="float">
            <text:p>0.599337748344371</text:p>
          </table:table-cell>
          <table:table-cell office:value-type="float" office:value="0.560669456066946" calcext:value-type="float">
            <text:p>0.560669456066946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23566878980892" calcext:value-type="float">
            <text:p>0.423566878980892</text:p>
          </table:table-cell>
          <table:table-cell office:value-type="float" office:value="0.523012552301255" calcext:value-type="float">
            <text:p>0.523012552301255</text:p>
          </table:table-cell>
          <table:table-cell office:value-type="float" office:value="0.292610837438424" calcext:value-type="float">
            <text:p>0.292610837438424</text:p>
          </table:table-cell>
          <table:table-cell office:value-type="float" office:value="0.292051756007394" calcext:value-type="float">
            <text:p>0.292051756007394</text:p>
          </table:table-cell>
          <table:table-cell office:value-type="float" office:value="0.386554621848739" calcext:value-type="float">
            <text:p>0.386554621848739</text:p>
          </table:table-cell>
          <table:table-cell office:value-type="float" office:value="0.443548387096774" calcext:value-type="float">
            <text:p>0.443548387096774</text:p>
          </table:table-cell>
          <table:table-cell office:value-type="float" office:value="0.566037735849057" calcext:value-type="float">
            <text:p>0.566037735849057</text:p>
          </table:table-cell>
          <table:table-cell office:value-type="float" office:value="0.564755838641189" calcext:value-type="float">
            <text:p>0.564755838641189</text:p>
          </table:table-cell>
          <table:table-cell office:value-type="float" office:value="0.616407982261641" calcext:value-type="float">
            <text:p>0.616407982261641</text:p>
          </table:table-cell>
          <table:table-cell office:value-type="float" office:value="0.567226890756303" calcext:value-type="float">
            <text:p>0.567226890756303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24080980287693" calcext:value-type="float">
            <text:p>0.424080980287693</text:p>
          </table:table-cell>
          <table:table-cell office:value-type="float" office:value="0.488612836438923" calcext:value-type="float">
            <text:p>0.488612836438923</text:p>
          </table:table-cell>
          <table:table-cell office:value-type="float" office:value="0.292057227429699" calcext:value-type="float">
            <text:p>0.292057227429699</text:p>
          </table:table-cell>
          <table:table-cell office:value-type="float" office:value="0.305147058823529" calcext:value-type="float">
            <text:p>0.305147058823529</text:p>
          </table:table-cell>
          <table:table-cell office:value-type="float" office:value="0.383023872679045" calcext:value-type="float">
            <text:p>0.383023872679045</text:p>
          </table:table-cell>
          <table:table-cell office:value-type="float" office:value="0.432323232323232" calcext:value-type="float">
            <text:p>0.432323232323232</text:p>
          </table:table-cell>
          <table:table-cell office:value-type="float" office:value="0.573669467787115" calcext:value-type="float">
            <text:p>0.573669467787115</text:p>
          </table:table-cell>
          <table:table-cell office:value-type="float" office:value="0.579957356076759" calcext:value-type="float">
            <text:p>0.579957356076759</text:p>
          </table:table-cell>
          <table:table-cell office:value-type="float" office:value="0.620189626324596" calcext:value-type="float">
            <text:p>0.620189626324596</text:p>
          </table:table-cell>
          <table:table-cell office:value-type="float" office:value="0.578723404255319" calcext:value-type="float">
            <text:p>0.57872340425531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8753329781566" calcext:value-type="float">
            <text:p>0.418753329781566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29866929521932" calcext:value-type="float">
            <text:p>0.29866929521932</text:p>
          </table:table-cell>
          <table:table-cell office:value-type="float" office:value="0.300556586270872" calcext:value-type="float">
            <text:p>0.300556586270872</text:p>
          </table:table-cell>
          <table:table-cell office:value-type="float" office:value="0.394471026049973" calcext:value-type="float">
            <text:p>0.394471026049973</text:p>
          </table:table-cell>
          <table:table-cell office:value-type="float" office:value="0.461224489795918" calcext:value-type="float">
            <text:p>0.461224489795918</text:p>
          </table:table-cell>
          <table:table-cell office:value-type="float" office:value="0.563841807909604" calcext:value-type="float">
            <text:p>0.563841807909604</text:p>
          </table:table-cell>
          <table:table-cell office:value-type="float" office:value="0.561555075593952" calcext:value-type="float">
            <text:p>0.561555075593952</text:p>
          </table:table-cell>
          <table:table-cell office:value-type="float" office:value="0.631106120157215" calcext:value-type="float">
            <text:p>0.631106120157215</text:p>
          </table:table-cell>
          <table:table-cell office:value-type="float" office:value="0.573875802997859" calcext:value-type="float">
            <text:p>0.573875802997859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430637386181039" calcext:value-type="float">
            <text:p>0.430637386181039</text:p>
          </table:table-cell>
          <table:table-cell office:value-type="float" office:value="0.496868475991649" calcext:value-type="float">
            <text:p>0.496868475991649</text:p>
          </table:table-cell>
          <table:table-cell office:value-type="float" office:value="0.295387634936212" calcext:value-type="float">
            <text:p>0.295387634936212</text:p>
          </table:table-cell>
          <table:table-cell office:value-type="float" office:value="0.302583025830258" calcext:value-type="float">
            <text:p>0.302583025830258</text:p>
          </table:table-cell>
          <table:table-cell office:value-type="float" office:value="0.391304347826087" calcext:value-type="float">
            <text:p>0.391304347826087</text:p>
          </table:table-cell>
          <table:table-cell office:value-type="float" office:value="0.467213114754098" calcext:value-type="float">
            <text:p>0.467213114754098</text:p>
          </table:table-cell>
          <table:table-cell office:value-type="float" office:value="0.580498866213152" calcext:value-type="float">
            <text:p>0.580498866213152</text:p>
          </table:table-cell>
          <table:table-cell office:value-type="float" office:value="0.577006507592191" calcext:value-type="float">
            <text:p>0.577006507592191</text:p>
          </table:table-cell>
          <table:table-cell office:value-type="float" office:value="0.635188308038224" calcext:value-type="float">
            <text:p>0.635188308038224</text:p>
          </table:table-cell>
          <table:table-cell office:value-type="float" office:value="0.570806100217865" calcext:value-type="float">
            <text:p>0.570806100217865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43928764166217" calcext:value-type="float">
            <text:p>0.43928764166217</text:p>
          </table:table-cell>
          <table:table-cell office:value-type="float" office:value="0.509394572025052" calcext:value-type="float">
            <text:p>0.509394572025052</text:p>
          </table:table-cell>
          <table:table-cell office:value-type="float" office:value="0.292035398230088" calcext:value-type="float">
            <text:p>0.292035398230088</text:p>
          </table:table-cell>
          <table:table-cell office:value-type="float" office:value="0.305147058823529" calcext:value-type="float">
            <text:p>0.305147058823529</text:p>
          </table:table-cell>
          <table:table-cell office:value-type="float" office:value="0.404940923737916" calcext:value-type="float">
            <text:p>0.404940923737916</text:p>
          </table:table-cell>
          <table:table-cell office:value-type="float" office:value="0.449897750511247" calcext:value-type="float">
            <text:p>0.449897750511247</text:p>
          </table:table-cell>
          <table:table-cell office:value-type="float" office:value="0.568324757004002" calcext:value-type="float">
            <text:p>0.568324757004002</text:p>
          </table:table-cell>
          <table:table-cell office:value-type="float" office:value="0.563318777292576" calcext:value-type="float">
            <text:p>0.563318777292576</text:p>
          </table:table-cell>
          <table:table-cell office:value-type="float" office:value="0.626764539808018" calcext:value-type="float">
            <text:p>0.626764539808018</text:p>
          </table:table-cell>
          <table:table-cell office:value-type="float" office:value="0.571428571428571" calcext:value-type="float">
            <text:p>0.571428571428571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420600858369099" calcext:value-type="float">
            <text:p>0.420600858369099</text:p>
          </table:table-cell>
          <table:table-cell office:value-type="float" office:value="0.522105263157895" calcext:value-type="float">
            <text:p>0.522105263157895</text:p>
          </table:table-cell>
          <table:table-cell office:value-type="float" office:value="0.304498269896194" calcext:value-type="float">
            <text:p>0.304498269896194</text:p>
          </table:table-cell>
          <table:table-cell office:value-type="float" office:value="0.313653136531365" calcext:value-type="float">
            <text:p>0.313653136531365</text:p>
          </table:table-cell>
          <table:table-cell office:value-type="float" office:value="0.403640256959315" calcext:value-type="float">
            <text:p>0.403640256959315</text:p>
          </table:table-cell>
          <table:table-cell office:value-type="float" office:value="0.444897959183674" calcext:value-type="float">
            <text:p>0.444897959183674</text:p>
          </table:table-cell>
          <table:table-cell office:value-type="float" office:value="0.550289017341041" calcext:value-type="float">
            <text:p>0.550289017341041</text:p>
          </table:table-cell>
          <table:table-cell office:value-type="float" office:value="0.599562363238512" calcext:value-type="float">
            <text:p>0.599562363238512</text:p>
          </table:table-cell>
          <table:table-cell office:value-type="float" office:value="0.626067159931702" calcext:value-type="float">
            <text:p>0.626067159931702</text:p>
          </table:table-cell>
          <table:table-cell office:value-type="float" office:value="0.595185995623632" calcext:value-type="float">
            <text:p>0.59518599562363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427876823338736" calcext:value-type="float">
            <text:p>0.427876823338736</text:p>
          </table:table-cell>
          <table:table-cell office:value-type="float" office:value="0.506276150627615" calcext:value-type="float">
            <text:p>0.506276150627615</text:p>
          </table:table-cell>
          <table:table-cell office:value-type="float" office:value="0.290227048371175" calcext:value-type="float">
            <text:p>0.290227048371175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0.406670252824099" calcext:value-type="float">
            <text:p>0.406670252824099</text:p>
          </table:table-cell>
          <table:table-cell office:value-type="float" office:value="0.466257668711656" calcext:value-type="float">
            <text:p>0.466257668711656</text:p>
          </table:table-cell>
          <table:table-cell office:value-type="float" office:value="0.543768115942029" calcext:value-type="float">
            <text:p>0.543768115942029</text:p>
          </table:table-cell>
          <table:table-cell office:value-type="float" office:value="0.577680525164114" calcext:value-type="float">
            <text:p>0.577680525164114</text:p>
          </table:table-cell>
          <table:table-cell office:value-type="float" office:value="0.621281464530892" calcext:value-type="float">
            <text:p>0.621281464530892</text:p>
          </table:table-cell>
          <table:table-cell office:value-type="float" office:value="0.610989010989011" calcext:value-type="float">
            <text:p>0.61098901098901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423719676549865" calcext:value-type="float">
            <text:p>0.423719676549865</text:p>
          </table:table-cell>
          <table:table-cell office:value-type="float" office:value="0.50314465408805" calcext:value-type="float">
            <text:p>0.50314465408805</text:p>
          </table:table-cell>
          <table:table-cell office:value-type="float" office:value="0.300492610837438" calcext:value-type="float">
            <text:p>0.300492610837438</text:p>
          </table:table-cell>
          <table:table-cell office:value-type="float" office:value="0.294776119402985" calcext:value-type="float">
            <text:p>0.294776119402985</text:p>
          </table:table-cell>
          <table:table-cell office:value-type="float" office:value="0.40948275862069" calcext:value-type="float">
            <text:p>0.40948275862069</text:p>
          </table:table-cell>
          <table:table-cell office:value-type="float" office:value="0.457142857142857" calcext:value-type="float">
            <text:p>0.457142857142857</text:p>
          </table:table-cell>
          <table:table-cell office:value-type="float" office:value="0.536983110075713" calcext:value-type="float">
            <text:p>0.536983110075713</text:p>
          </table:table-cell>
          <table:table-cell office:value-type="float" office:value="0.577092511013216" calcext:value-type="float">
            <text:p>0.577092511013216</text:p>
          </table:table-cell>
          <table:table-cell office:value-type="float" office:value="0.606199770378875" calcext:value-type="float">
            <text:p>0.606199770378875</text:p>
          </table:table-cell>
          <table:table-cell office:value-type="float" office:value="0.556291390728477" calcext:value-type="float">
            <text:p>0.55629139072847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3440391943386" calcext:value-type="float">
            <text:p>0.43440391943386</text:p>
          </table:table-cell>
          <table:table-cell office:value-type="float" office:value="0.525" calcext:value-type="float">
            <text:p>0.525</text:p>
          </table:table-cell>
          <table:table-cell office:value-type="float" office:value="0.295823095823096" calcext:value-type="float">
            <text:p>0.295823095823096</text:p>
          </table:table-cell>
          <table:table-cell office:value-type="float" office:value="0.288354898336414" calcext:value-type="float">
            <text:p>0.288354898336414</text:p>
          </table:table-cell>
          <table:table-cell office:value-type="float" office:value="0.40064620355412" calcext:value-type="float">
            <text:p>0.40064620355412</text:p>
          </table:table-cell>
          <table:table-cell office:value-type="float" office:value="0.482474226804124" calcext:value-type="float">
            <text:p>0.482474226804124</text:p>
          </table:table-cell>
          <table:table-cell office:value-type="float" office:value="0.537383177570093" calcext:value-type="float">
            <text:p>0.537383177570093</text:p>
          </table:table-cell>
          <table:table-cell office:value-type="float" office:value="0.577092511013216" calcext:value-type="float">
            <text:p>0.577092511013216</text:p>
          </table:table-cell>
          <table:table-cell office:value-type="float" office:value="0.600808781051415" calcext:value-type="float">
            <text:p>0.600808781051415</text:p>
          </table:table-cell>
          <table:table-cell office:value-type="float" office:value="0.564444444444445" calcext:value-type="float">
            <text:p>0.56444444444444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437670114316821" calcext:value-type="float">
            <text:p>0.437670114316821</text:p>
          </table:table-cell>
          <table:table-cell office:value-type="float" office:value="0.527426160337553" calcext:value-type="float">
            <text:p>0.527426160337553</text:p>
          </table:table-cell>
          <table:table-cell office:value-type="float" office:value="0.281786941580756" calcext:value-type="float">
            <text:p>0.281786941580756</text:p>
          </table:table-cell>
          <table:table-cell office:value-type="float" office:value="0.299270072992701" calcext:value-type="float">
            <text:p>0.299270072992701</text:p>
          </table:table-cell>
          <table:table-cell office:value-type="float" office:value="0.425945945945946" calcext:value-type="float">
            <text:p>0.425945945945946</text:p>
          </table:table-cell>
          <table:table-cell office:value-type="float" office:value="0.467908902691511" calcext:value-type="float">
            <text:p>0.467908902691511</text:p>
          </table:table-cell>
          <table:table-cell office:value-type="float" office:value="0.531852717708942" calcext:value-type="float">
            <text:p>0.531852717708942</text:p>
          </table:table-cell>
          <table:table-cell office:value-type="float" office:value="0.536585365853659" calcext:value-type="float">
            <text:p>0.536585365853659</text:p>
          </table:table-cell>
          <table:table-cell office:value-type="float" office:value="0.598843930635838" calcext:value-type="float">
            <text:p>0.598843930635838</text:p>
          </table:table-cell>
          <table:table-cell office:value-type="float" office:value="0.544642857142857" calcext:value-type="float">
            <text:p>0.54464285714285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439847577572129" calcext:value-type="float">
            <text:p>0.439847577572129</text:p>
          </table:table-cell>
          <table:table-cell office:value-type="float" office:value="0.511530398322851" calcext:value-type="float">
            <text:p>0.511530398322851</text:p>
          </table:table-cell>
          <table:table-cell office:value-type="float" office:value="0.296368989205103" calcext:value-type="float">
            <text:p>0.296368989205103</text:p>
          </table:table-cell>
          <table:table-cell office:value-type="float" office:value="0.287822878228782" calcext:value-type="float">
            <text:p>0.287822878228782</text:p>
          </table:table-cell>
          <table:table-cell office:value-type="float" office:value="0.393760086067778" calcext:value-type="float">
            <text:p>0.393760086067778</text:p>
          </table:table-cell>
          <table:table-cell office:value-type="float" office:value="0.465979381443299" calcext:value-type="float">
            <text:p>0.465979381443299</text:p>
          </table:table-cell>
          <table:table-cell office:value-type="float" office:value="0.52168815943728" calcext:value-type="float">
            <text:p>0.52168815943728</text:p>
          </table:table-cell>
          <table:table-cell office:value-type="float" office:value="0.526785714285714" calcext:value-type="float">
            <text:p>0.526785714285714</text:p>
          </table:table-cell>
          <table:table-cell office:value-type="float" office:value="0.584883720930233" calcext:value-type="float">
            <text:p>0.584883720930233</text:p>
          </table:table-cell>
          <table:table-cell office:value-type="float" office:value="0.565701559020045" calcext:value-type="float">
            <text:p>0.56570155902004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428807036833425" calcext:value-type="float">
            <text:p>0.428807036833425</text:p>
          </table:table-cell>
          <table:table-cell office:value-type="float" office:value="0.517894736842105" calcext:value-type="float">
            <text:p>0.517894736842105</text:p>
          </table:table-cell>
          <table:table-cell office:value-type="float" office:value="0.293307086614173" calcext:value-type="float">
            <text:p>0.293307086614173</text:p>
          </table:table-cell>
          <table:table-cell office:value-type="float" office:value="0.282003710575139" calcext:value-type="float">
            <text:p>0.282003710575139</text:p>
          </table:table-cell>
          <table:table-cell office:value-type="float" office:value="0.407307898979044" calcext:value-type="float">
            <text:p>0.407307898979044</text:p>
          </table:table-cell>
          <table:table-cell office:value-type="float" office:value="0.475206611570248" calcext:value-type="float">
            <text:p>0.475206611570248</text:p>
          </table:table-cell>
          <table:table-cell office:value-type="float" office:value="0.506760728982951" calcext:value-type="float">
            <text:p>0.506760728982951</text:p>
          </table:table-cell>
          <table:table-cell office:value-type="float" office:value="0.535714285714286" calcext:value-type="float">
            <text:p>0.535714285714286</text:p>
          </table:table-cell>
          <table:table-cell office:value-type="float" office:value="0.573933372296902" calcext:value-type="float">
            <text:p>0.573933372296902</text:p>
          </table:table-cell>
          <table:table-cell office:value-type="float" office:value="0.527964205816555" calcext:value-type="float">
            <text:p>0.52796420581655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9536167863059" calcext:value-type="float">
            <text:p>0.439536167863059</text:p>
          </table:table-cell>
          <table:table-cell office:value-type="float" office:value="0.52991452991453" calcext:value-type="float">
            <text:p>0.52991452991453</text:p>
          </table:table-cell>
          <table:table-cell office:value-type="float" office:value="0.29064039408867" calcext:value-type="float">
            <text:p>0.29064039408867</text:p>
          </table:table-cell>
          <table:table-cell office:value-type="float" office:value="0.299625468164794" calcext:value-type="float">
            <text:p>0.299625468164794</text:p>
          </table:table-cell>
          <table:table-cell office:value-type="float" office:value="0.408519934462043" calcext:value-type="float">
            <text:p>0.408519934462043</text:p>
          </table:table-cell>
          <table:table-cell office:value-type="float" office:value="0.465979381443299" calcext:value-type="float">
            <text:p>0.465979381443299</text:p>
          </table:table-cell>
          <table:table-cell office:value-type="float" office:value="0.502654867256637" calcext:value-type="float">
            <text:p>0.502654867256637</text:p>
          </table:table-cell>
          <table:table-cell office:value-type="float" office:value="0.507865168539326" calcext:value-type="float">
            <text:p>0.507865168539326</text:p>
          </table:table-cell>
          <table:table-cell office:value-type="float" office:value="0.560046865846514" calcext:value-type="float">
            <text:p>0.560046865846514</text:p>
          </table:table-cell>
          <table:table-cell office:value-type="float" office:value="0.532438478747203" calcext:value-type="float">
            <text:p>0.532438478747203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440771349862259" calcext:value-type="float">
            <text:p>0.440771349862259</text:p>
          </table:table-cell>
          <table:table-cell office:value-type="float" office:value="0.540425531914894" calcext:value-type="float">
            <text:p>0.540425531914894</text:p>
          </table:table-cell>
          <table:table-cell office:value-type="float" office:value="0.29593336599706" calcext:value-type="float">
            <text:p>0.29593336599706</text:p>
          </table:table-cell>
          <table:table-cell office:value-type="float" office:value="0.303703703703704" calcext:value-type="float">
            <text:p>0.303703703703704</text:p>
          </table:table-cell>
          <table:table-cell office:value-type="float" office:value="0.391965255157438" calcext:value-type="float">
            <text:p>0.391965255157438</text:p>
          </table:table-cell>
          <table:table-cell office:value-type="float" office:value="0.492813141683778" calcext:value-type="float">
            <text:p>0.492813141683778</text:p>
          </table:table-cell>
          <table:table-cell office:value-type="float" office:value="0.494075829383886" calcext:value-type="float">
            <text:p>0.494075829383886</text:p>
          </table:table-cell>
          <table:table-cell office:value-type="float" office:value="0.475113122171946" calcext:value-type="float">
            <text:p>0.475113122171946</text:p>
          </table:table-cell>
          <table:table-cell office:value-type="float" office:value="0.557184750733138" calcext:value-type="float">
            <text:p>0.557184750733138</text:p>
          </table:table-cell>
          <table:table-cell office:value-type="float" office:value="0.506787330316742" calcext:value-type="float">
            <text:p>0.50678733031674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443463872035301" calcext:value-type="float">
            <text:p>0.443463872035301</text:p>
          </table:table-cell>
          <table:table-cell office:value-type="float" office:value="0.530785562632696" calcext:value-type="float">
            <text:p>0.530785562632696</text:p>
          </table:table-cell>
          <table:table-cell office:value-type="float" office:value="0.295566502463054" calcext:value-type="float">
            <text:p>0.295566502463054</text:p>
          </table:table-cell>
          <table:table-cell office:value-type="float" office:value="0.290441176470588" calcext:value-type="float">
            <text:p>0.290441176470588</text:p>
          </table:table-cell>
          <table:table-cell office:value-type="float" office:value="0.399780941949617" calcext:value-type="float">
            <text:p>0.399780941949617</text:p>
          </table:table-cell>
          <table:table-cell office:value-type="float" office:value="0.478991596638656" calcext:value-type="float">
            <text:p>0.478991596638656</text:p>
          </table:table-cell>
          <table:table-cell office:value-type="float" office:value="0.492890995260663" calcext:value-type="float">
            <text:p>0.492890995260663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544385655496767" calcext:value-type="float">
            <text:p>0.544385655496767</text:p>
          </table:table-cell>
          <table:table-cell office:value-type="float" office:value="0.494331065759637" calcext:value-type="float">
            <text:p>0.49433106575963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453229398663697" calcext:value-type="float">
            <text:p>0.453229398663697</text:p>
          </table:table-cell>
          <table:table-cell office:value-type="float" office:value="0.514893617021277" calcext:value-type="float">
            <text:p>0.514893617021277</text:p>
          </table:table-cell>
          <table:table-cell office:value-type="float" office:value="0.292466765140325" calcext:value-type="float">
            <text:p>0.292466765140325</text:p>
          </table:table-cell>
          <table:table-cell office:value-type="float" office:value="0.293577981651376" calcext:value-type="float">
            <text:p>0.293577981651376</text:p>
          </table:table-cell>
          <table:table-cell office:value-type="float" office:value="0.415798134942403" calcext:value-type="float">
            <text:p>0.415798134942403</text:p>
          </table:table-cell>
          <table:table-cell office:value-type="float" office:value="0.462809917355372" calcext:value-type="float">
            <text:p>0.462809917355372</text:p>
          </table:table-cell>
          <table:table-cell office:value-type="float" office:value="0.478054567022539" calcext:value-type="float">
            <text:p>0.478054567022539</text:p>
          </table:table-cell>
          <table:table-cell office:value-type="float" office:value="0.4337899543379" calcext:value-type="float">
            <text:p>0.4337899543379</text:p>
          </table:table-cell>
          <table:table-cell office:value-type="float" office:value="0.55026455026455" calcext:value-type="float">
            <text:p>0.55026455026455</text:p>
          </table:table-cell>
          <table:table-cell office:value-type="float" office:value="0.485260770975057" calcext:value-type="float">
            <text:p>0.48526077097505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456824512534819" calcext:value-type="float">
            <text:p>0.456824512534819</text:p>
          </table:table-cell>
          <table:table-cell office:value-type="float" office:value="0.5" calcext:value-type="float">
            <text:p>0.5</text:p>
          </table:table-cell>
          <table:table-cell office:value-type="float" office:value="0.29553264604811" calcext:value-type="float">
            <text:p>0.29553264604811</text:p>
          </table:table-cell>
          <table:table-cell office:value-type="float" office:value="0.299445471349353" calcext:value-type="float">
            <text:p>0.299445471349353</text:p>
          </table:table-cell>
          <table:table-cell office:value-type="float" office:value="0.424342105263158" calcext:value-type="float">
            <text:p>0.424342105263158</text:p>
          </table:table-cell>
          <table:table-cell office:value-type="float" office:value="0.447638603696099" calcext:value-type="float">
            <text:p>0.447638603696099</text:p>
          </table:table-cell>
          <table:table-cell office:value-type="float" office:value="0.491394658753709" calcext:value-type="float">
            <text:p>0.491394658753709</text:p>
          </table:table-cell>
          <table:table-cell office:value-type="float" office:value="0.434782608695652" calcext:value-type="float">
            <text:p>0.434782608695652</text:p>
          </table:table-cell>
          <table:table-cell office:value-type="float" office:value="0.524822695035461" calcext:value-type="float">
            <text:p>0.524822695035461</text:p>
          </table:table-cell>
          <table:table-cell office:value-type="float" office:value="0.443935926773455" calcext:value-type="float">
            <text:p>0.44393592677345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462828395751817" calcext:value-type="float">
            <text:p>0.462828395751817</text:p>
          </table:table-cell>
          <table:table-cell office:value-type="float" office:value="0.521186440677966" calcext:value-type="float">
            <text:p>0.521186440677966</text:p>
          </table:table-cell>
          <table:table-cell office:value-type="float" office:value="0.297204512015694" calcext:value-type="float">
            <text:p>0.297204512015694</text:p>
          </table:table-cell>
          <table:table-cell office:value-type="float" office:value="0.297397769516729" calcext:value-type="float">
            <text:p>0.297397769516729</text:p>
          </table:table-cell>
          <table:table-cell office:value-type="float" office:value="0.40989010989011" calcext:value-type="float">
            <text:p>0.40989010989011</text:p>
          </table:table-cell>
          <table:table-cell office:value-type="float" office:value="0.482474226804124" calcext:value-type="float">
            <text:p>0.482474226804124</text:p>
          </table:table-cell>
          <table:table-cell office:value-type="float" office:value="0.468489892984542" calcext:value-type="float">
            <text:p>0.468489892984542</text:p>
          </table:table-cell>
          <table:table-cell office:value-type="float" office:value="0.424657534246575" calcext:value-type="float">
            <text:p>0.424657534246575</text:p>
          </table:table-cell>
          <table:table-cell office:value-type="float" office:value="0.51685393258427" calcext:value-type="float">
            <text:p>0.51685393258427</text:p>
          </table:table-cell>
          <table:table-cell office:value-type="float" office:value="0.439359267734554" calcext:value-type="float">
            <text:p>0.439359267734554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64385866517106" calcext:value-type="float">
            <text:p>0.464385866517106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29513034923758" calcext:value-type="float">
            <text:p>0.29513034923758</text:p>
          </table:table-cell>
          <table:table-cell office:value-type="float" office:value="0.289908256880734" calcext:value-type="float">
            <text:p>0.289908256880734</text:p>
          </table:table-cell>
          <table:table-cell office:value-type="float" office:value="0.418630136986301" calcext:value-type="float">
            <text:p>0.418630136986301</text:p>
          </table:table-cell>
          <table:table-cell office:value-type="float" office:value="0.481327800829876" calcext:value-type="float">
            <text:p>0.481327800829876</text:p>
          </table:table-cell>
          <table:table-cell office:value-type="float" office:value="0.463371054198928" calcext:value-type="float">
            <text:p>0.463371054198928</text:p>
          </table:table-cell>
          <table:table-cell office:value-type="float" office:value="0.425629290617849" calcext:value-type="float">
            <text:p>0.425629290617849</text:p>
          </table:table-cell>
          <table:table-cell office:value-type="float" office:value="0.511848341232228" calcext:value-type="float">
            <text:p>0.511848341232228</text:p>
          </table:table-cell>
          <table:table-cell office:value-type="float" office:value="0.422018348623853" calcext:value-type="float">
            <text:p>0.422018348623853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448660714285714" calcext:value-type="float">
            <text:p>0.448660714285714</text:p>
          </table:table-cell>
          <table:table-cell office:value-type="float" office:value="0.508474576271187" calcext:value-type="float">
            <text:p>0.508474576271187</text:p>
          </table:table-cell>
          <table:table-cell office:value-type="float" office:value="0.287968441814596" calcext:value-type="float">
            <text:p>0.287968441814596</text:p>
          </table:table-cell>
          <table:table-cell office:value-type="float" office:value="0.296846011131725" calcext:value-type="float">
            <text:p>0.296846011131725</text:p>
          </table:table-cell>
          <table:table-cell office:value-type="float" office:value="0.417861080485116" calcext:value-type="float">
            <text:p>0.417861080485116</text:p>
          </table:table-cell>
          <table:table-cell office:value-type="float" office:value="0.474012474012474" calcext:value-type="float">
            <text:p>0.474012474012474</text:p>
          </table:table-cell>
          <table:table-cell office:value-type="float" office:value="0.451073985680191" calcext:value-type="float">
            <text:p>0.451073985680191</text:p>
          </table:table-cell>
          <table:table-cell office:value-type="float" office:value="0.425629290617849" calcext:value-type="float">
            <text:p>0.425629290617849</text:p>
          </table:table-cell>
          <table:table-cell office:value-type="float" office:value="0.515097690941385" calcext:value-type="float">
            <text:p>0.515097690941385</text:p>
          </table:table-cell>
          <table:table-cell office:value-type="float" office:value="0.422018348623853" calcext:value-type="float">
            <text:p>0.422018348623853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45612073784237" calcext:value-type="float">
            <text:p>0.45612073784237</text:p>
          </table:table-cell>
          <table:table-cell office:value-type="float" office:value="0.525641025641026" calcext:value-type="float">
            <text:p>0.525641025641026</text:p>
          </table:table-cell>
          <table:table-cell office:value-type="float" office:value="0.302702702702703" calcext:value-type="float">
            <text:p>0.302702702702703</text:p>
          </table:table-cell>
          <table:table-cell office:value-type="float" office:value="0.305709023941068" calcext:value-type="float">
            <text:p>0.305709023941068</text:p>
          </table:table-cell>
          <table:table-cell office:value-type="float" office:value="0.429752066115703" calcext:value-type="float">
            <text:p>0.429752066115703</text:p>
          </table:table-cell>
          <table:table-cell office:value-type="float" office:value="0.477178423236514" calcext:value-type="float">
            <text:p>0.477178423236514</text:p>
          </table:table-cell>
          <table:table-cell office:value-type="float" office:value="0.450805008944544" calcext:value-type="float">
            <text:p>0.450805008944544</text:p>
          </table:table-cell>
          <table:table-cell office:value-type="float" office:value="0.404597701149425" calcext:value-type="float">
            <text:p>0.404597701149425</text:p>
          </table:table-cell>
          <table:table-cell office:value-type="float" office:value="0.535460992907801" calcext:value-type="float">
            <text:p>0.535460992907801</text:p>
          </table:table-cell>
          <table:table-cell office:value-type="float" office:value="0.404597701149425" calcext:value-type="float">
            <text:p>0.4045977011494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453273642977057" calcext:value-type="float">
            <text:p>0.453273642977057</text:p>
          </table:table-cell>
          <table:table-cell office:value-type="float" office:value="0.523404255319149" calcext:value-type="float">
            <text:p>0.523404255319149</text:p>
          </table:table-cell>
          <table:table-cell office:value-type="float" office:value="0.29593336599706" calcext:value-type="float">
            <text:p>0.29593336599706</text:p>
          </table:table-cell>
          <table:table-cell office:value-type="float" office:value="0.314814814814815" calcext:value-type="float">
            <text:p>0.314814814814815</text:p>
          </table:table-cell>
          <table:table-cell office:value-type="float" office:value="0.41767955801105" calcext:value-type="float">
            <text:p>0.41767955801105</text:p>
          </table:table-cell>
          <table:table-cell office:value-type="float" office:value="0.477178423236514" calcext:value-type="float">
            <text:p>0.477178423236514</text:p>
          </table:table-cell>
          <table:table-cell office:value-type="float" office:value="0.429425837320574" calcext:value-type="float">
            <text:p>0.429425837320574</text:p>
          </table:table-cell>
          <table:table-cell office:value-type="float" office:value="0.4" calcext:value-type="float">
            <text:p>0.4</text:p>
          </table:table-cell>
          <table:table-cell office:value-type="float" office:value="0.504151838671412" calcext:value-type="float">
            <text:p>0.504151838671412</text:p>
          </table:table-cell>
          <table:table-cell office:value-type="float" office:value="0.443935926773455" calcext:value-type="float">
            <text:p>0.44393592677345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9627329192547" calcext:value-type="float">
            <text:p>0.459627329192547</text:p>
          </table:table-cell>
          <table:table-cell office:value-type="float" office:value="0.52991452991453" calcext:value-type="float">
            <text:p>0.52991452991453</text:p>
          </table:table-cell>
          <table:table-cell office:value-type="float" office:value="0.297496318114875" calcext:value-type="float">
            <text:p>0.297496318114875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419016030956329" calcext:value-type="float">
            <text:p>0.419016030956329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417964071856287" calcext:value-type="float">
            <text:p>0.417964071856287</text:p>
          </table:table-cell>
          <table:table-cell office:value-type="float" office:value="0.41743119266055" calcext:value-type="float">
            <text:p>0.41743119266055</text:p>
          </table:table-cell>
          <table:table-cell office:value-type="float" office:value="0.507992895204263" calcext:value-type="float">
            <text:p>0.507992895204263</text:p>
          </table:table-cell>
          <table:table-cell office:value-type="float" office:value="0.404597701149425" calcext:value-type="float">
            <text:p>0.4045977011494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5772266065389" calcext:value-type="float">
            <text:p>0.45772266065389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.296660117878193" calcext:value-type="float">
            <text:p>0.296660117878193</text:p>
          </table:table-cell>
          <table:table-cell office:value-type="float" office:value="0.305709023941068" calcext:value-type="float">
            <text:p>0.305709023941068</text:p>
          </table:table-cell>
          <table:table-cell office:value-type="float" office:value="0.433721575152524" calcext:value-type="float">
            <text:p>0.433721575152524</text:p>
          </table:table-cell>
          <table:table-cell office:value-type="float" office:value="0.495833333333333" calcext:value-type="float">
            <text:p>0.495833333333333</text:p>
          </table:table-cell>
          <table:table-cell office:value-type="float" office:value="0.420359281437126" calcext:value-type="float">
            <text:p>0.420359281437126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488703923900119" calcext:value-type="float">
            <text:p>0.488703923900119</text:p>
          </table:table-cell>
          <table:table-cell office:value-type="float" office:value="0.404597701149425" calcext:value-type="float">
            <text:p>0.4045977011494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462061155152888" calcext:value-type="float">
            <text:p>0.462061155152888</text:p>
          </table:table-cell>
          <table:table-cell office:value-type="float" office:value="0.538793103448276" calcext:value-type="float">
            <text:p>0.538793103448276</text:p>
          </table:table-cell>
          <table:table-cell office:value-type="float" office:value="0.297390448055145" calcext:value-type="float">
            <text:p>0.297390448055145</text:p>
          </table:table-cell>
          <table:table-cell office:value-type="float" office:value="0.294776119402985" calcext:value-type="float">
            <text:p>0.294776119402985</text:p>
          </table:table-cell>
          <table:table-cell office:value-type="float" office:value="0.411504424778761" calcext:value-type="float">
            <text:p>0.411504424778761</text:p>
          </table:table-cell>
          <table:table-cell office:value-type="float" office:value="0.495798319327731" calcext:value-type="float">
            <text:p>0.495798319327731</text:p>
          </table:table-cell>
          <table:table-cell office:value-type="float" office:value="0.414619532654284" calcext:value-type="float">
            <text:p>0.414619532654284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491978609625668" calcext:value-type="float">
            <text:p>0.491978609625668</text:p>
          </table:table-cell>
          <table:table-cell office:value-type="float" office:value="0.404597701149425" calcext:value-type="float">
            <text:p>0.4045977011494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456239412761152" calcext:value-type="float">
            <text:p>0.456239412761152</text:p>
          </table:table-cell>
          <table:table-cell office:value-type="float" office:value="0.53448275862069" calcext:value-type="float">
            <text:p>0.53448275862069</text:p>
          </table:table-cell>
          <table:table-cell office:value-type="float" office:value="0.293137254901961" calcext:value-type="float">
            <text:p>0.293137254901961</text:p>
          </table:table-cell>
          <table:table-cell office:value-type="float" office:value="0.299625468164794" calcext:value-type="float">
            <text:p>0.299625468164794</text:p>
          </table:table-cell>
          <table:table-cell office:value-type="float" office:value="0.432222222222222" calcext:value-type="float">
            <text:p>0.432222222222222</text:p>
          </table:table-cell>
          <table:table-cell office:value-type="float" office:value="0.475789473684211" calcext:value-type="float">
            <text:p>0.475789473684211</text:p>
          </table:table-cell>
          <table:table-cell office:value-type="float" office:value="0.404319136172765" calcext:value-type="float">
            <text:p>0.404319136172765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492271105826397" calcext:value-type="float">
            <text:p>0.492271105826397</text:p>
          </table:table-cell>
          <table:table-cell office:value-type="float" office:value="0.404597701149425" calcext:value-type="float">
            <text:p>0.4045977011494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445316881660123" calcext:value-type="float">
            <text:p>0.445316881660123</text:p>
          </table:table-cell>
          <table:table-cell office:value-type="float" office:value="0.531317494600432" calcext:value-type="float">
            <text:p>0.531317494600432</text:p>
          </table:table-cell>
          <table:table-cell office:value-type="float" office:value="0.293973542381186" calcext:value-type="float">
            <text:p>0.293973542381186</text:p>
          </table:table-cell>
          <table:table-cell office:value-type="float" office:value="0.325842696629213" calcext:value-type="float">
            <text:p>0.325842696629213</text:p>
          </table:table-cell>
          <table:table-cell office:value-type="float" office:value="0.436768802228412" calcext:value-type="float">
            <text:p>0.436768802228412</text:p>
          </table:table-cell>
          <table:table-cell office:value-type="float" office:value="0.471816283924843" calcext:value-type="float">
            <text:p>0.471816283924843</text:p>
          </table:table-cell>
          <table:table-cell office:value-type="float" office:value="0.404319136172765" calcext:value-type="float">
            <text:p>0.404319136172765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474091721262656" calcext:value-type="float">
            <text:p>0.474091721262656</text:p>
          </table:table-cell>
          <table:table-cell office:value-type="float" office:value="0.404597701149425" calcext:value-type="float">
            <text:p>0.4045977011494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67194570135747" calcext:value-type="float">
            <text:p>0.467194570135747</text:p>
          </table:table-cell>
          <table:table-cell office:value-type="float" office:value="0.509635974304068" calcext:value-type="float">
            <text:p>0.509635974304068</text:p>
          </table:table-cell>
          <table:table-cell office:value-type="float" office:value="0.304752572268496" calcext:value-type="float">
            <text:p>0.304752572268496</text:p>
          </table:table-cell>
          <table:table-cell office:value-type="float" office:value="0.284658040665434" calcext:value-type="float">
            <text:p>0.284658040665434</text:p>
          </table:table-cell>
          <table:table-cell office:value-type="float" office:value="0.417314095449501" calcext:value-type="float">
            <text:p>0.417314095449501</text:p>
          </table:table-cell>
          <table:table-cell office:value-type="float" office:value="0.528784648187633" calcext:value-type="float">
            <text:p>0.528784648187633</text:p>
          </table:table-cell>
          <table:table-cell office:value-type="float" office:value="0.385817307692308" calcext:value-type="float">
            <text:p>0.385817307692308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467222884386174" calcext:value-type="float">
            <text:p>0.467222884386174</text:p>
          </table:table-cell>
          <table:table-cell office:value-type="float" office:value="0.404597701149425" calcext:value-type="float">
            <text:p>0.4045977011494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462762933484935" calcext:value-type="float">
            <text:p>0.462762933484935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303448275862069" calcext:value-type="float">
            <text:p>0.303448275862069</text:p>
          </table:table-cell>
          <table:table-cell office:value-type="float" office:value="0.285185185185185" calcext:value-type="float">
            <text:p>0.285185185185185</text:p>
          </table:table-cell>
          <table:table-cell office:value-type="float" office:value="0.437604924454393" calcext:value-type="float">
            <text:p>0.437604924454393</text:p>
          </table:table-cell>
          <table:table-cell office:value-type="float" office:value="0.476987447698745" calcext:value-type="float">
            <text:p>0.476987447698745</text:p>
          </table:table-cell>
          <table:table-cell office:value-type="float" office:value="0.393993993993994" calcext:value-type="float">
            <text:p>0.393993993993994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404597701149425" calcext:value-type="float">
            <text:p>0.4045977011494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466515323496027" calcext:value-type="float">
            <text:p>0.466515323496027</text:p>
          </table:table-cell>
          <table:table-cell office:value-type="float" office:value="0.523605150214592" calcext:value-type="float">
            <text:p>0.523605150214592</text:p>
          </table:table-cell>
          <table:table-cell office:value-type="float" office:value="0.295308641975309" calcext:value-type="float">
            <text:p>0.295308641975309</text:p>
          </table:table-cell>
          <table:table-cell office:value-type="float" office:value="0.304587155963303" calcext:value-type="float">
            <text:p>0.304587155963303</text:p>
          </table:table-cell>
          <table:table-cell office:value-type="float" office:value="0.447811447811448" calcext:value-type="float">
            <text:p>0.447811447811448</text:p>
          </table:table-cell>
          <table:table-cell office:value-type="float" office:value="0.501043841336117" calcext:value-type="float">
            <text:p>0.501043841336117</text:p>
          </table:table-cell>
          <table:table-cell office:value-type="float" office:value="0.385817307692308" calcext:value-type="float">
            <text:p>0.385817307692308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440860215053763" calcext:value-type="float">
            <text:p>0.440860215053763</text:p>
          </table:table-cell>
          <table:table-cell office:value-type="float" office:value="0.404597701149425" calcext:value-type="float">
            <text:p>0.404597701149425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446083995459705" calcext:value-type="float">
            <text:p>0.446083995459705</text:p>
          </table:table-cell>
          <table:table-cell office:value-type="float" office:value="0.51948051948052" calcext:value-type="float">
            <text:p>0.51948051948052</text:p>
          </table:table-cell>
          <table:table-cell office:value-type="float" office:value="0.289085545722714" calcext:value-type="float">
            <text:p>0.289085545722714</text:p>
          </table:table-cell>
          <table:table-cell office:value-type="float" office:value="0.301115241635688" calcext:value-type="float">
            <text:p>0.301115241635688</text:p>
          </table:table-cell>
          <table:table-cell office:value-type="float" office:value="0.433277498604132" calcext:value-type="float">
            <text:p>0.433277498604132</text:p>
          </table:table-cell>
          <table:table-cell office:value-type="float" office:value="0.51271186440678" calcext:value-type="float">
            <text:p>0.51271186440678</text:p>
          </table:table-cell>
          <table:table-cell office:value-type="float" office:value="0.385817307692308" calcext:value-type="float">
            <text:p>0.385817307692308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436602870813397" calcext:value-type="float">
            <text:p>0.436602870813397</text:p>
          </table:table-cell>
          <table:table-cell office:value-type="float" office:value="0.404597701149425" calcext:value-type="float">
            <text:p>0.404597701149425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461801596351197" calcext:value-type="float">
            <text:p>0.461801596351197</text:p>
          </table:table-cell>
          <table:table-cell office:value-type="float" office:value="0.547826086956522" calcext:value-type="float">
            <text:p>0.547826086956522</text:p>
          </table:table-cell>
          <table:table-cell office:value-type="float" office:value="0.300980392156863" calcext:value-type="float">
            <text:p>0.300980392156863</text:p>
          </table:table-cell>
          <table:table-cell office:value-type="float" office:value="0.30939226519337" calcext:value-type="float">
            <text:p>0.30939226519337</text:p>
          </table:table-cell>
          <table:table-cell office:value-type="float" office:value="0.43249299719888" calcext:value-type="float">
            <text:p>0.43249299719888</text:p>
          </table:table-cell>
          <table:table-cell office:value-type="float" office:value="0.50210970464135" calcext:value-type="float">
            <text:p>0.50210970464135</text:p>
          </table:table-cell>
          <table:table-cell office:value-type="float" office:value="0.385817307692308" calcext:value-type="float">
            <text:p>0.385817307692308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413669064748201" calcext:value-type="float">
            <text:p>0.413669064748201</text:p>
          </table:table-cell>
          <table:table-cell office:value-type="float" office:value="0.404597701149425" calcext:value-type="float">
            <text:p>0.40459770114942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8997722095672" calcext:value-type="float">
            <text:p>0.458997722095672</text:p>
          </table:table-cell>
          <table:table-cell office:value-type="float" office:value="0.524017467248908" calcext:value-type="float">
            <text:p>0.524017467248908</text:p>
          </table:table-cell>
          <table:table-cell office:value-type="float" office:value="0.298081652729956" calcext:value-type="float">
            <text:p>0.298081652729956</text:p>
          </table:table-cell>
          <table:table-cell office:value-type="float" office:value="0.306273062730627" calcext:value-type="float">
            <text:p>0.306273062730627</text:p>
          </table:table-cell>
          <table:table-cell office:value-type="float" office:value="0.429050279329609" calcext:value-type="float">
            <text:p>0.429050279329609</text:p>
          </table:table-cell>
          <table:table-cell office:value-type="float" office:value="0.475789473684211" calcext:value-type="float">
            <text:p>0.475789473684211</text:p>
          </table:table-cell>
          <table:table-cell office:value-type="float" office:value="0.385817307692308" calcext:value-type="float">
            <text:p>0.385817307692308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416067146282974" calcext:value-type="float">
            <text:p>0.416067146282974</text:p>
          </table:table-cell>
          <table:table-cell office:value-type="float" office:value="0.404597701149425" calcext:value-type="float">
            <text:p>0.404597701149425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74285714285714" calcext:value-type="float">
            <text:p>0.474285714285714</text:p>
          </table:table-cell>
          <table:table-cell office:value-type="float" office:value="0.552173913043478" calcext:value-type="float">
            <text:p>0.552173913043478</text:p>
          </table:table-cell>
          <table:table-cell office:value-type="float" office:value="0.297350343473994" calcext:value-type="float">
            <text:p>0.297350343473994</text:p>
          </table:table-cell>
          <table:table-cell office:value-type="float" office:value="0.296160877513711" calcext:value-type="float">
            <text:p>0.296160877513711</text:p>
          </table:table-cell>
          <table:table-cell office:value-type="float" office:value="0.432978126752664" calcext:value-type="float">
            <text:p>0.432978126752664</text:p>
          </table:table-cell>
          <table:table-cell office:value-type="float" office:value="0.473572938689218" calcext:value-type="float">
            <text:p>0.473572938689218</text:p>
          </table:table-cell>
          <table:table-cell office:value-type="float" office:value="0.377630787733013" calcext:value-type="float">
            <text:p>0.37763078773301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402160864345738" calcext:value-type="float">
            <text:p>0.402160864345738</text:p>
          </table:table-cell>
          <table:table-cell office:value-type="float" office:value="0.404597701149425" calcext:value-type="float">
            <text:p>0.404597701149425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480824270177447" calcext:value-type="float">
            <text:p>0.480824270177447</text:p>
          </table:table-cell>
          <table:table-cell office:value-type="float" office:value="0.526086956521739" calcext:value-type="float">
            <text:p>0.526086956521739</text:p>
          </table:table-cell>
          <table:table-cell office:value-type="float" office:value="0.29553264604811" calcext:value-type="float">
            <text:p>0.29553264604811</text:p>
          </table:table-cell>
          <table:table-cell office:value-type="float" office:value="0.287822878228782" calcext:value-type="float">
            <text:p>0.287822878228782</text:p>
          </table:table-cell>
          <table:table-cell office:value-type="float" office:value="0.432676056338028" calcext:value-type="float">
            <text:p>0.432676056338028</text:p>
          </table:table-cell>
          <table:table-cell office:value-type="float" office:value="0.510729613733906" calcext:value-type="float">
            <text:p>0.510729613733906</text:p>
          </table:table-cell>
          <table:table-cell office:value-type="float" office:value="0.380036079374624" calcext:value-type="float">
            <text:p>0.380036079374624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410317936412718" calcext:value-type="float">
            <text:p>0.410317936412718</text:p>
          </table:table-cell>
          <table:table-cell office:value-type="float" office:value="0.404597701149425" calcext:value-type="float">
            <text:p>0.404597701149425</text:p>
          </table:table-cell>
          <table:table-cell table:number-columns-repeated="4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479405034324943" calcext:value-type="float">
            <text:p>0.479405034324943</text:p>
          </table:table-cell>
          <table:table-cell office:value-type="float" office:value="0.542299349240781" calcext:value-type="float">
            <text:p>0.542299349240781</text:p>
          </table:table-cell>
          <table:table-cell office:value-type="float" office:value="0.294406280667321" calcext:value-type="float">
            <text:p>0.294406280667321</text:p>
          </table:table-cell>
          <table:table-cell office:value-type="float" office:value="0.314606741573034" calcext:value-type="float">
            <text:p>0.314606741573034</text:p>
          </table:table-cell>
          <table:table-cell office:value-type="float" office:value="0.425603593486805" calcext:value-type="float">
            <text:p>0.425603593486805</text:p>
          </table:table-cell>
          <table:table-cell office:value-type="float" office:value="0.475583864118896" calcext:value-type="float">
            <text:p>0.475583864118896</text:p>
          </table:table-cell>
          <table:table-cell office:value-type="float" office:value="0.376654632972323" calcext:value-type="float">
            <text:p>0.37665463297232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416067146282974" calcext:value-type="float">
            <text:p>0.416067146282974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465941614195764" calcext:value-type="float">
            <text:p>0.465941614195764</text:p>
          </table:table-cell>
          <table:table-cell office:value-type="float" office:value="0.553376906318083" calcext:value-type="float">
            <text:p>0.553376906318083</text:p>
          </table:table-cell>
          <table:table-cell office:value-type="float" office:value="0.297642436149312" calcext:value-type="float">
            <text:p>0.297642436149312</text:p>
          </table:table-cell>
          <table:table-cell office:value-type="float" office:value="0.299445471349353" calcext:value-type="float">
            <text:p>0.299445471349353</text:p>
          </table:table-cell>
          <table:table-cell office:value-type="float" office:value="0.426082068577853" calcext:value-type="float">
            <text:p>0.426082068577853</text:p>
          </table:table-cell>
          <table:table-cell office:value-type="float" office:value="0.471578947368421" calcext:value-type="float">
            <text:p>0.471578947368421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410317936412718" calcext:value-type="float">
            <text:p>0.410317936412718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471060171919771" calcext:value-type="float">
            <text:p>0.471060171919771</text:p>
          </table:table-cell>
          <table:table-cell office:value-type="float" office:value="0.533916849015317" calcext:value-type="float">
            <text:p>0.533916849015317</text:p>
          </table:table-cell>
          <table:table-cell office:value-type="float" office:value="0.297788697788698" calcext:value-type="float">
            <text:p>0.297788697788698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0.444319460067492" calcext:value-type="float">
            <text:p>0.444319460067492</text:p>
          </table:table-cell>
          <table:table-cell office:value-type="float" office:value="0.502127659574468" calcext:value-type="float">
            <text:p>0.502127659574468</text:p>
          </table:table-cell>
          <table:table-cell office:value-type="float" office:value="0.376654632972323" calcext:value-type="float">
            <text:p>0.37665463297232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97597597597598" calcext:value-type="float">
            <text:p>0.397597597597598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65249856404365" calcext:value-type="float">
            <text:p>0.465249856404365</text:p>
          </table:table-cell>
          <table:table-cell office:value-type="float" office:value="0.528138528138528" calcext:value-type="float">
            <text:p>0.528138528138528</text:p>
          </table:table-cell>
          <table:table-cell office:value-type="float" office:value="0.292466765140325" calcext:value-type="float">
            <text:p>0.292466765140325</text:p>
          </table:table-cell>
          <table:table-cell office:value-type="float" office:value="0.305147058823529" calcext:value-type="float">
            <text:p>0.305147058823529</text:p>
          </table:table-cell>
          <table:table-cell office:value-type="float" office:value="0.429770565193061" calcext:value-type="float">
            <text:p>0.429770565193061</text:p>
          </table:table-cell>
          <table:table-cell office:value-type="float" office:value="0.5" calcext:value-type="float">
            <text:p>0.5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475532527345999" calcext:value-type="float">
            <text:p>0.475532527345999</text:p>
          </table:table-cell>
          <table:table-cell office:value-type="float" office:value="0.530434782608696" calcext:value-type="float">
            <text:p>0.530434782608696</text:p>
          </table:table-cell>
          <table:table-cell office:value-type="float" office:value="0.296114117068372" calcext:value-type="float">
            <text:p>0.296114117068372</text:p>
          </table:table-cell>
          <table:table-cell office:value-type="float" office:value="0.302919708029197" calcext:value-type="float">
            <text:p>0.302919708029197</text:p>
          </table:table-cell>
          <table:table-cell office:value-type="float" office:value="0.434587310499719" calcext:value-type="float">
            <text:p>0.434587310499719</text:p>
          </table:table-cell>
          <table:table-cell office:value-type="float" office:value="0.502127659574468" calcext:value-type="float">
            <text:p>0.502127659574468</text:p>
          </table:table-cell>
          <table:table-cell office:value-type="float" office:value="0.376654632972323" calcext:value-type="float">
            <text:p>0.37665463297232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97597597597598" calcext:value-type="float">
            <text:p>0.397597597597598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465863453815261" calcext:value-type="float">
            <text:p>0.465863453815261</text:p>
          </table:table-cell>
          <table:table-cell office:value-type="float" office:value="0.543859649122807" calcext:value-type="float">
            <text:p>0.543859649122807</text:p>
          </table:table-cell>
          <table:table-cell office:value-type="float" office:value="0.293713163064833" calcext:value-type="float">
            <text:p>0.293713163064833</text:p>
          </table:table-cell>
          <table:table-cell office:value-type="float" office:value="0.308550185873606" calcext:value-type="float">
            <text:p>0.308550185873606</text:p>
          </table:table-cell>
          <table:table-cell office:value-type="float" office:value="0.433408577878104" calcext:value-type="float">
            <text:p>0.433408577878104</text:p>
          </table:table-cell>
          <table:table-cell office:value-type="float" office:value="0.467091295116773" calcext:value-type="float">
            <text:p>0.467091295116773</text:p>
          </table:table-cell>
          <table:table-cell office:value-type="float" office:value="0.376654632972323" calcext:value-type="float">
            <text:p>0.37665463297232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91826923076923" calcext:value-type="float">
            <text:p>0.39182692307692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471469740634006" calcext:value-type="float">
            <text:p>0.471469740634006</text:p>
          </table:table-cell>
          <table:table-cell office:value-type="float" office:value="0.52723311546841" calcext:value-type="float">
            <text:p>0.52723311546841</text:p>
          </table:table-cell>
          <table:table-cell office:value-type="float" office:value="0.299901671583088" calcext:value-type="float">
            <text:p>0.299901671583088</text:p>
          </table:table-cell>
          <table:table-cell office:value-type="float" office:value="0.292592592592593" calcext:value-type="float">
            <text:p>0.292592592592593</text:p>
          </table:table-cell>
          <table:table-cell office:value-type="float" office:value="0.432432432432432" calcext:value-type="float">
            <text:p>0.432432432432432</text:p>
          </table:table-cell>
          <table:table-cell office:value-type="float" office:value="0.493562231759657" calcext:value-type="float">
            <text:p>0.493562231759657</text:p>
          </table:table-cell>
          <table:table-cell office:value-type="float" office:value="0.376654632972323" calcext:value-type="float">
            <text:p>0.37665463297232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91826923076923" calcext:value-type="float">
            <text:p>0.39182692307692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6130884041332" calcext:value-type="float">
            <text:p>0.466130884041332</text:p>
          </table:table-cell>
          <table:table-cell office:value-type="float" office:value="0.513043478260869" calcext:value-type="float">
            <text:p>0.513043478260869</text:p>
          </table:table-cell>
          <table:table-cell office:value-type="float" office:value="0.294261893084846" calcext:value-type="float">
            <text:p>0.294261893084846</text:p>
          </table:table-cell>
          <table:table-cell office:value-type="float" office:value="0.306273062730627" calcext:value-type="float">
            <text:p>0.306273062730627</text:p>
          </table:table-cell>
          <table:table-cell office:value-type="float" office:value="0.457790368271955" calcext:value-type="float">
            <text:p>0.457790368271955</text:p>
          </table:table-cell>
          <table:table-cell office:value-type="float" office:value="0.504273504273504" calcext:value-type="float">
            <text:p>0.504273504273504</text:p>
          </table:table-cell>
          <table:table-cell office:value-type="float" office:value="0.376654632972323" calcext:value-type="float">
            <text:p>0.37665463297232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76654632972323" calcext:value-type="float">
            <text:p>0.37665463297232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455014326647565" calcext:value-type="float">
            <text:p>0.455014326647565</text:p>
          </table:table-cell>
          <table:table-cell office:value-type="float" office:value="0.535947712418301" calcext:value-type="float">
            <text:p>0.535947712418301</text:p>
          </table:table-cell>
          <table:table-cell office:value-type="float" office:value="0.293857493857494" calcext:value-type="float">
            <text:p>0.293857493857494</text:p>
          </table:table-cell>
          <table:table-cell office:value-type="float" office:value="0.306542056074766" calcext:value-type="float">
            <text:p>0.306542056074766</text:p>
          </table:table-cell>
          <table:table-cell office:value-type="float" office:value="0.448725212464589" calcext:value-type="float">
            <text:p>0.448725212464589</text:p>
          </table:table-cell>
          <table:table-cell office:value-type="float" office:value="0.484076433121019" calcext:value-type="float">
            <text:p>0.484076433121019</text:p>
          </table:table-cell>
          <table:table-cell office:value-type="float" office:value="0.376654632972323" calcext:value-type="float">
            <text:p>0.37665463297232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91826923076923" calcext:value-type="float">
            <text:p>0.39182692307692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489913544668588" calcext:value-type="float">
            <text:p>0.489913544668588</text:p>
          </table:table-cell>
          <table:table-cell office:value-type="float" office:value="0.526086956521739" calcext:value-type="float">
            <text:p>0.526086956521739</text:p>
          </table:table-cell>
          <table:table-cell office:value-type="float" office:value="0.298228346456693" calcext:value-type="float">
            <text:p>0.298228346456693</text:p>
          </table:table-cell>
          <table:table-cell office:value-type="float" office:value="0.303703703703704" calcext:value-type="float">
            <text:p>0.303703703703704</text:p>
          </table:table-cell>
          <table:table-cell office:value-type="float" office:value="0.452124645892351" calcext:value-type="float">
            <text:p>0.452124645892351</text:p>
          </table:table-cell>
          <table:table-cell office:value-type="float" office:value="0.513918629550321" calcext:value-type="float">
            <text:p>0.513918629550321</text:p>
          </table:table-cell>
          <table:table-cell office:value-type="float" office:value="0.376654632972323" calcext:value-type="float">
            <text:p>0.37665463297232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84846662657847" calcext:value-type="float">
            <text:p>0.384846662657847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472832369942197" calcext:value-type="float">
            <text:p>0.472832369942197</text:p>
          </table:table-cell>
          <table:table-cell office:value-type="float" office:value="0.553376906318083" calcext:value-type="float">
            <text:p>0.553376906318083</text:p>
          </table:table-cell>
          <table:table-cell office:value-type="float" office:value="0.302016724053123" calcext:value-type="float">
            <text:p>0.302016724053123</text:p>
          </table:table-cell>
          <table:table-cell office:value-type="float" office:value="0.303142329020333" calcext:value-type="float">
            <text:p>0.303142329020333</text:p>
          </table:table-cell>
          <table:table-cell office:value-type="float" office:value="0.437535330695308" calcext:value-type="float">
            <text:p>0.437535330695308</text:p>
          </table:table-cell>
          <table:table-cell office:value-type="float" office:value="0.479830148619958" calcext:value-type="float">
            <text:p>0.47983014861995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84846662657847" calcext:value-type="float">
            <text:p>0.384846662657847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470046082949309" calcext:value-type="float">
            <text:p>0.470046082949309</text:p>
          </table:table-cell>
          <table:table-cell office:value-type="float" office:value="0.548245614035088" calcext:value-type="float">
            <text:p>0.548245614035088</text:p>
          </table:table-cell>
          <table:table-cell office:value-type="float" office:value="0.286836935166994" calcext:value-type="float">
            <text:p>0.286836935166994</text:p>
          </table:table-cell>
          <table:table-cell office:value-type="float" office:value="0.302025782688766" calcext:value-type="float">
            <text:p>0.302025782688766</text:p>
          </table:table-cell>
          <table:table-cell office:value-type="float" office:value="0.437393767705383" calcext:value-type="float">
            <text:p>0.437393767705383</text:p>
          </table:table-cell>
          <table:table-cell office:value-type="float" office:value="0.491452991452991" calcext:value-type="float">
            <text:p>0.491452991452991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471676300578035" calcext:value-type="float">
            <text:p>0.471676300578035</text:p>
          </table:table-cell>
          <table:table-cell office:value-type="float" office:value="0.533916849015317" calcext:value-type="float">
            <text:p>0.533916849015317</text:p>
          </table:table-cell>
          <table:table-cell office:value-type="float" office:value="0.295677799607073" calcext:value-type="float">
            <text:p>0.295677799607073</text:p>
          </table:table-cell>
          <table:table-cell office:value-type="float" office:value="0.288888888888889" calcext:value-type="float">
            <text:p>0.288888888888889</text:p>
          </table:table-cell>
          <table:table-cell office:value-type="float" office:value="0.448725212464589" calcext:value-type="float">
            <text:p>0.448725212464589</text:p>
          </table:table-cell>
          <table:table-cell office:value-type="float" office:value="0.491379310344828" calcext:value-type="float">
            <text:p>0.49137931034482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457538994800693" calcext:value-type="float">
            <text:p>0.457538994800693</text:p>
          </table:table-cell>
          <table:table-cell office:value-type="float" office:value="0.557522123893805" calcext:value-type="float">
            <text:p>0.557522123893805</text:p>
          </table:table-cell>
          <table:table-cell office:value-type="float" office:value="0.287826515524889" calcext:value-type="float">
            <text:p>0.287826515524889</text:p>
          </table:table-cell>
          <table:table-cell office:value-type="float" office:value="0.303370786516854" calcext:value-type="float">
            <text:p>0.303370786516854</text:p>
          </table:table-cell>
          <table:table-cell office:value-type="float" office:value="0.438170525127047" calcext:value-type="float">
            <text:p>0.438170525127047</text:p>
          </table:table-cell>
          <table:table-cell office:value-type="float" office:value="0.506437768240343" calcext:value-type="float">
            <text:p>0.506437768240343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76654632972323" calcext:value-type="float">
            <text:p>0.37665463297232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469164265129683" calcext:value-type="float">
            <text:p>0.469164265129683</text:p>
          </table:table-cell>
          <table:table-cell office:value-type="float" office:value="0.524229074889868" calcext:value-type="float">
            <text:p>0.524229074889868</text:p>
          </table:table-cell>
          <table:table-cell office:value-type="float" office:value="0.290083867784904" calcext:value-type="float">
            <text:p>0.290083867784904</text:p>
          </table:table-cell>
          <table:table-cell office:value-type="float" office:value="0.294776119402985" calcext:value-type="float">
            <text:p>0.294776119402985</text:p>
          </table:table-cell>
          <table:table-cell office:value-type="float" office:value="0.441558441558442" calcext:value-type="float">
            <text:p>0.441558441558442</text:p>
          </table:table-cell>
          <table:table-cell office:value-type="float" office:value="0.497854077253219" calcext:value-type="float">
            <text:p>0.497854077253219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465626805314847" calcext:value-type="float">
            <text:p>0.465626805314847</text:p>
          </table:table-cell>
          <table:table-cell office:value-type="float" office:value="0.513157894736842" calcext:value-type="float">
            <text:p>0.513157894736842</text:p>
          </table:table-cell>
          <table:table-cell office:value-type="float" office:value="0.297536945812808" calcext:value-type="float">
            <text:p>0.297536945812808</text:p>
          </table:table-cell>
          <table:table-cell office:value-type="float" office:value="0.314232902033272" calcext:value-type="float">
            <text:p>0.314232902033272</text:p>
          </table:table-cell>
          <table:table-cell office:value-type="float" office:value="0.464508801817149" calcext:value-type="float">
            <text:p>0.464508801817149</text:p>
          </table:table-cell>
          <table:table-cell office:value-type="float" office:value="0.511827956989247" calcext:value-type="float">
            <text:p>0.511827956989247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460023174971031" calcext:value-type="float">
            <text:p>0.460023174971031</text:p>
          </table:table-cell>
          <table:table-cell office:value-type="float" office:value="0.511930585683297" calcext:value-type="float">
            <text:p>0.511930585683297</text:p>
          </table:table-cell>
          <table:table-cell office:value-type="float" office:value="0.289769946157611" calcext:value-type="float">
            <text:p>0.289769946157611</text:p>
          </table:table-cell>
          <table:table-cell office:value-type="float" office:value="0.302238805970149" calcext:value-type="float">
            <text:p>0.302238805970149</text:p>
          </table:table-cell>
          <table:table-cell office:value-type="float" office:value="0.43988603988604" calcext:value-type="float">
            <text:p>0.43988603988604</text:p>
          </table:table-cell>
          <table:table-cell office:value-type="float" office:value="0.513918629550321" calcext:value-type="float">
            <text:p>0.513918629550321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2832369942197" calcext:value-type="float">
            <text:p>0.472832369942197</text:p>
          </table:table-cell>
          <table:table-cell office:value-type="float" office:value="0.511013215859031" calcext:value-type="float">
            <text:p>0.511013215859031</text:p>
          </table:table-cell>
          <table:table-cell office:value-type="float" office:value="0.289370078740157" calcext:value-type="float">
            <text:p>0.289370078740157</text:p>
          </table:table-cell>
          <table:table-cell office:value-type="float" office:value="0.319702602230483" calcext:value-type="float">
            <text:p>0.319702602230483</text:p>
          </table:table-cell>
          <table:table-cell office:value-type="float" office:value="0.448118586088939" calcext:value-type="float">
            <text:p>0.448118586088939</text:p>
          </table:table-cell>
          <table:table-cell office:value-type="float" office:value="0.51948051948052" calcext:value-type="float">
            <text:p>0.51948051948052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6.09999999999999" calcext:value-type="float">
            <text:p>6.09999999999999</text:p>
          </table:table-cell>
          <table:table-cell office:value-type="float" office:value="0.467592592592593" calcext:value-type="float">
            <text:p>0.467592592592593</text:p>
          </table:table-cell>
          <table:table-cell office:value-type="float" office:value="0.529801324503311" calcext:value-type="float">
            <text:p>0.529801324503311</text:p>
          </table:table-cell>
          <table:table-cell office:value-type="float" office:value="0.297244094488189" calcext:value-type="float">
            <text:p>0.297244094488189</text:p>
          </table:table-cell>
          <table:table-cell office:value-type="float" office:value="0.298892988929889" calcext:value-type="float">
            <text:p>0.298892988929889</text:p>
          </table:table-cell>
          <table:table-cell office:value-type="float" office:value="0.441913439635535" calcext:value-type="float">
            <text:p>0.441913439635535</text:p>
          </table:table-cell>
          <table:table-cell office:value-type="float" office:value="0.50752688172043" calcext:value-type="float">
            <text:p>0.50752688172043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6.19999999999999" calcext:value-type="float">
            <text:p>6.19999999999999</text:p>
          </table:table-cell>
          <table:table-cell office:value-type="float" office:value="0.462962962962963" calcext:value-type="float">
            <text:p>0.462962962962963</text:p>
          </table:table-cell>
          <table:table-cell office:value-type="float" office:value="0.521929824561404" calcext:value-type="float">
            <text:p>0.521929824561404</text:p>
          </table:table-cell>
          <table:table-cell office:value-type="float" office:value="0.294291338582677" calcext:value-type="float">
            <text:p>0.294291338582677</text:p>
          </table:table-cell>
          <table:table-cell office:value-type="float" office:value="0.325842696629213" calcext:value-type="float">
            <text:p>0.325842696629213</text:p>
          </table:table-cell>
          <table:table-cell office:value-type="float" office:value="0.43725156161272" calcext:value-type="float">
            <text:p>0.43725156161272</text:p>
          </table:table-cell>
          <table:table-cell office:value-type="float" office:value="0.515151515151515" calcext:value-type="float">
            <text:p>0.51515151515151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6.29999999999999" calcext:value-type="float">
            <text:p>6.29999999999999</text:p>
          </table:table-cell>
          <table:table-cell office:value-type="float" office:value="0.47093023255814" calcext:value-type="float">
            <text:p>0.47093023255814</text:p>
          </table:table-cell>
          <table:table-cell office:value-type="float" office:value="0.524229074889868" calcext:value-type="float">
            <text:p>0.524229074889868</text:p>
          </table:table-cell>
          <table:table-cell office:value-type="float" office:value="0.286977886977887" calcext:value-type="float">
            <text:p>0.286977886977887</text:p>
          </table:table-cell>
          <table:table-cell office:value-type="float" office:value="0.304587155963303" calcext:value-type="float">
            <text:p>0.304587155963303</text:p>
          </table:table-cell>
          <table:table-cell office:value-type="float" office:value="0.437108708025043" calcext:value-type="float">
            <text:p>0.437108708025043</text:p>
          </table:table-cell>
          <table:table-cell office:value-type="float" office:value="0.486140724946695" calcext:value-type="float">
            <text:p>0.48614072494669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6.39999999999999" calcext:value-type="float">
            <text:p>6.39999999999999</text:p>
          </table:table-cell>
          <table:table-cell office:value-type="float" office:value="0.463683904706566" calcext:value-type="float">
            <text:p>0.463683904706566</text:p>
          </table:table-cell>
          <table:table-cell office:value-type="float" office:value="0.540659340659341" calcext:value-type="float">
            <text:p>0.540659340659341</text:p>
          </table:table-cell>
          <table:table-cell office:value-type="float" office:value="0.302073050345508" calcext:value-type="float">
            <text:p>0.302073050345508</text:p>
          </table:table-cell>
          <table:table-cell office:value-type="float" office:value="0.311926605504587" calcext:value-type="float">
            <text:p>0.311926605504587</text:p>
          </table:table-cell>
          <table:table-cell office:value-type="float" office:value="0.440136830102623" calcext:value-type="float">
            <text:p>0.440136830102623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6.49999999999999" calcext:value-type="float">
            <text:p>6.49999999999999</text:p>
          </table:table-cell>
          <table:table-cell office:value-type="float" office:value="0.462253193960511" calcext:value-type="float">
            <text:p>0.462253193960511</text:p>
          </table:table-cell>
          <table:table-cell office:value-type="float" office:value="0.543046357615894" calcext:value-type="float">
            <text:p>0.543046357615894</text:p>
          </table:table-cell>
          <table:table-cell office:value-type="float" office:value="0.295242766061795" calcext:value-type="float">
            <text:p>0.295242766061795</text:p>
          </table:table-cell>
          <table:table-cell office:value-type="float" office:value="0.318352059925094" calcext:value-type="float">
            <text:p>0.318352059925094</text:p>
          </table:table-cell>
          <table:table-cell office:value-type="float" office:value="0.438996579247434" calcext:value-type="float">
            <text:p>0.438996579247434</text:p>
          </table:table-cell>
          <table:table-cell office:value-type="float" office:value="0.494623655913978" calcext:value-type="float">
            <text:p>0.49462365591397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6.59999999999999" calcext:value-type="float">
            <text:p>6.59999999999999</text:p>
          </table:table-cell>
          <table:table-cell office:value-type="float" office:value="0.460023174971031" calcext:value-type="float">
            <text:p>0.460023174971031</text:p>
          </table:table-cell>
          <table:table-cell office:value-type="float" office:value="0.516411378555799" calcext:value-type="float">
            <text:p>0.516411378555799</text:p>
          </table:table-cell>
          <table:table-cell office:value-type="float" office:value="0.298081652729956" calcext:value-type="float">
            <text:p>0.298081652729956</text:p>
          </table:table-cell>
          <table:table-cell office:value-type="float" office:value="0.307407407407407" calcext:value-type="float">
            <text:p>0.307407407407407</text:p>
          </table:table-cell>
          <table:table-cell office:value-type="float" office:value="0.448630136986302" calcext:value-type="float">
            <text:p>0.448630136986302</text:p>
          </table:table-cell>
          <table:table-cell office:value-type="float" office:value="0.509635974304068" calcext:value-type="float">
            <text:p>0.50963597430406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6.69999999999999" calcext:value-type="float">
            <text:p>6.69999999999999</text:p>
          </table:table-cell>
          <table:table-cell office:value-type="float" office:value="0.460732984293194" calcext:value-type="float">
            <text:p>0.460732984293194</text:p>
          </table:table-cell>
          <table:table-cell office:value-type="float" office:value="0.501108647450111" calcext:value-type="float">
            <text:p>0.501108647450111</text:p>
          </table:table-cell>
          <table:table-cell office:value-type="float" office:value="0.300196850393701" calcext:value-type="float">
            <text:p>0.300196850393701</text:p>
          </table:table-cell>
          <table:table-cell office:value-type="float" office:value="0.312267657992565" calcext:value-type="float">
            <text:p>0.312267657992565</text:p>
          </table:table-cell>
          <table:table-cell office:value-type="float" office:value="0.418710781517399" calcext:value-type="float">
            <text:p>0.418710781517399</text:p>
          </table:table-cell>
          <table:table-cell office:value-type="float" office:value="0.493562231759657" calcext:value-type="float">
            <text:p>0.493562231759657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6.79999999999999" calcext:value-type="float">
            <text:p>6.79999999999999</text:p>
          </table:table-cell>
          <table:table-cell office:value-type="float" office:value="0.463869463869464" calcext:value-type="float">
            <text:p>0.463869463869464</text:p>
          </table:table-cell>
          <table:table-cell office:value-type="float" office:value="0.544247787610619" calcext:value-type="float">
            <text:p>0.544247787610619</text:p>
          </table:table-cell>
          <table:table-cell office:value-type="float" office:value="0.287812041116006" calcext:value-type="float">
            <text:p>0.287812041116006</text:p>
          </table:table-cell>
          <table:table-cell office:value-type="float" office:value="0.318518518518519" calcext:value-type="float">
            <text:p>0.318518518518519</text:p>
          </table:table-cell>
          <table:table-cell office:value-type="float" office:value="0.438746438746439" calcext:value-type="float">
            <text:p>0.438746438746439</text:p>
          </table:table-cell>
          <table:table-cell office:value-type="float" office:value="0.486140724946695" calcext:value-type="float">
            <text:p>0.48614072494669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6.89999999999999" calcext:value-type="float">
            <text:p>6.89999999999999</text:p>
          </table:table-cell>
          <table:table-cell office:value-type="float" office:value="0.464493597206053" calcext:value-type="float">
            <text:p>0.464493597206053</text:p>
          </table:table-cell>
          <table:table-cell office:value-type="float" office:value="0.54625550660793" calcext:value-type="float">
            <text:p>0.54625550660793</text:p>
          </table:table-cell>
          <table:table-cell office:value-type="float" office:value="0.287260206591244" calcext:value-type="float">
            <text:p>0.287260206591244</text:p>
          </table:table-cell>
          <table:table-cell office:value-type="float" office:value="0.334586466165414" calcext:value-type="float">
            <text:p>0.334586466165414</text:p>
          </table:table-cell>
          <table:table-cell office:value-type="float" office:value="0.441142857142857" calcext:value-type="float">
            <text:p>0.441142857142857</text:p>
          </table:table-cell>
          <table:table-cell office:value-type="float" office:value="0.493562231759657" calcext:value-type="float">
            <text:p>0.493562231759657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6.99999999999999" calcext:value-type="float">
            <text:p>6.99999999999999</text:p>
          </table:table-cell>
          <table:table-cell office:value-type="float" office:value="0.461984910040627" calcext:value-type="float">
            <text:p>0.461984910040627</text:p>
          </table:table-cell>
          <table:table-cell office:value-type="float" office:value="0.505543237250554" calcext:value-type="float">
            <text:p>0.505543237250554</text:p>
          </table:table-cell>
          <table:table-cell office:value-type="float" office:value="0.297683587974372" calcext:value-type="float">
            <text:p>0.297683587974372</text:p>
          </table:table-cell>
          <table:table-cell office:value-type="float" office:value="0.3003663003663" calcext:value-type="float">
            <text:p>0.3003663003663</text:p>
          </table:table-cell>
          <table:table-cell office:value-type="float" office:value="0.430205949656751" calcext:value-type="float">
            <text:p>0.430205949656751</text:p>
          </table:table-cell>
          <table:table-cell office:value-type="float" office:value="0.518358531317495" calcext:value-type="float">
            <text:p>0.51835853131749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7.09999999999999" calcext:value-type="float">
            <text:p>7.09999999999999</text:p>
          </table:table-cell>
          <table:table-cell office:value-type="float" office:value="0.463953488372093" calcext:value-type="float">
            <text:p>0.463953488372093</text:p>
          </table:table-cell>
          <table:table-cell office:value-type="float" office:value="0.496674057649667" calcext:value-type="float">
            <text:p>0.496674057649667</text:p>
          </table:table-cell>
          <table:table-cell office:value-type="float" office:value="0.28767795778105" calcext:value-type="float">
            <text:p>0.28767795778105</text:p>
          </table:table-cell>
          <table:table-cell office:value-type="float" office:value="0.319548872180451" calcext:value-type="float">
            <text:p>0.319548872180451</text:p>
          </table:table-cell>
          <table:table-cell office:value-type="float" office:value="0.440251572327044" calcext:value-type="float">
            <text:p>0.440251572327044</text:p>
          </table:table-cell>
          <table:table-cell office:value-type="float" office:value="0.493506493506493" calcext:value-type="float">
            <text:p>0.493506493506493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7.19999999999999" calcext:value-type="float">
            <text:p>7.19999999999999</text:p>
          </table:table-cell>
          <table:table-cell office:value-type="float" office:value="0.454123112659698" calcext:value-type="float">
            <text:p>0.454123112659698</text:p>
          </table:table-cell>
          <table:table-cell office:value-type="float" office:value="0.486725663716814" calcext:value-type="float">
            <text:p>0.486725663716814</text:p>
          </table:table-cell>
          <table:table-cell office:value-type="float" office:value="0.291625615763547" calcext:value-type="float">
            <text:p>0.291625615763547</text:p>
          </table:table-cell>
          <table:table-cell office:value-type="float" office:value="0.298342541436464" calcext:value-type="float">
            <text:p>0.298342541436464</text:p>
          </table:table-cell>
          <table:table-cell office:value-type="float" office:value="0.443418013856813" calcext:value-type="float">
            <text:p>0.443418013856813</text:p>
          </table:table-cell>
          <table:table-cell office:value-type="float" office:value="0.543478260869565" calcext:value-type="float">
            <text:p>0.54347826086956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7.29999999999999" calcext:value-type="float">
            <text:p>7.29999999999999</text:p>
          </table:table-cell>
          <table:table-cell office:value-type="float" office:value="0.464953271028037" calcext:value-type="float">
            <text:p>0.464953271028037</text:p>
          </table:table-cell>
          <table:table-cell office:value-type="float" office:value="0.502222222222222" calcext:value-type="float">
            <text:p>0.502222222222222</text:p>
          </table:table-cell>
          <table:table-cell office:value-type="float" office:value="0.301423662248405" calcext:value-type="float">
            <text:p>0.301423662248405</text:p>
          </table:table-cell>
          <table:table-cell office:value-type="float" office:value="0.303370786516854" calcext:value-type="float">
            <text:p>0.303370786516854</text:p>
          </table:table-cell>
          <table:table-cell office:value-type="float" office:value="0.442783208740655" calcext:value-type="float">
            <text:p>0.442783208740655</text:p>
          </table:table-cell>
          <table:table-cell office:value-type="float" office:value="0.48590021691974" calcext:value-type="float">
            <text:p>0.48590021691974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7.39999999999999" calcext:value-type="float">
            <text:p>7.39999999999999</text:p>
          </table:table-cell>
          <table:table-cell office:value-type="float" office:value="0.459918080748976" calcext:value-type="float">
            <text:p>0.459918080748976</text:p>
          </table:table-cell>
          <table:table-cell office:value-type="float" office:value="0.486607142857143" calcext:value-type="float">
            <text:p>0.486607142857143</text:p>
          </table:table-cell>
          <table:table-cell office:value-type="float" office:value="0.294261893084846" calcext:value-type="float">
            <text:p>0.294261893084846</text:p>
          </table:table-cell>
          <table:table-cell office:value-type="float" office:value="0.335820895522388" calcext:value-type="float">
            <text:p>0.335820895522388</text:p>
          </table:table-cell>
          <table:table-cell office:value-type="float" office:value="0.434882386689616" calcext:value-type="float">
            <text:p>0.434882386689616</text:p>
          </table:table-cell>
          <table:table-cell office:value-type="float" office:value="0.535947712418301" calcext:value-type="float">
            <text:p>0.535947712418301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7.49999999999999" calcext:value-type="float">
            <text:p>7.49999999999999</text:p>
          </table:table-cell>
          <table:table-cell office:value-type="float" office:value="0.448215330602692" calcext:value-type="float">
            <text:p>0.448215330602692</text:p>
          </table:table-cell>
          <table:table-cell office:value-type="float" office:value="0.515555555555556" calcext:value-type="float">
            <text:p>0.515555555555556</text:p>
          </table:table-cell>
          <table:table-cell office:value-type="float" office:value="0.301868239921337" calcext:value-type="float">
            <text:p>0.301868239921337</text:p>
          </table:table-cell>
          <table:table-cell office:value-type="float" office:value="0.327746741154562" calcext:value-type="float">
            <text:p>0.327746741154562</text:p>
          </table:table-cell>
          <table:table-cell office:value-type="float" office:value="0.434732604945371" calcext:value-type="float">
            <text:p>0.434732604945371</text:p>
          </table:table-cell>
          <table:table-cell office:value-type="float" office:value="0.526997840172786" calcext:value-type="float">
            <text:p>0.52699784017278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7.59999999999999" calcext:value-type="float">
            <text:p>7.59999999999999</text:p>
          </table:table-cell>
          <table:table-cell office:value-type="float" office:value="0.457845433255269" calcext:value-type="float">
            <text:p>0.457845433255269</text:p>
          </table:table-cell>
          <table:table-cell office:value-type="float" office:value="0.513392857142857" calcext:value-type="float">
            <text:p>0.513392857142857</text:p>
          </table:table-cell>
          <table:table-cell office:value-type="float" office:value="0.297977306364085" calcext:value-type="float">
            <text:p>0.297977306364085</text:p>
          </table:table-cell>
          <table:table-cell office:value-type="float" office:value="0.306839186691312" calcext:value-type="float">
            <text:p>0.306839186691312</text:p>
          </table:table-cell>
          <table:table-cell office:value-type="float" office:value="0.437679494543366" calcext:value-type="float">
            <text:p>0.437679494543366</text:p>
          </table:table-cell>
          <table:table-cell office:value-type="float" office:value="0.502164502164502" calcext:value-type="float">
            <text:p>0.502164502164502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7.69999999999999" calcext:value-type="float">
            <text:p>7.69999999999999</text:p>
          </table:table-cell>
          <table:table-cell office:value-type="float" office:value="0.464243845252052" calcext:value-type="float">
            <text:p>0.464243845252052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294840294840295" calcext:value-type="float">
            <text:p>0.294840294840295</text:p>
          </table:table-cell>
          <table:table-cell office:value-type="float" office:value="0.3" calcext:value-type="float">
            <text:p>0.3</text:p>
          </table:table-cell>
          <table:table-cell office:value-type="float" office:value="0.452613440551407" calcext:value-type="float">
            <text:p>0.452613440551407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7.79999999999999" calcext:value-type="float">
            <text:p>7.79999999999999</text:p>
          </table:table-cell>
          <table:table-cell office:value-type="float" office:value="0.453644314868805" calcext:value-type="float">
            <text:p>0.453644314868805</text:p>
          </table:table-cell>
          <table:table-cell office:value-type="float" office:value="0.465631929046563" calcext:value-type="float">
            <text:p>0.465631929046563</text:p>
          </table:table-cell>
          <table:table-cell office:value-type="float" office:value="0.287536800785083" calcext:value-type="float">
            <text:p>0.287536800785083</text:p>
          </table:table-cell>
          <table:table-cell office:value-type="float" office:value="0.322701688555347" calcext:value-type="float">
            <text:p>0.322701688555347</text:p>
          </table:table-cell>
          <table:table-cell office:value-type="float" office:value="0.438073394495413" calcext:value-type="float">
            <text:p>0.438073394495413</text:p>
          </table:table-cell>
          <table:table-cell office:value-type="float" office:value="0.47741935483871" calcext:value-type="float">
            <text:p>0.47741935483871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8452739313666" calcext:value-type="float">
            <text:p>0.368452739313666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7.89999999999999" calcext:value-type="float">
            <text:p>7.89999999999999</text:p>
          </table:table-cell>
          <table:table-cell office:value-type="float" office:value="0.467486818980668" calcext:value-type="float">
            <text:p>0.467486818980668</text:p>
          </table:table-cell>
          <table:table-cell office:value-type="float" office:value="0.498886414253898" calcext:value-type="float">
            <text:p>0.498886414253898</text:p>
          </table:table-cell>
          <table:table-cell office:value-type="float" office:value="0.287684729064039" calcext:value-type="float">
            <text:p>0.287684729064039</text:p>
          </table:table-cell>
          <table:table-cell office:value-type="float" office:value="0.297794117647059" calcext:value-type="float">
            <text:p>0.297794117647059</text:p>
          </table:table-cell>
          <table:table-cell office:value-type="float" office:value="0.44559585492228" calcext:value-type="float">
            <text:p>0.44559585492228</text:p>
          </table:table-cell>
          <table:table-cell office:value-type="float" office:value="0.502202643171806" calcext:value-type="float">
            <text:p>0.50220264317180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7.99999999999999" calcext:value-type="float">
            <text:p>7.99999999999999</text:p>
          </table:table-cell>
          <table:table-cell office:value-type="float" office:value="0.462441314553991" calcext:value-type="float">
            <text:p>0.462441314553991</text:p>
          </table:table-cell>
          <table:table-cell office:value-type="float" office:value="0.492170022371365" calcext:value-type="float">
            <text:p>0.492170022371365</text:p>
          </table:table-cell>
          <table:table-cell office:value-type="float" office:value="0.292201382033564" calcext:value-type="float">
            <text:p>0.292201382033564</text:p>
          </table:table-cell>
          <table:table-cell office:value-type="float" office:value="0.309963099630996" calcext:value-type="float">
            <text:p>0.309963099630996</text:p>
          </table:table-cell>
          <table:table-cell office:value-type="float" office:value="0.445852534562212" calcext:value-type="float">
            <text:p>0.445852534562212</text:p>
          </table:table-cell>
          <table:table-cell office:value-type="float" office:value="0.479302832244009" calcext:value-type="float">
            <text:p>0.479302832244009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8.09999999999999" calcext:value-type="float">
            <text:p>8.09999999999999</text:p>
          </table:table-cell>
          <table:table-cell office:value-type="float" office:value="0.456407255705091" calcext:value-type="float">
            <text:p>0.456407255705091</text:p>
          </table:table-cell>
          <table:table-cell office:value-type="float" office:value="0.5" calcext:value-type="float">
            <text:p>0.5</text:p>
          </table:table-cell>
          <table:table-cell office:value-type="float" office:value="0.293281020107896" calcext:value-type="float">
            <text:p>0.293281020107896</text:p>
          </table:table-cell>
          <table:table-cell office:value-type="float" office:value="0.309963099630996" calcext:value-type="float">
            <text:p>0.309963099630996</text:p>
          </table:table-cell>
          <table:table-cell office:value-type="float" office:value="0.453441295546559" calcext:value-type="float">
            <text:p>0.453441295546559</text:p>
          </table:table-cell>
          <table:table-cell office:value-type="float" office:value="0.478448275862069" calcext:value-type="float">
            <text:p>0.478448275862069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8.19999999999999" calcext:value-type="float">
            <text:p>8.19999999999999</text:p>
          </table:table-cell>
          <table:table-cell office:value-type="float" office:value="0.459016393442623" calcext:value-type="float">
            <text:p>0.459016393442623</text:p>
          </table:table-cell>
          <table:table-cell office:value-type="float" office:value="0.502242152466368" calcext:value-type="float">
            <text:p>0.502242152466368</text:p>
          </table:table-cell>
          <table:table-cell office:value-type="float" office:value="0.298478154148257" calcext:value-type="float">
            <text:p>0.298478154148257</text:p>
          </table:table-cell>
          <table:table-cell office:value-type="float" office:value="0.328301886792453" calcext:value-type="float">
            <text:p>0.328301886792453</text:p>
          </table:table-cell>
          <table:table-cell office:value-type="float" office:value="0.431123919308357" calcext:value-type="float">
            <text:p>0.431123919308357</text:p>
          </table:table-cell>
          <table:table-cell office:value-type="float" office:value="0.479302832244009" calcext:value-type="float">
            <text:p>0.479302832244009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8.29999999999999" calcext:value-type="float">
            <text:p>8.29999999999999</text:p>
          </table:table-cell>
          <table:table-cell office:value-type="float" office:value="0.460456942003515" calcext:value-type="float">
            <text:p>0.460456942003515</text:p>
          </table:table-cell>
          <table:table-cell office:value-type="float" office:value="0.51006711409396" calcext:value-type="float">
            <text:p>0.51006711409396</text:p>
          </table:table-cell>
          <table:table-cell office:value-type="float" office:value="0.297390448055145" calcext:value-type="float">
            <text:p>0.297390448055145</text:p>
          </table:table-cell>
          <table:table-cell office:value-type="float" office:value="0.309701492537313" calcext:value-type="float">
            <text:p>0.309701492537313</text:p>
          </table:table-cell>
          <table:table-cell office:value-type="float" office:value="0.44994246260069" calcext:value-type="float">
            <text:p>0.44994246260069</text:p>
          </table:table-cell>
          <table:table-cell office:value-type="float" office:value="0.460869565217391" calcext:value-type="float">
            <text:p>0.460869565217391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8.39999999999999" calcext:value-type="float">
            <text:p>8.39999999999999</text:p>
          </table:table-cell>
          <table:table-cell office:value-type="float" office:value="0.463343108504399" calcext:value-type="float">
            <text:p>0.463343108504399</text:p>
          </table:table-cell>
          <table:table-cell office:value-type="float" office:value="0.502222222222222" calcext:value-type="float">
            <text:p>0.502222222222222</text:p>
          </table:table-cell>
          <table:table-cell office:value-type="float" office:value="0.298375184638109" calcext:value-type="float">
            <text:p>0.298375184638109</text:p>
          </table:table-cell>
          <table:table-cell office:value-type="float" office:value="0.318518518518519" calcext:value-type="float">
            <text:p>0.318518518518519</text:p>
          </table:table-cell>
          <table:table-cell office:value-type="float" office:value="0.457538994800693" calcext:value-type="float">
            <text:p>0.457538994800693</text:p>
          </table:table-cell>
          <table:table-cell office:value-type="float" office:value="0.483516483516483" calcext:value-type="float">
            <text:p>0.483516483516483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8.49999999999999" calcext:value-type="float">
            <text:p>8.49999999999999</text:p>
          </table:table-cell>
          <table:table-cell office:value-type="float" office:value="0.456037514654162" calcext:value-type="float">
            <text:p>0.456037514654162</text:p>
          </table:table-cell>
          <table:table-cell office:value-type="float" office:value="0.523489932885906" calcext:value-type="float">
            <text:p>0.523489932885906</text:p>
          </table:table-cell>
          <table:table-cell office:value-type="float" office:value="0.291748526522593" calcext:value-type="float">
            <text:p>0.29174852652259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47795823665893" calcext:value-type="float">
            <text:p>0.447795823665893</text:p>
          </table:table-cell>
          <table:table-cell office:value-type="float" office:value="0.464912280701754" calcext:value-type="float">
            <text:p>0.464912280701754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8.59999999999999" calcext:value-type="float">
            <text:p>8.59999999999999</text:p>
          </table:table-cell>
          <table:table-cell office:value-type="float" office:value="0.470450555880632" calcext:value-type="float">
            <text:p>0.470450555880632</text:p>
          </table:table-cell>
          <table:table-cell office:value-type="float" office:value="0.530066815144766" calcext:value-type="float">
            <text:p>0.530066815144766</text:p>
          </table:table-cell>
          <table:table-cell office:value-type="float" office:value="0.292874692874693" calcext:value-type="float">
            <text:p>0.292874692874693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452133794694348" calcext:value-type="float">
            <text:p>0.452133794694348</text:p>
          </table:table-cell>
          <table:table-cell office:value-type="float" office:value="0.495575221238938" calcext:value-type="float">
            <text:p>0.49557522123893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8.69999999999999" calcext:value-type="float">
            <text:p>8.69999999999999</text:p>
          </table:table-cell>
          <table:table-cell office:value-type="float" office:value="0.464159811985899" calcext:value-type="float">
            <text:p>0.464159811985899</text:p>
          </table:table-cell>
          <table:table-cell office:value-type="float" office:value="0.536912751677852" calcext:value-type="float">
            <text:p>0.536912751677852</text:p>
          </table:table-cell>
          <table:table-cell office:value-type="float" office:value="0.285152409046214" calcext:value-type="float">
            <text:p>0.285152409046214</text:p>
          </table:table-cell>
          <table:table-cell office:value-type="float" office:value="0.330827067669173" calcext:value-type="float">
            <text:p>0.330827067669173</text:p>
          </table:table-cell>
          <table:table-cell office:value-type="float" office:value="0.442508710801394" calcext:value-type="float">
            <text:p>0.442508710801394</text:p>
          </table:table-cell>
          <table:table-cell office:value-type="float" office:value="0.471615720524017" calcext:value-type="float">
            <text:p>0.471615720524017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8.79999999999999" calcext:value-type="float">
            <text:p>8.79999999999999</text:p>
          </table:table-cell>
          <table:table-cell office:value-type="float" office:value="0.453051643192488" calcext:value-type="float">
            <text:p>0.453051643192488</text:p>
          </table:table-cell>
          <table:table-cell office:value-type="float" office:value="0.498886414253898" calcext:value-type="float">
            <text:p>0.498886414253898</text:p>
          </table:table-cell>
          <table:table-cell office:value-type="float" office:value="0.290196078431373" calcext:value-type="float">
            <text:p>0.290196078431373</text:p>
          </table:table-cell>
          <table:table-cell office:value-type="float" office:value="0.344569288389513" calcext:value-type="float">
            <text:p>0.344569288389513</text:p>
          </table:table-cell>
          <table:table-cell office:value-type="float" office:value="0.455594002306805" calcext:value-type="float">
            <text:p>0.455594002306805</text:p>
          </table:table-cell>
          <table:table-cell office:value-type="float" office:value="0.481236203090508" calcext:value-type="float">
            <text:p>0.48123620309050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8.89999999999998" calcext:value-type="float">
            <text:p>8.89999999999998</text:p>
          </table:table-cell>
          <table:table-cell office:value-type="float" office:value="0.457647058823529" calcext:value-type="float">
            <text:p>0.457647058823529</text:p>
          </table:table-cell>
          <table:table-cell office:value-type="float" office:value="0.476614699331849" calcext:value-type="float">
            <text:p>0.476614699331849</text:p>
          </table:table-cell>
          <table:table-cell office:value-type="float" office:value="0.302016724053123" calcext:value-type="float">
            <text:p>0.302016724053123</text:p>
          </table:table-cell>
          <table:table-cell office:value-type="float" office:value="0.324022346368715" calcext:value-type="float">
            <text:p>0.324022346368715</text:p>
          </table:table-cell>
          <table:table-cell office:value-type="float" office:value="0.443543717429068" calcext:value-type="float">
            <text:p>0.443543717429068</text:p>
          </table:table-cell>
          <table:table-cell office:value-type="float" office:value="0.47032967032967" calcext:value-type="float">
            <text:p>0.47032967032967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8.99999999999998" calcext:value-type="float">
            <text:p>8.99999999999998</text:p>
          </table:table-cell>
          <table:table-cell office:value-type="float" office:value="0.453207769276045" calcext:value-type="float">
            <text:p>0.453207769276045</text:p>
          </table:table-cell>
          <table:table-cell office:value-type="float" office:value="0.506726457399103" calcext:value-type="float">
            <text:p>0.506726457399103</text:p>
          </table:table-cell>
          <table:table-cell office:value-type="float" office:value="0.287684729064039" calcext:value-type="float">
            <text:p>0.287684729064039</text:p>
          </table:table-cell>
          <table:table-cell office:value-type="float" office:value="0.305970149253731" calcext:value-type="float">
            <text:p>0.305970149253731</text:p>
          </table:table-cell>
          <table:table-cell office:value-type="float" office:value="0.443030653556969" calcext:value-type="float">
            <text:p>0.443030653556969</text:p>
          </table:table-cell>
          <table:table-cell office:value-type="float" office:value="0.459518599562363" calcext:value-type="float">
            <text:p>0.459518599562363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9.09999999999998" calcext:value-type="float">
            <text:p>9.09999999999998</text:p>
          </table:table-cell>
          <table:table-cell office:value-type="float" office:value="0.456906729634002" calcext:value-type="float">
            <text:p>0.456906729634002</text:p>
          </table:table-cell>
          <table:table-cell office:value-type="float" office:value="0.493273542600897" calcext:value-type="float">
            <text:p>0.493273542600897</text:p>
          </table:table-cell>
          <table:table-cell office:value-type="float" office:value="0.300492610837438" calcext:value-type="float">
            <text:p>0.300492610837438</text:p>
          </table:table-cell>
          <table:table-cell office:value-type="float" office:value="0.333958724202627" calcext:value-type="float">
            <text:p>0.333958724202627</text:p>
          </table:table-cell>
          <table:table-cell office:value-type="float" office:value="0.446894950667441" calcext:value-type="float">
            <text:p>0.446894950667441</text:p>
          </table:table-cell>
          <table:table-cell office:value-type="float" office:value="0.487804878048781" calcext:value-type="float">
            <text:p>0.487804878048781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9.19999999999998" calcext:value-type="float">
            <text:p>9.19999999999998</text:p>
          </table:table-cell>
          <table:table-cell office:value-type="float" office:value="0.459554513481829" calcext:value-type="float">
            <text:p>0.459554513481829</text:p>
          </table:table-cell>
          <table:table-cell office:value-type="float" office:value="0.511111111111111" calcext:value-type="float">
            <text:p>0.511111111111111</text:p>
          </table:table-cell>
          <table:table-cell office:value-type="float" office:value="0.304133858267716" calcext:value-type="float">
            <text:p>0.304133858267716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455124493341054" calcext:value-type="float">
            <text:p>0.455124493341054</text:p>
          </table:table-cell>
          <table:table-cell office:value-type="float" office:value="0.484581497797357" calcext:value-type="float">
            <text:p>0.484581497797357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9.29999999999998" calcext:value-type="float">
            <text:p>9.29999999999998</text:p>
          </table:table-cell>
          <table:table-cell office:value-type="float" office:value="0.459729570840682" calcext:value-type="float">
            <text:p>0.459729570840682</text:p>
          </table:table-cell>
          <table:table-cell office:value-type="float" office:value="0.525612472160356" calcext:value-type="float">
            <text:p>0.525612472160356</text:p>
          </table:table-cell>
          <table:table-cell office:value-type="float" office:value="0.298624754420432" calcext:value-type="float">
            <text:p>0.298624754420432</text:p>
          </table:table-cell>
          <table:table-cell office:value-type="float" office:value="0.32183908045977" calcext:value-type="float">
            <text:p>0.32183908045977</text:p>
          </table:table-cell>
          <table:table-cell office:value-type="float" office:value="0.453224869262057" calcext:value-type="float">
            <text:p>0.453224869262057</text:p>
          </table:table-cell>
          <table:table-cell office:value-type="float" office:value="0.454746136865342" calcext:value-type="float">
            <text:p>0.454746136865342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9.39999999999998" calcext:value-type="float">
            <text:p>9.39999999999998</text:p>
          </table:table-cell>
          <table:table-cell office:value-type="float" office:value="0.459363957597173" calcext:value-type="float">
            <text:p>0.459363957597173</text:p>
          </table:table-cell>
          <table:table-cell office:value-type="float" office:value="0.478747203579418" calcext:value-type="float">
            <text:p>0.478747203579418</text:p>
          </table:table-cell>
          <table:table-cell office:value-type="float" office:value="0.302108876900441" calcext:value-type="float">
            <text:p>0.302108876900441</text:p>
          </table:table-cell>
          <table:table-cell office:value-type="float" office:value="0.321033210332103" calcext:value-type="float">
            <text:p>0.321033210332103</text:p>
          </table:table-cell>
          <table:table-cell office:value-type="float" office:value="0.443800695249131" calcext:value-type="float">
            <text:p>0.443800695249131</text:p>
          </table:table-cell>
          <table:table-cell office:value-type="float" office:value="0.483516483516483" calcext:value-type="float">
            <text:p>0.483516483516483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9.49999999999998" calcext:value-type="float">
            <text:p>9.49999999999998</text:p>
          </table:table-cell>
          <table:table-cell office:value-type="float" office:value="0.461991750147319" calcext:value-type="float">
            <text:p>0.461991750147319</text:p>
          </table:table-cell>
          <table:table-cell office:value-type="float" office:value="0.505592841163311" calcext:value-type="float">
            <text:p>0.505592841163311</text:p>
          </table:table-cell>
          <table:table-cell office:value-type="float" office:value="0.298478154148257" calcext:value-type="float">
            <text:p>0.298478154148257</text:p>
          </table:table-cell>
          <table:table-cell office:value-type="float" office:value="0.319109461966605" calcext:value-type="float">
            <text:p>0.319109461966605</text:p>
          </table:table-cell>
          <table:table-cell office:value-type="float" office:value="0.444186046511628" calcext:value-type="float">
            <text:p>0.444186046511628</text:p>
          </table:table-cell>
          <table:table-cell office:value-type="float" office:value="0.47787610619469" calcext:value-type="float">
            <text:p>0.47787610619469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9.59999999999998" calcext:value-type="float">
            <text:p>9.59999999999998</text:p>
          </table:table-cell>
          <table:table-cell office:value-type="float" office:value="0.465882352941176" calcext:value-type="float">
            <text:p>0.465882352941176</text:p>
          </table:table-cell>
          <table:table-cell office:value-type="float" office:value="0.506726457399103" calcext:value-type="float">
            <text:p>0.506726457399103</text:p>
          </table:table-cell>
          <table:table-cell office:value-type="float" office:value="0.305801376597837" calcext:value-type="float">
            <text:p>0.305801376597837</text:p>
          </table:table-cell>
          <table:table-cell office:value-type="float" office:value="0.32258064516129" calcext:value-type="float">
            <text:p>0.32258064516129</text:p>
          </table:table-cell>
          <table:table-cell office:value-type="float" office:value="0.448315911730546" calcext:value-type="float">
            <text:p>0.448315911730546</text:p>
          </table:table-cell>
          <table:table-cell office:value-type="float" office:value="0.475555555555555" calcext:value-type="float">
            <text:p>0.47555555555555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9.69999999999998" calcext:value-type="float">
            <text:p>9.69999999999998</text:p>
          </table:table-cell>
          <table:table-cell office:value-type="float" office:value="0.4524089306698" calcext:value-type="float">
            <text:p>0.4524089306698</text:p>
          </table:table-cell>
          <table:table-cell office:value-type="float" office:value="0.517857142857143" calcext:value-type="float">
            <text:p>0.517857142857143</text:p>
          </table:table-cell>
          <table:table-cell office:value-type="float" office:value="0.288518155053974" calcext:value-type="float">
            <text:p>0.288518155053974</text:p>
          </table:table-cell>
          <table:table-cell office:value-type="float" office:value="0.314990512333966" calcext:value-type="float">
            <text:p>0.314990512333966</text:p>
          </table:table-cell>
          <table:table-cell office:value-type="float" office:value="0.438260869565217" calcext:value-type="float">
            <text:p>0.438260869565217</text:p>
          </table:table-cell>
          <table:table-cell office:value-type="float" office:value="0.48" calcext:value-type="float">
            <text:p>0.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9.79999999999998" calcext:value-type="float">
            <text:p>9.79999999999998</text:p>
          </table:table-cell>
          <table:table-cell office:value-type="float" office:value="0.45020624631703" calcext:value-type="float">
            <text:p>0.45020624631703</text:p>
          </table:table-cell>
          <table:table-cell office:value-type="float" office:value="0.507795100222717" calcext:value-type="float">
            <text:p>0.507795100222717</text:p>
          </table:table-cell>
          <table:table-cell office:value-type="float" office:value="0.297747306562194" calcext:value-type="float">
            <text:p>0.297747306562194</text:p>
          </table:table-cell>
          <table:table-cell office:value-type="float" office:value="0.321361058601134" calcext:value-type="float">
            <text:p>0.321361058601134</text:p>
          </table:table-cell>
          <table:table-cell office:value-type="float" office:value="0.442251886244922" calcext:value-type="float">
            <text:p>0.442251886244922</text:p>
          </table:table-cell>
          <table:table-cell office:value-type="float" office:value="0.487912087912088" calcext:value-type="float">
            <text:p>0.48791208791208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9.89999999999998" calcext:value-type="float">
            <text:p>9.89999999999998</text:p>
          </table:table-cell>
          <table:table-cell office:value-type="float" office:value="0.458920187793427" calcext:value-type="float">
            <text:p>0.458920187793427</text:p>
          </table:table-cell>
          <table:table-cell office:value-type="float" office:value="0.5" calcext:value-type="float">
            <text:p>0.5</text:p>
          </table:table-cell>
          <table:table-cell office:value-type="float" office:value="0.29037037037037" calcext:value-type="float">
            <text:p>0.29037037037037</text:p>
          </table:table-cell>
          <table:table-cell office:value-type="float" office:value="0.318949343339587" calcext:value-type="float">
            <text:p>0.318949343339587</text:p>
          </table:table-cell>
          <table:table-cell office:value-type="float" office:value="0.439420289855072" calcext:value-type="float">
            <text:p>0.439420289855072</text:p>
          </table:table-cell>
          <table:table-cell office:value-type="float" office:value="0.449339207048458" calcext:value-type="float">
            <text:p>0.44933920704845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9.99999999999998" calcext:value-type="float">
            <text:p>9.99999999999998</text:p>
          </table:table-cell>
          <table:table-cell office:value-type="float" office:value="0.45358401880141" calcext:value-type="float">
            <text:p>0.45358401880141</text:p>
          </table:table-cell>
          <table:table-cell office:value-type="float" office:value="0.479820627802691" calcext:value-type="float">
            <text:p>0.479820627802691</text:p>
          </table:table-cell>
          <table:table-cell office:value-type="float" office:value="0.290354330708661" calcext:value-type="float">
            <text:p>0.290354330708661</text:p>
          </table:table-cell>
          <table:table-cell office:value-type="float" office:value="0.330206378986867" calcext:value-type="float">
            <text:p>0.330206378986867</text:p>
          </table:table-cell>
          <table:table-cell office:value-type="float" office:value="0.451461988304094" calcext:value-type="float">
            <text:p>0.451461988304094</text:p>
          </table:table-cell>
          <table:table-cell office:value-type="float" office:value="0.497777777777778" calcext:value-type="float">
            <text:p>0.49777777777777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2352941176471" calcext:value-type="float">
            <text:p>0.462352941176471</text:p>
          </table:table-cell>
          <table:table-cell office:value-type="float" office:value="0.489887640449438" calcext:value-type="float">
            <text:p>0.489887640449438</text:p>
          </table:table-cell>
          <table:table-cell office:value-type="float" office:value="0.299655002464268" calcext:value-type="float">
            <text:p>0.299655002464268</text:p>
          </table:table-cell>
          <table:table-cell office:value-type="float" office:value="0.331450094161959" calcext:value-type="float">
            <text:p>0.331450094161959</text:p>
          </table:table-cell>
          <table:table-cell office:value-type="float" office:value="0.458844133099825" calcext:value-type="float">
            <text:p>0.458844133099825</text:p>
          </table:table-cell>
          <table:table-cell office:value-type="float" office:value="0.49448123620309" calcext:value-type="float">
            <text:p>0.49448123620309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0.521348314606742" calcext:value-type="float">
            <text:p>0.521348314606742</text:p>
          </table:table-cell>
          <table:table-cell office:value-type="float" office:value="0.288943488943489" calcext:value-type="float">
            <text:p>0.288943488943489</text:p>
          </table:table-cell>
          <table:table-cell office:value-type="float" office:value="0.322222222222222" calcext:value-type="float">
            <text:p>0.322222222222222</text:p>
          </table:table-cell>
          <table:table-cell office:value-type="float" office:value="0.438117373619988" calcext:value-type="float">
            <text:p>0.438117373619988</text:p>
          </table:table-cell>
          <table:table-cell office:value-type="float" office:value="0.483370288248337" calcext:value-type="float">
            <text:p>0.483370288248337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459093584461448" calcext:value-type="float">
            <text:p>0.459093584461448</text:p>
          </table:table-cell>
          <table:table-cell office:value-type="float" office:value="0.505592841163311" calcext:value-type="float">
            <text:p>0.505592841163311</text:p>
          </table:table-cell>
          <table:table-cell office:value-type="float" office:value="0.297283950617284" calcext:value-type="float">
            <text:p>0.297283950617284</text:p>
          </table:table-cell>
          <table:table-cell office:value-type="float" office:value="0.334615384615385" calcext:value-type="float">
            <text:p>0.334615384615385</text:p>
          </table:table-cell>
          <table:table-cell office:value-type="float" office:value="0.436151603498542" calcext:value-type="float">
            <text:p>0.436151603498542</text:p>
          </table:table-cell>
          <table:table-cell office:value-type="float" office:value="0.458149779735683" calcext:value-type="float">
            <text:p>0.458149779735683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463083284111046" calcext:value-type="float">
            <text:p>0.463083284111046</text:p>
          </table:table-cell>
          <table:table-cell office:value-type="float" office:value="0.477477477477478" calcext:value-type="float">
            <text:p>0.477477477477478</text:p>
          </table:table-cell>
          <table:table-cell office:value-type="float" office:value="0.30329886755293" calcext:value-type="float">
            <text:p>0.30329886755293</text:p>
          </table:table-cell>
          <table:table-cell office:value-type="float" office:value="0.322701688555347" calcext:value-type="float">
            <text:p>0.322701688555347</text:p>
          </table:table-cell>
          <table:table-cell office:value-type="float" office:value="0.438882421420256" calcext:value-type="float">
            <text:p>0.438882421420256</text:p>
          </table:table-cell>
          <table:table-cell office:value-type="float" office:value="0.477678571428571" calcext:value-type="float">
            <text:p>0.477678571428571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473777253977608" calcext:value-type="float">
            <text:p>0.473777253977608</text:p>
          </table:table-cell>
          <table:table-cell office:value-type="float" office:value="0.481981981981982" calcext:value-type="float">
            <text:p>0.481981981981982</text:p>
          </table:table-cell>
          <table:table-cell office:value-type="float" office:value="0.29995066600888" calcext:value-type="float">
            <text:p>0.29995066600888</text:p>
          </table:table-cell>
          <table:table-cell office:value-type="float" office:value="0.346666666666667" calcext:value-type="float">
            <text:p>0.346666666666667</text:p>
          </table:table-cell>
          <table:table-cell office:value-type="float" office:value="0.452698781195589" calcext:value-type="float">
            <text:p>0.452698781195589</text:p>
          </table:table-cell>
          <table:table-cell office:value-type="float" office:value="0.456762749445676" calcext:value-type="float">
            <text:p>0.45676274944567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461356932153392" calcext:value-type="float">
            <text:p>0.461356932153392</text:p>
          </table:table-cell>
          <table:table-cell office:value-type="float" office:value="0.497757847533632" calcext:value-type="float">
            <text:p>0.497757847533632</text:p>
          </table:table-cell>
          <table:table-cell office:value-type="float" office:value="0.296114117068372" calcext:value-type="float">
            <text:p>0.296114117068372</text:p>
          </table:table-cell>
          <table:table-cell office:value-type="float" office:value="0.317757009345794" calcext:value-type="float">
            <text:p>0.317757009345794</text:p>
          </table:table-cell>
          <table:table-cell office:value-type="float" office:value="0.443538998835856" calcext:value-type="float">
            <text:p>0.443538998835856</text:p>
          </table:table-cell>
          <table:table-cell office:value-type="float" office:value="0.470066518847007" calcext:value-type="float">
            <text:p>0.470066518847007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453097345132743" calcext:value-type="float">
            <text:p>0.453097345132743</text:p>
          </table:table-cell>
          <table:table-cell office:value-type="float" office:value="0.498876404494382" calcext:value-type="float">
            <text:p>0.498876404494382</text:p>
          </table:table-cell>
          <table:table-cell office:value-type="float" office:value="0.295275590551181" calcext:value-type="float">
            <text:p>0.295275590551181</text:p>
          </table:table-cell>
          <table:table-cell office:value-type="float" office:value="0.324626865671642" calcext:value-type="float">
            <text:p>0.324626865671642</text:p>
          </table:table-cell>
          <table:table-cell office:value-type="float" office:value="0.438882421420256" calcext:value-type="float">
            <text:p>0.438882421420256</text:p>
          </table:table-cell>
          <table:table-cell office:value-type="float" office:value="0.477477477477478" calcext:value-type="float">
            <text:p>0.47747747747747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456367924528302" calcext:value-type="float">
            <text:p>0.456367924528302</text:p>
          </table:table-cell>
          <table:table-cell office:value-type="float" office:value="0.51006711409396" calcext:value-type="float">
            <text:p>0.51006711409396</text:p>
          </table:table-cell>
          <table:table-cell office:value-type="float" office:value="0.291482028557361" calcext:value-type="float">
            <text:p>0.291482028557361</text:p>
          </table:table-cell>
          <table:table-cell office:value-type="float" office:value="0.328358208955224" calcext:value-type="float">
            <text:p>0.328358208955224</text:p>
          </table:table-cell>
          <table:table-cell office:value-type="float" office:value="0.438084112149533" calcext:value-type="float">
            <text:p>0.438084112149533</text:p>
          </table:table-cell>
          <table:table-cell office:value-type="float" office:value="0.481069042316258" calcext:value-type="float">
            <text:p>0.48106904231625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455457227138643" calcext:value-type="float">
            <text:p>0.455457227138643</text:p>
          </table:table-cell>
          <table:table-cell office:value-type="float" office:value="0.465011286681716" calcext:value-type="float">
            <text:p>0.465011286681716</text:p>
          </table:table-cell>
          <table:table-cell office:value-type="float" office:value="0.28992628992629" calcext:value-type="float">
            <text:p>0.28992628992629</text:p>
          </table:table-cell>
          <table:table-cell office:value-type="float" office:value="0.338345864661654" calcext:value-type="float">
            <text:p>0.338345864661654</text:p>
          </table:table-cell>
          <table:table-cell office:value-type="float" office:value="0.446001167542323" calcext:value-type="float">
            <text:p>0.446001167542323</text:p>
          </table:table-cell>
          <table:table-cell office:value-type="float" office:value="0.47787610619469" calcext:value-type="float">
            <text:p>0.47787610619469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457817109144543" calcext:value-type="float">
            <text:p>0.457817109144543</text:p>
          </table:table-cell>
          <table:table-cell office:value-type="float" office:value="0.49438202247191" calcext:value-type="float">
            <text:p>0.49438202247191</text:p>
          </table:table-cell>
          <table:table-cell office:value-type="float" office:value="0.294436238306253" calcext:value-type="float">
            <text:p>0.294436238306253</text:p>
          </table:table-cell>
          <table:table-cell office:value-type="float" office:value="0.330170777988615" calcext:value-type="float">
            <text:p>0.330170777988615</text:p>
          </table:table-cell>
          <table:table-cell office:value-type="float" office:value="0.438882421420256" calcext:value-type="float">
            <text:p>0.438882421420256</text:p>
          </table:table-cell>
          <table:table-cell office:value-type="float" office:value="0.467706013363029" calcext:value-type="float">
            <text:p>0.467706013363029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4384932313126" calcext:value-type="float">
            <text:p>0.454384932313126</text:p>
          </table:table-cell>
          <table:table-cell office:value-type="float" office:value="0.469525959367946" calcext:value-type="float">
            <text:p>0.469525959367946</text:p>
          </table:table-cell>
          <table:table-cell office:value-type="float" office:value="0.301477832512315" calcext:value-type="float">
            <text:p>0.301477832512315</text:p>
          </table:table-cell>
          <table:table-cell office:value-type="float" office:value="0.324528301886792" calcext:value-type="float">
            <text:p>0.324528301886792</text:p>
          </table:table-cell>
          <table:table-cell office:value-type="float" office:value="0.458940011648224" calcext:value-type="float">
            <text:p>0.458940011648224</text:p>
          </table:table-cell>
          <table:table-cell office:value-type="float" office:value="0.489887640449438" calcext:value-type="float">
            <text:p>0.48988764044943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458357944477259" calcext:value-type="float">
            <text:p>0.458357944477259</text:p>
          </table:table-cell>
          <table:table-cell office:value-type="float" office:value="0.490990990990991" calcext:value-type="float">
            <text:p>0.490990990990991</text:p>
          </table:table-cell>
          <table:table-cell office:value-type="float" office:value="0.286276438760452" calcext:value-type="float">
            <text:p>0.286276438760452</text:p>
          </table:table-cell>
          <table:table-cell office:value-type="float" office:value="0.34018691588785" calcext:value-type="float">
            <text:p>0.34018691588785</text:p>
          </table:table-cell>
          <table:table-cell office:value-type="float" office:value="0.444055944055944" calcext:value-type="float">
            <text:p>0.444055944055944</text:p>
          </table:table-cell>
          <table:table-cell office:value-type="float" office:value="0.47427293064877" calcext:value-type="float">
            <text:p>0.47427293064877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46081319976429" calcext:value-type="float">
            <text:p>0.46081319976429</text:p>
          </table:table-cell>
          <table:table-cell office:value-type="float" office:value="0.486486486486487" calcext:value-type="float">
            <text:p>0.486486486486487</text:p>
          </table:table-cell>
          <table:table-cell office:value-type="float" office:value="0.294985250737463" calcext:value-type="float">
            <text:p>0.294985250737463</text:p>
          </table:table-cell>
          <table:table-cell office:value-type="float" office:value="0.348968105065666" calcext:value-type="float">
            <text:p>0.348968105065666</text:p>
          </table:table-cell>
          <table:table-cell office:value-type="float" office:value="0.44198250728863" calcext:value-type="float">
            <text:p>0.4419825072886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451650943396226" calcext:value-type="float">
            <text:p>0.451650943396226</text:p>
          </table:table-cell>
          <table:table-cell office:value-type="float" office:value="0.453514739229025" calcext:value-type="float">
            <text:p>0.453514739229025</text:p>
          </table:table-cell>
          <table:table-cell office:value-type="float" office:value="0.298963986186482" calcext:value-type="float">
            <text:p>0.298963986186482</text:p>
          </table:table-cell>
          <table:table-cell office:value-type="float" office:value="0.32319391634981" calcext:value-type="float">
            <text:p>0.32319391634981</text:p>
          </table:table-cell>
          <table:table-cell office:value-type="float" office:value="0.443538998835856" calcext:value-type="float">
            <text:p>0.443538998835856</text:p>
          </table:table-cell>
          <table:table-cell office:value-type="float" office:value="0.476614699331849" calcext:value-type="float">
            <text:p>0.476614699331849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468085106382979" calcext:value-type="float">
            <text:p>0.468085106382979</text:p>
          </table:table-cell>
          <table:table-cell office:value-type="float" office:value="0.484162895927602" calcext:value-type="float">
            <text:p>0.484162895927602</text:p>
          </table:table-cell>
          <table:table-cell office:value-type="float" office:value="0.293857493857494" calcext:value-type="float">
            <text:p>0.293857493857494</text:p>
          </table:table-cell>
          <table:table-cell office:value-type="float" office:value="0.326454033771107" calcext:value-type="float">
            <text:p>0.326454033771107</text:p>
          </table:table-cell>
          <table:table-cell office:value-type="float" office:value="0.439509059029807" calcext:value-type="float">
            <text:p>0.439509059029807</text:p>
          </table:table-cell>
          <table:table-cell office:value-type="float" office:value="0.455981941309255" calcext:value-type="float">
            <text:p>0.45598194130925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460176991150443" calcext:value-type="float">
            <text:p>0.460176991150443</text:p>
          </table:table-cell>
          <table:table-cell office:value-type="float" office:value="0.478555304740406" calcext:value-type="float">
            <text:p>0.478555304740406</text:p>
          </table:table-cell>
          <table:table-cell office:value-type="float" office:value="0.28992628992629" calcext:value-type="float">
            <text:p>0.28992628992629</text:p>
          </table:table-cell>
          <table:table-cell office:value-type="float" office:value="0.315985130111524" calcext:value-type="float">
            <text:p>0.315985130111524</text:p>
          </table:table-cell>
          <table:table-cell office:value-type="float" office:value="0.444833625218914" calcext:value-type="float">
            <text:p>0.444833625218914</text:p>
          </table:table-cell>
          <table:table-cell office:value-type="float" office:value="0.506726457399103" calcext:value-type="float">
            <text:p>0.506726457399103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455082742316785" calcext:value-type="float">
            <text:p>0.455082742316785</text:p>
          </table:table-cell>
          <table:table-cell office:value-type="float" office:value="0.496613995485327" calcext:value-type="float">
            <text:p>0.496613995485327</text:p>
          </table:table-cell>
          <table:table-cell office:value-type="float" office:value="0.294001966568338" calcext:value-type="float">
            <text:p>0.294001966568338</text:p>
          </table:table-cell>
          <table:table-cell office:value-type="float" office:value="0.332075471698113" calcext:value-type="float">
            <text:p>0.332075471698113</text:p>
          </table:table-cell>
          <table:table-cell office:value-type="float" office:value="0.438739789964994" calcext:value-type="float">
            <text:p>0.438739789964994</text:p>
          </table:table-cell>
          <table:table-cell office:value-type="float" office:value="0.478935698447894" calcext:value-type="float">
            <text:p>0.478935698447894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464730290456432" calcext:value-type="float">
            <text:p>0.464730290456432</text:p>
          </table:table-cell>
          <table:table-cell office:value-type="float" office:value="0.484162895927602" calcext:value-type="float">
            <text:p>0.484162895927602</text:p>
          </table:table-cell>
          <table:table-cell office:value-type="float" office:value="0.292156862745098" calcext:value-type="float">
            <text:p>0.292156862745098</text:p>
          </table:table-cell>
          <table:table-cell office:value-type="float" office:value="0.326454033771107" calcext:value-type="float">
            <text:p>0.326454033771107</text:p>
          </table:table-cell>
          <table:table-cell office:value-type="float" office:value="0.44093567251462" calcext:value-type="float">
            <text:p>0.44093567251462</text:p>
          </table:table-cell>
          <table:table-cell office:value-type="float" office:value="0.482142857142857" calcext:value-type="float">
            <text:p>0.482142857142857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467455621301775" calcext:value-type="float">
            <text:p>0.467455621301775</text:p>
          </table:table-cell>
          <table:table-cell office:value-type="float" office:value="0.485260770975057" calcext:value-type="float">
            <text:p>0.485260770975057</text:p>
          </table:table-cell>
          <table:table-cell office:value-type="float" office:value="0.288385826771654" calcext:value-type="float">
            <text:p>0.288385826771654</text:p>
          </table:table-cell>
          <table:table-cell office:value-type="float" office:value="0.347663551401869" calcext:value-type="float">
            <text:p>0.347663551401869</text:p>
          </table:table-cell>
          <table:table-cell office:value-type="float" office:value="0.450145772594752" calcext:value-type="float">
            <text:p>0.450145772594752</text:p>
          </table:table-cell>
          <table:table-cell office:value-type="float" office:value="0.498886414253898" calcext:value-type="float">
            <text:p>0.49888641425389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0.486486486486487" calcext:value-type="float">
            <text:p>0.486486486486487</text:p>
          </table:table-cell>
          <table:table-cell office:value-type="float" office:value="0.298331697742885" calcext:value-type="float">
            <text:p>0.298331697742885</text:p>
          </table:table-cell>
          <table:table-cell office:value-type="float" office:value="0.318352059925094" calcext:value-type="float">
            <text:p>0.318352059925094</text:p>
          </table:table-cell>
          <table:table-cell office:value-type="float" office:value="0.448860315604909" calcext:value-type="float">
            <text:p>0.448860315604909</text:p>
          </table:table-cell>
          <table:table-cell office:value-type="float" office:value="0.475113122171946" calcext:value-type="float">
            <text:p>0.47511312217194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7532467532468" calcext:value-type="float">
            <text:p>0.467532467532468</text:p>
          </table:table-cell>
          <table:table-cell office:value-type="float" office:value="0.453514739229025" calcext:value-type="float">
            <text:p>0.453514739229025</text:p>
          </table:table-cell>
          <table:table-cell office:value-type="float" office:value="0.295677799607073" calcext:value-type="float">
            <text:p>0.295677799607073</text:p>
          </table:table-cell>
          <table:table-cell office:value-type="float" office:value="0.329545454545455" calcext:value-type="float">
            <text:p>0.329545454545455</text:p>
          </table:table-cell>
          <table:table-cell office:value-type="float" office:value="0.440023405500293" calcext:value-type="float">
            <text:p>0.440023405500293</text:p>
          </table:table-cell>
          <table:table-cell office:value-type="float" office:value="0.507865168539326" calcext:value-type="float">
            <text:p>0.50786516853932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459539279385706" calcext:value-type="float">
            <text:p>0.459539279385706</text:p>
          </table:table-cell>
          <table:table-cell office:value-type="float" office:value="0.471655328798186" calcext:value-type="float">
            <text:p>0.471655328798186</text:p>
          </table:table-cell>
          <table:table-cell office:value-type="float" office:value="0.294695481335953" calcext:value-type="float">
            <text:p>0.294695481335953</text:p>
          </table:table-cell>
          <table:table-cell office:value-type="float" office:value="0.337760910815939" calcext:value-type="float">
            <text:p>0.337760910815939</text:p>
          </table:table-cell>
          <table:table-cell office:value-type="float" office:value="0.440559440559441" calcext:value-type="float">
            <text:p>0.440559440559441</text:p>
          </table:table-cell>
          <table:table-cell office:value-type="float" office:value="0.458797327394209" calcext:value-type="float">
            <text:p>0.458797327394209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462448255470136" calcext:value-type="float">
            <text:p>0.462448255470136</text:p>
          </table:table-cell>
          <table:table-cell office:value-type="float" office:value="0.510158013544018" calcext:value-type="float">
            <text:p>0.510158013544018</text:p>
          </table:table-cell>
          <table:table-cell office:value-type="float" office:value="0.294985250737463" calcext:value-type="float">
            <text:p>0.294985250737463</text:p>
          </table:table-cell>
          <table:table-cell office:value-type="float" office:value="0.33648393194707" calcext:value-type="float">
            <text:p>0.33648393194707</text:p>
          </table:table-cell>
          <table:table-cell office:value-type="float" office:value="0.435342305441779" calcext:value-type="float">
            <text:p>0.435342305441779</text:p>
          </table:table-cell>
          <table:table-cell office:value-type="float" office:value="0.476404494382022" calcext:value-type="float">
            <text:p>0.476404494382022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475739644970414" calcext:value-type="float">
            <text:p>0.475739644970414</text:p>
          </table:table-cell>
          <table:table-cell office:value-type="float" office:value="0.46606334841629" calcext:value-type="float">
            <text:p>0.46606334841629</text:p>
          </table:table-cell>
          <table:table-cell office:value-type="float" office:value="0.29037037037037" calcext:value-type="float">
            <text:p>0.29037037037037</text:p>
          </table:table-cell>
          <table:table-cell office:value-type="float" office:value="0.33587786259542" calcext:value-type="float">
            <text:p>0.33587786259542</text:p>
          </table:table-cell>
          <table:table-cell office:value-type="float" office:value="0.454173963806188" calcext:value-type="float">
            <text:p>0.454173963806188</text:p>
          </table:table-cell>
          <table:table-cell office:value-type="float" office:value="0.478555304740406" calcext:value-type="float">
            <text:p>0.47855530474040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449292452830189" calcext:value-type="float">
            <text:p>0.449292452830189</text:p>
          </table:table-cell>
          <table:table-cell office:value-type="float" office:value="0.467120181405896" calcext:value-type="float">
            <text:p>0.467120181405896</text:p>
          </table:table-cell>
          <table:table-cell office:value-type="float" office:value="0.29513034923758" calcext:value-type="float">
            <text:p>0.29513034923758</text:p>
          </table:table-cell>
          <table:table-cell office:value-type="float" office:value="0.337121212121212" calcext:value-type="float">
            <text:p>0.337121212121212</text:p>
          </table:table-cell>
          <table:table-cell office:value-type="float" office:value="0.446920821114369" calcext:value-type="float">
            <text:p>0.446920821114369</text:p>
          </table:table-cell>
          <table:table-cell office:value-type="float" office:value="0.473214285714286" calcext:value-type="float">
            <text:p>0.47321428571428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461265523358959" calcext:value-type="float">
            <text:p>0.461265523358959</text:p>
          </table:table-cell>
          <table:table-cell office:value-type="float" office:value="0.490909090909091" calcext:value-type="float">
            <text:p>0.490909090909091</text:p>
          </table:table-cell>
          <table:table-cell office:value-type="float" office:value="0.300344657804037" calcext:value-type="float">
            <text:p>0.300344657804037</text:p>
          </table:table-cell>
          <table:table-cell office:value-type="float" office:value="0.32824427480916" calcext:value-type="float">
            <text:p>0.32824427480916</text:p>
          </table:table-cell>
          <table:table-cell office:value-type="float" office:value="0.439110070257611" calcext:value-type="float">
            <text:p>0.439110070257611</text:p>
          </table:table-cell>
          <table:table-cell office:value-type="float" office:value="0.5" calcext:value-type="float">
            <text:p>0.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461629279811098" calcext:value-type="float">
            <text:p>0.461629279811098</text:p>
          </table:table-cell>
          <table:table-cell office:value-type="float" office:value="0.487584650112867" calcext:value-type="float">
            <text:p>0.487584650112867</text:p>
          </table:table-cell>
          <table:table-cell office:value-type="float" office:value="0.292443572129539" calcext:value-type="float">
            <text:p>0.292443572129539</text:p>
          </table:table-cell>
          <table:table-cell office:value-type="float" office:value="0.340264650283554" calcext:value-type="float">
            <text:p>0.340264650283554</text:p>
          </table:table-cell>
          <table:table-cell office:value-type="float" office:value="0.450819672131148" calcext:value-type="float">
            <text:p>0.450819672131148</text:p>
          </table:table-cell>
          <table:table-cell office:value-type="float" office:value="0.484304932735426" calcext:value-type="float">
            <text:p>0.48430493273542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463630987581313" calcext:value-type="float">
            <text:p>0.463630987581313</text:p>
          </table:table-cell>
          <table:table-cell office:value-type="float" office:value="0.475113122171946" calcext:value-type="float">
            <text:p>0.475113122171946</text:p>
          </table:table-cell>
          <table:table-cell office:value-type="float" office:value="0.297390448055145" calcext:value-type="float">
            <text:p>0.297390448055145</text:p>
          </table:table-cell>
          <table:table-cell office:value-type="float" office:value="0.316793893129771" calcext:value-type="float">
            <text:p>0.316793893129771</text:p>
          </table:table-cell>
          <table:table-cell office:value-type="float" office:value="0.435446009389671" calcext:value-type="float">
            <text:p>0.435446009389671</text:p>
          </table:table-cell>
          <table:table-cell office:value-type="float" office:value="0.452914798206278" calcext:value-type="float">
            <text:p>0.45291479820627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452225519287834" calcext:value-type="float">
            <text:p>0.452225519287834</text:p>
          </table:table-cell>
          <table:table-cell office:value-type="float" office:value="0.455580865603645" calcext:value-type="float">
            <text:p>0.455580865603645</text:p>
          </table:table-cell>
          <table:table-cell office:value-type="float" office:value="0.297536945812808" calcext:value-type="float">
            <text:p>0.297536945812808</text:p>
          </table:table-cell>
          <table:table-cell office:value-type="float" office:value="0.322097378277153" calcext:value-type="float">
            <text:p>0.322097378277153</text:p>
          </table:table-cell>
          <table:table-cell office:value-type="float" office:value="0.42715038033938" calcext:value-type="float">
            <text:p>0.42715038033938</text:p>
          </table:table-cell>
          <table:table-cell office:value-type="float" office:value="0.487584650112867" calcext:value-type="float">
            <text:p>0.487584650112867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459443457667259" calcext:value-type="float">
            <text:p>0.459443457667259</text:p>
          </table:table-cell>
          <table:table-cell office:value-type="float" office:value="0.459090909090909" calcext:value-type="float">
            <text:p>0.459090909090909</text:p>
          </table:table-cell>
          <table:table-cell office:value-type="float" office:value="0.286417322834646" calcext:value-type="float">
            <text:p>0.286417322834646</text:p>
          </table:table-cell>
          <table:table-cell office:value-type="float" office:value="0.33147113594041" calcext:value-type="float">
            <text:p>0.33147113594041</text:p>
          </table:table-cell>
          <table:table-cell office:value-type="float" office:value="0.449122807017544" calcext:value-type="float">
            <text:p>0.449122807017544</text:p>
          </table:table-cell>
          <table:table-cell office:value-type="float" office:value="0.503370786516854" calcext:value-type="float">
            <text:p>0.503370786516854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49851632047478" calcext:value-type="float">
            <text:p>0.449851632047478</text:p>
          </table:table-cell>
          <table:table-cell office:value-type="float" office:value="0.475113122171946" calcext:value-type="float">
            <text:p>0.475113122171946</text:p>
          </table:table-cell>
          <table:table-cell office:value-type="float" office:value="0.295275590551181" calcext:value-type="float">
            <text:p>0.295275590551181</text:p>
          </table:table-cell>
          <table:table-cell office:value-type="float" office:value="0.301675977653631" calcext:value-type="float">
            <text:p>0.301675977653631</text:p>
          </table:table-cell>
          <table:table-cell office:value-type="float" office:value="0.444314185228605" calcext:value-type="float">
            <text:p>0.444314185228605</text:p>
          </table:table-cell>
          <table:table-cell office:value-type="float" office:value="0.469525959367946" calcext:value-type="float">
            <text:p>0.46952595936794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460355029585799" calcext:value-type="float">
            <text:p>0.460355029585799</text:p>
          </table:table-cell>
          <table:table-cell office:value-type="float" office:value="0.467120181405896" calcext:value-type="float">
            <text:p>0.467120181405896</text:p>
          </table:table-cell>
          <table:table-cell office:value-type="float" office:value="0.299607072691552" calcext:value-type="float">
            <text:p>0.299607072691552</text:p>
          </table:table-cell>
          <table:table-cell office:value-type="float" office:value="0.337121212121212" calcext:value-type="float">
            <text:p>0.337121212121212</text:p>
          </table:table-cell>
          <table:table-cell office:value-type="float" office:value="0.443534230544178" calcext:value-type="float">
            <text:p>0.443534230544178</text:p>
          </table:table-cell>
          <table:table-cell office:value-type="float" office:value="0.468468468468469" calcext:value-type="float">
            <text:p>0.468468468468469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454976303317535" calcext:value-type="float">
            <text:p>0.454976303317535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301775147928994" calcext:value-type="float">
            <text:p>0.301775147928994</text:p>
          </table:table-cell>
          <table:table-cell office:value-type="float" office:value="0.330170777988615" calcext:value-type="float">
            <text:p>0.330170777988615</text:p>
          </table:table-cell>
          <table:table-cell office:value-type="float" office:value="0.440399295361127" calcext:value-type="float">
            <text:p>0.440399295361127</text:p>
          </table:table-cell>
          <table:table-cell office:value-type="float" office:value="0.440449438202247" calcext:value-type="float">
            <text:p>0.440449438202247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454706927175844" calcext:value-type="float">
            <text:p>0.454706927175844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293713163064833" calcext:value-type="float">
            <text:p>0.293713163064833</text:p>
          </table:table-cell>
          <table:table-cell office:value-type="float" office:value="0.35" calcext:value-type="float">
            <text:p>0.35</text:p>
          </table:table-cell>
          <table:table-cell office:value-type="float" office:value="0.442882249560633" calcext:value-type="float">
            <text:p>0.442882249560633</text:p>
          </table:table-cell>
          <table:table-cell office:value-type="float" office:value="0.472727272727273" calcext:value-type="float">
            <text:p>0.472727272727273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448009506833036" calcext:value-type="float">
            <text:p>0.448009506833036</text:p>
          </table:table-cell>
          <table:table-cell office:value-type="float" office:value="0.475113122171946" calcext:value-type="float">
            <text:p>0.475113122171946</text:p>
          </table:table-cell>
          <table:table-cell office:value-type="float" office:value="0.294146581406788" calcext:value-type="float">
            <text:p>0.294146581406788</text:p>
          </table:table-cell>
          <table:table-cell office:value-type="float" office:value="0.33955223880597" calcext:value-type="float">
            <text:p>0.33955223880597</text:p>
          </table:table-cell>
          <table:table-cell office:value-type="float" office:value="0.447445684086905" calcext:value-type="float">
            <text:p>0.447445684086905</text:p>
          </table:table-cell>
          <table:table-cell office:value-type="float" office:value="0.452488687782805" calcext:value-type="float">
            <text:p>0.45248868778280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45643153526971" calcext:value-type="float">
            <text:p>0.45643153526971</text:p>
          </table:table-cell>
          <table:table-cell office:value-type="float" office:value="0.451025056947608" calcext:value-type="float">
            <text:p>0.451025056947608</text:p>
          </table:table-cell>
          <table:table-cell office:value-type="float" office:value="0.301181102362205" calcext:value-type="float">
            <text:p>0.301181102362205</text:p>
          </table:table-cell>
          <table:table-cell office:value-type="float" office:value="0.332710280373832" calcext:value-type="float">
            <text:p>0.33271028037383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0.446952595936795" calcext:value-type="float">
            <text:p>0.44695259593679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460900473933649" calcext:value-type="float">
            <text:p>0.460900473933649</text:p>
          </table:table-cell>
          <table:table-cell office:value-type="float" office:value="0.471655328798186" calcext:value-type="float">
            <text:p>0.471655328798186</text:p>
          </table:table-cell>
          <table:table-cell office:value-type="float" office:value="0.29553264604811" calcext:value-type="float">
            <text:p>0.29553264604811</text:p>
          </table:table-cell>
          <table:table-cell office:value-type="float" office:value="0.323917137476459" calcext:value-type="float">
            <text:p>0.323917137476459</text:p>
          </table:table-cell>
          <table:table-cell office:value-type="float" office:value="0.449003516998828" calcext:value-type="float">
            <text:p>0.449003516998828</text:p>
          </table:table-cell>
          <table:table-cell office:value-type="float" office:value="0.45945945945946" calcext:value-type="float">
            <text:p>0.4594594594594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458259325044405" calcext:value-type="float">
            <text:p>0.458259325044405</text:p>
          </table:table-cell>
          <table:table-cell office:value-type="float" office:value="0.472727272727273" calcext:value-type="float">
            <text:p>0.472727272727273</text:p>
          </table:table-cell>
          <table:table-cell office:value-type="float" office:value="0.297350343473994" calcext:value-type="float">
            <text:p>0.297350343473994</text:p>
          </table:table-cell>
          <table:table-cell office:value-type="float" office:value="0.316981132075472" calcext:value-type="float">
            <text:p>0.316981132075472</text:p>
          </table:table-cell>
          <table:table-cell office:value-type="float" office:value="0.456739258387287" calcext:value-type="float">
            <text:p>0.456739258387287</text:p>
          </table:table-cell>
          <table:table-cell office:value-type="float" office:value="0.484162895927602" calcext:value-type="float">
            <text:p>0.484162895927602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462908011869436" calcext:value-type="float">
            <text:p>0.462908011869436</text:p>
          </table:table-cell>
          <table:table-cell office:value-type="float" office:value="0.45" calcext:value-type="float">
            <text:p>0.45</text:p>
          </table:table-cell>
          <table:table-cell office:value-type="float" office:value="0.294117647058823" calcext:value-type="float">
            <text:p>0.294117647058823</text:p>
          </table:table-cell>
          <table:table-cell office:value-type="float" office:value="0.312849162011173" calcext:value-type="float">
            <text:p>0.312849162011173</text:p>
          </table:table-cell>
          <table:table-cell office:value-type="float" office:value="0.439509059029807" calcext:value-type="float">
            <text:p>0.439509059029807</text:p>
          </table:table-cell>
          <table:table-cell office:value-type="float" office:value="0.483069977426637" calcext:value-type="float">
            <text:p>0.483069977426637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446026097271649" calcext:value-type="float">
            <text:p>0.446026097271649</text:p>
          </table:table-cell>
          <table:table-cell office:value-type="float" office:value="0.459090909090909" calcext:value-type="float">
            <text:p>0.459090909090909</text:p>
          </table:table-cell>
          <table:table-cell office:value-type="float" office:value="0.297496318114875" calcext:value-type="float">
            <text:p>0.297496318114875</text:p>
          </table:table-cell>
          <table:table-cell office:value-type="float" office:value="0.321969696969697" calcext:value-type="float">
            <text:p>0.321969696969697</text:p>
          </table:table-cell>
          <table:table-cell office:value-type="float" office:value="0.441436138905238" calcext:value-type="float">
            <text:p>0.441436138905238</text:p>
          </table:table-cell>
          <table:table-cell office:value-type="float" office:value="0.457013574660633" calcext:value-type="float">
            <text:p>0.457013574660633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3412462908012" calcext:value-type="float">
            <text:p>0.453412462908012</text:p>
          </table:table-cell>
          <table:table-cell office:value-type="float" office:value="0.424657534246575" calcext:value-type="float">
            <text:p>0.424657534246575</text:p>
          </table:table-cell>
          <table:table-cell office:value-type="float" office:value="0.295823095823096" calcext:value-type="float">
            <text:p>0.295823095823096</text:p>
          </table:table-cell>
          <table:table-cell office:value-type="float" office:value="0.318785578747628" calcext:value-type="float">
            <text:p>0.318785578747628</text:p>
          </table:table-cell>
          <table:table-cell office:value-type="float" office:value="0.446144791053561" calcext:value-type="float">
            <text:p>0.446144791053561</text:p>
          </table:table-cell>
          <table:table-cell office:value-type="float" office:value="0.463963963963964" calcext:value-type="float">
            <text:p>0.463963963963964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451306413301663" calcext:value-type="float">
            <text:p>0.451306413301663</text:p>
          </table:table-cell>
          <table:table-cell office:value-type="float" office:value="0.484162895927602" calcext:value-type="float">
            <text:p>0.484162895927602</text:p>
          </table:table-cell>
          <table:table-cell office:value-type="float" office:value="0.293973542381186" calcext:value-type="float">
            <text:p>0.293973542381186</text:p>
          </table:table-cell>
          <table:table-cell office:value-type="float" office:value="0.319391634980989" calcext:value-type="float">
            <text:p>0.319391634980989</text:p>
          </table:table-cell>
          <table:table-cell office:value-type="float" office:value="0.427732079905993" calcext:value-type="float">
            <text:p>0.427732079905993</text:p>
          </table:table-cell>
          <table:table-cell office:value-type="float" office:value="0.442953020134228" calcext:value-type="float">
            <text:p>0.44295302013422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455516014234876" calcext:value-type="float">
            <text:p>0.455516014234876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0.295968534906588" calcext:value-type="float">
            <text:p>0.295968534906588</text:p>
          </table:table-cell>
          <table:table-cell office:value-type="float" office:value="0.340996168582376" calcext:value-type="float">
            <text:p>0.340996168582376</text:p>
          </table:table-cell>
          <table:table-cell office:value-type="float" office:value="0.433607520564042" calcext:value-type="float">
            <text:p>0.433607520564042</text:p>
          </table:table-cell>
          <table:table-cell office:value-type="float" office:value="0.475113122171946" calcext:value-type="float">
            <text:p>0.47511312217194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455516014234876" calcext:value-type="float">
            <text:p>0.455516014234876</text:p>
          </table:table-cell>
          <table:table-cell office:value-type="float" office:value="0.422018348623853" calcext:value-type="float">
            <text:p>0.422018348623853</text:p>
          </table:table-cell>
          <table:table-cell office:value-type="float" office:value="0.291482028557361" calcext:value-type="float">
            <text:p>0.291482028557361</text:p>
          </table:table-cell>
          <table:table-cell office:value-type="float" office:value="0.340909090909091" calcext:value-type="float">
            <text:p>0.340909090909091</text:p>
          </table:table-cell>
          <table:table-cell office:value-type="float" office:value="0.445754716981132" calcext:value-type="float">
            <text:p>0.445754716981132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447212336892052" calcext:value-type="float">
            <text:p>0.447212336892052</text:p>
          </table:table-cell>
          <table:table-cell office:value-type="float" office:value="0.446469248291572" calcext:value-type="float">
            <text:p>0.446469248291572</text:p>
          </table:table-cell>
          <table:table-cell office:value-type="float" office:value="0.295275590551181" calcext:value-type="float">
            <text:p>0.295275590551181</text:p>
          </table:table-cell>
          <table:table-cell office:value-type="float" office:value="0.345489443378119" calcext:value-type="float">
            <text:p>0.345489443378119</text:p>
          </table:table-cell>
          <table:table-cell office:value-type="float" office:value="0.44093567251462" calcext:value-type="float">
            <text:p>0.44093567251462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457244655581948" calcext:value-type="float">
            <text:p>0.457244655581948</text:p>
          </table:table-cell>
          <table:table-cell office:value-type="float" office:value="0.447488584474886" calcext:value-type="float">
            <text:p>0.447488584474886</text:p>
          </table:table-cell>
          <table:table-cell office:value-type="float" office:value="0.29866929521932" calcext:value-type="float">
            <text:p>0.29866929521932</text:p>
          </table:table-cell>
          <table:table-cell office:value-type="float" office:value="0.325842696629213" calcext:value-type="float">
            <text:p>0.325842696629213</text:p>
          </table:table-cell>
          <table:table-cell office:value-type="float" office:value="0.42899233942251" calcext:value-type="float">
            <text:p>0.42899233942251</text:p>
          </table:table-cell>
          <table:table-cell office:value-type="float" office:value="0.46606334841629" calcext:value-type="float">
            <text:p>0.46606334841629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456702253855279" calcext:value-type="float">
            <text:p>0.456702253855279</text:p>
          </table:table-cell>
          <table:table-cell office:value-type="float" office:value="0.455580865603645" calcext:value-type="float">
            <text:p>0.455580865603645</text:p>
          </table:table-cell>
          <table:table-cell office:value-type="float" office:value="0.293018682399213" calcext:value-type="float">
            <text:p>0.293018682399213</text:p>
          </table:table-cell>
          <table:table-cell office:value-type="float" office:value="0.314018691588785" calcext:value-type="float">
            <text:p>0.314018691588785</text:p>
          </table:table-cell>
          <table:table-cell office:value-type="float" office:value="0.440399295361127" calcext:value-type="float">
            <text:p>0.440399295361127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441141498216409" calcext:value-type="float">
            <text:p>0.441141498216409</text:p>
          </table:table-cell>
          <table:table-cell office:value-type="float" office:value="0.460136674259681" calcext:value-type="float">
            <text:p>0.460136674259681</text:p>
          </table:table-cell>
          <table:table-cell office:value-type="float" office:value="0.297204512015694" calcext:value-type="float">
            <text:p>0.297204512015694</text:p>
          </table:table-cell>
          <table:table-cell office:value-type="float" office:value="0.330827067669173" calcext:value-type="float">
            <text:p>0.330827067669173</text:p>
          </table:table-cell>
          <table:table-cell office:value-type="float" office:value="0.439340400471143" calcext:value-type="float">
            <text:p>0.439340400471143</text:p>
          </table:table-cell>
          <table:table-cell office:value-type="float" office:value="0.478555304740406" calcext:value-type="float">
            <text:p>0.47855530474040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461995249406176" calcext:value-type="float">
            <text:p>0.461995249406176</text:p>
          </table:table-cell>
          <table:table-cell office:value-type="float" office:value="0.442922374429224" calcext:value-type="float">
            <text:p>0.442922374429224</text:p>
          </table:table-cell>
          <table:table-cell office:value-type="float" office:value="0.303536345776031" calcext:value-type="float">
            <text:p>0.303536345776031</text:p>
          </table:table-cell>
          <table:table-cell office:value-type="float" office:value="0.324528301886792" calcext:value-type="float">
            <text:p>0.324528301886792</text:p>
          </table:table-cell>
          <table:table-cell office:value-type="float" office:value="0.433962264150943" calcext:value-type="float">
            <text:p>0.433962264150943</text:p>
          </table:table-cell>
          <table:table-cell office:value-type="float" office:value="0.443438914027149" calcext:value-type="float">
            <text:p>0.443438914027149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453301606186794" calcext:value-type="float">
            <text:p>0.453301606186794</text:p>
          </table:table-cell>
          <table:table-cell office:value-type="float" office:value="0.446469248291572" calcext:value-type="float">
            <text:p>0.446469248291572</text:p>
          </table:table-cell>
          <table:table-cell office:value-type="float" office:value="0.303089749877391" calcext:value-type="float">
            <text:p>0.303089749877391</text:p>
          </table:table-cell>
          <table:table-cell office:value-type="float" office:value="0.324626865671642" calcext:value-type="float">
            <text:p>0.324626865671642</text:p>
          </table:table-cell>
          <table:table-cell office:value-type="float" office:value="0.436363636363636" calcext:value-type="float">
            <text:p>0.436363636363636</text:p>
          </table:table-cell>
          <table:table-cell office:value-type="float" office:value="0.472972972972973" calcext:value-type="float">
            <text:p>0.472972972972973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2857142857143" calcext:value-type="float">
            <text:p>0.442857142857143</text:p>
          </table:table-cell>
          <table:table-cell office:value-type="float" office:value="0.442922374429224" calcext:value-type="float">
            <text:p>0.442922374429224</text:p>
          </table:table-cell>
          <table:table-cell office:value-type="float" office:value="0.289783889980354" calcext:value-type="float">
            <text:p>0.289783889980354</text:p>
          </table:table-cell>
          <table:table-cell office:value-type="float" office:value="0.327619047619048" calcext:value-type="float">
            <text:p>0.327619047619048</text:p>
          </table:table-cell>
          <table:table-cell office:value-type="float" office:value="0.446670595167943" calcext:value-type="float">
            <text:p>0.446670595167943</text:p>
          </table:table-cell>
          <table:table-cell office:value-type="float" office:value="0.467415730337079" calcext:value-type="float">
            <text:p>0.467415730337079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429223744292237" calcext:value-type="float">
            <text:p>0.429223744292237</text:p>
          </table:table-cell>
          <table:table-cell office:value-type="float" office:value="0.300884955752212" calcext:value-type="float">
            <text:p>0.300884955752212</text:p>
          </table:table-cell>
          <table:table-cell office:value-type="float" office:value="0.335216572504708" calcext:value-type="float">
            <text:p>0.335216572504708</text:p>
          </table:table-cell>
          <table:table-cell office:value-type="float" office:value="0.440117994100295" calcext:value-type="float">
            <text:p>0.440117994100295</text:p>
          </table:table-cell>
          <table:table-cell office:value-type="float" office:value="0.463963963963964" calcext:value-type="float">
            <text:p>0.463963963963964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44854253420583" calcext:value-type="float">
            <text:p>0.44854253420583</text:p>
          </table:table-cell>
          <table:table-cell office:value-type="float" office:value="0.447488584474886" calcext:value-type="float">
            <text:p>0.447488584474886</text:p>
          </table:table-cell>
          <table:table-cell office:value-type="float" office:value="0.299607072691552" calcext:value-type="float">
            <text:p>0.299607072691552</text:p>
          </table:table-cell>
          <table:table-cell office:value-type="float" office:value="0.314606741573034" calcext:value-type="float">
            <text:p>0.314606741573034</text:p>
          </table:table-cell>
          <table:table-cell office:value-type="float" office:value="0.442216981132076" calcext:value-type="float">
            <text:p>0.442216981132076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452111838191553" calcext:value-type="float">
            <text:p>0.452111838191553</text:p>
          </table:table-cell>
          <table:table-cell office:value-type="float" office:value="0.441913439635535" calcext:value-type="float">
            <text:p>0.441913439635535</text:p>
          </table:table-cell>
          <table:table-cell office:value-type="float" office:value="0.297935103244838" calcext:value-type="float">
            <text:p>0.297935103244838</text:p>
          </table:table-cell>
          <table:table-cell office:value-type="float" office:value="0.348484848484848" calcext:value-type="float">
            <text:p>0.348484848484848</text:p>
          </table:table-cell>
          <table:table-cell office:value-type="float" office:value="0.449676280164803" calcext:value-type="float">
            <text:p>0.449676280164803</text:p>
          </table:table-cell>
          <table:table-cell office:value-type="float" office:value="0.448979591836735" calcext:value-type="float">
            <text:p>0.44897959183673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447352766210589" calcext:value-type="float">
            <text:p>0.447352766210589</text:p>
          </table:table-cell>
          <table:table-cell office:value-type="float" office:value="0.442922374429224" calcext:value-type="float">
            <text:p>0.442922374429224</text:p>
          </table:table-cell>
          <table:table-cell office:value-type="float" office:value="0.287260206591244" calcext:value-type="float">
            <text:p>0.287260206591244</text:p>
          </table:table-cell>
          <table:table-cell office:value-type="float" office:value="0.319548872180451" calcext:value-type="float">
            <text:p>0.319548872180451</text:p>
          </table:table-cell>
          <table:table-cell office:value-type="float" office:value="0.444835680751174" calcext:value-type="float">
            <text:p>0.444835680751174</text:p>
          </table:table-cell>
          <table:table-cell office:value-type="float" office:value="0.479638009049774" calcext:value-type="float">
            <text:p>0.479638009049774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453571428571429" calcext:value-type="float">
            <text:p>0.453571428571429</text:p>
          </table:table-cell>
          <table:table-cell office:value-type="float" office:value="0.432801822323462" calcext:value-type="float">
            <text:p>0.432801822323462</text:p>
          </table:table-cell>
          <table:table-cell office:value-type="float" office:value="0.291052114060964" calcext:value-type="float">
            <text:p>0.291052114060964</text:p>
          </table:table-cell>
          <table:table-cell office:value-type="float" office:value="0.345351043643264" calcext:value-type="float">
            <text:p>0.345351043643264</text:p>
          </table:table-cell>
          <table:table-cell office:value-type="float" office:value="0.441297935103245" calcext:value-type="float">
            <text:p>0.441297935103245</text:p>
          </table:table-cell>
          <table:table-cell office:value-type="float" office:value="0.443438914027149" calcext:value-type="float">
            <text:p>0.443438914027149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448398576512455" calcext:value-type="float">
            <text:p>0.448398576512455</text:p>
          </table:table-cell>
          <table:table-cell office:value-type="float" office:value="0.441913439635535" calcext:value-type="float">
            <text:p>0.441913439635535</text:p>
          </table:table-cell>
          <table:table-cell office:value-type="float" office:value="0.296990626541687" calcext:value-type="float">
            <text:p>0.296990626541687</text:p>
          </table:table-cell>
          <table:table-cell office:value-type="float" office:value="0.32887189292543" calcext:value-type="float">
            <text:p>0.3288718929254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0.465011286681716" calcext:value-type="float">
            <text:p>0.46501128668171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442857142857143" calcext:value-type="float">
            <text:p>0.442857142857143</text:p>
          </table:table-cell>
          <table:table-cell office:value-type="float" office:value="0.434782608695652" calcext:value-type="float">
            <text:p>0.434782608695652</text:p>
          </table:table-cell>
          <table:table-cell office:value-type="float" office:value="0.299703264094956" calcext:value-type="float">
            <text:p>0.299703264094956</text:p>
          </table:table-cell>
          <table:table-cell office:value-type="float" office:value="0.338403041825095" calcext:value-type="float">
            <text:p>0.338403041825095</text:p>
          </table:table-cell>
          <table:table-cell office:value-type="float" office:value="0.437904649793996" calcext:value-type="float">
            <text:p>0.437904649793996</text:p>
          </table:table-cell>
          <table:table-cell office:value-type="float" office:value="0.443438914027149" calcext:value-type="float">
            <text:p>0.443438914027149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443384982121573" calcext:value-type="float">
            <text:p>0.443384982121573</text:p>
          </table:table-cell>
          <table:table-cell office:value-type="float" office:value="0.485260770975057" calcext:value-type="float">
            <text:p>0.485260770975057</text:p>
          </table:table-cell>
          <table:table-cell office:value-type="float" office:value="0.292587137947963" calcext:value-type="float">
            <text:p>0.292587137947963</text:p>
          </table:table-cell>
          <table:table-cell office:value-type="float" office:value="0.32258064516129" calcext:value-type="float">
            <text:p>0.32258064516129</text:p>
          </table:table-cell>
          <table:table-cell office:value-type="float" office:value="0.440377804014168" calcext:value-type="float">
            <text:p>0.440377804014168</text:p>
          </table:table-cell>
          <table:table-cell office:value-type="float" office:value="0.446469248291572" calcext:value-type="float">
            <text:p>0.446469248291572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468181818181818" calcext:value-type="float">
            <text:p>0.468181818181818</text:p>
          </table:table-cell>
          <table:table-cell office:value-type="float" office:value="0.288790993636809" calcext:value-type="float">
            <text:p>0.288790993636809</text:p>
          </table:table-cell>
          <table:table-cell office:value-type="float" office:value="0.351816443594646" calcext:value-type="float">
            <text:p>0.351816443594646</text:p>
          </table:table-cell>
          <table:table-cell office:value-type="float" office:value="0.43905325443787" calcext:value-type="float">
            <text:p>0.43905325443787</text:p>
          </table:table-cell>
          <table:table-cell office:value-type="float" office:value="0.471655328798186" calcext:value-type="float">
            <text:p>0.47165532879818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62998215348" calcext:value-type="float">
            <text:p>0.446162998215348</text:p>
          </table:table-cell>
          <table:table-cell office:value-type="float" office:value="0.434782608695652" calcext:value-type="float">
            <text:p>0.434782608695652</text:p>
          </table:table-cell>
          <table:table-cell office:value-type="float" office:value="0.294436238306253" calcext:value-type="float">
            <text:p>0.294436238306253</text:p>
          </table:table-cell>
          <table:table-cell office:value-type="float" office:value="0.337760910815939" calcext:value-type="float">
            <text:p>0.337760910815939</text:p>
          </table:table-cell>
          <table:table-cell office:value-type="float" office:value="0.438162544169611" calcext:value-type="float">
            <text:p>0.438162544169611</text:p>
          </table:table-cell>
          <table:table-cell office:value-type="float" office:value="0.451467268623025" calcext:value-type="float">
            <text:p>0.45146726862302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44854253420583" calcext:value-type="float">
            <text:p>0.44854253420583</text:p>
          </table:table-cell>
          <table:table-cell office:value-type="float" office:value="0.441913439635535" calcext:value-type="float">
            <text:p>0.441913439635535</text:p>
          </table:table-cell>
          <table:table-cell office:value-type="float" office:value="0.291748526522593" calcext:value-type="float">
            <text:p>0.291748526522593</text:p>
          </table:table-cell>
          <table:table-cell office:value-type="float" office:value="0.340344168260038" calcext:value-type="float">
            <text:p>0.340344168260038</text:p>
          </table:table-cell>
          <table:table-cell office:value-type="float" office:value="0.441819255759008" calcext:value-type="float">
            <text:p>0.441819255759008</text:p>
          </table:table-cell>
          <table:table-cell office:value-type="float" office:value="0.453932584269663" calcext:value-type="float">
            <text:p>0.453932584269663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428316478286734" calcext:value-type="float">
            <text:p>0.428316478286734</text:p>
          </table:table-cell>
          <table:table-cell office:value-type="float" office:value="0.422018348623853" calcext:value-type="float">
            <text:p>0.422018348623853</text:p>
          </table:table-cell>
          <table:table-cell office:value-type="float" office:value="0.293857493857494" calcext:value-type="float">
            <text:p>0.293857493857494</text:p>
          </table:table-cell>
          <table:table-cell office:value-type="float" office:value="0.365714285714286" calcext:value-type="float">
            <text:p>0.365714285714286</text:p>
          </table:table-cell>
          <table:table-cell office:value-type="float" office:value="0.453791469194313" calcext:value-type="float">
            <text:p>0.453791469194313</text:p>
          </table:table-cell>
          <table:table-cell office:value-type="float" office:value="0.455981941309255" calcext:value-type="float">
            <text:p>0.45598194130925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435714285714286" calcext:value-type="float">
            <text:p>0.435714285714286</text:p>
          </table:table-cell>
          <table:table-cell office:value-type="float" office:value="0.422018348623853" calcext:value-type="float">
            <text:p>0.422018348623853</text:p>
          </table:table-cell>
          <table:table-cell office:value-type="float" office:value="0.299901671583088" calcext:value-type="float">
            <text:p>0.299901671583088</text:p>
          </table:table-cell>
          <table:table-cell office:value-type="float" office:value="0.330769230769231" calcext:value-type="float">
            <text:p>0.330769230769231</text:p>
          </table:table-cell>
          <table:table-cell office:value-type="float" office:value="0.442080378250591" calcext:value-type="float">
            <text:p>0.442080378250591</text:p>
          </table:table-cell>
          <table:table-cell office:value-type="float" office:value="0.453514739229025" calcext:value-type="float">
            <text:p>0.45351473922902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441001191895113" calcext:value-type="float">
            <text:p>0.441001191895113</text:p>
          </table:table-cell>
          <table:table-cell office:value-type="float" office:value="0.409195402298851" calcext:value-type="float">
            <text:p>0.409195402298851</text:p>
          </table:table-cell>
          <table:table-cell office:value-type="float" office:value="0.296551724137931" calcext:value-type="float">
            <text:p>0.296551724137931</text:p>
          </table:table-cell>
          <table:table-cell office:value-type="float" office:value="0.345864661654135" calcext:value-type="float">
            <text:p>0.345864661654135</text:p>
          </table:table-cell>
          <table:table-cell office:value-type="float" office:value="0.427895981087471" calcext:value-type="float">
            <text:p>0.427895981087471</text:p>
          </table:table-cell>
          <table:table-cell office:value-type="float" office:value="0.455981941309255" calcext:value-type="float">
            <text:p>0.45598194130925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442456768038163" calcext:value-type="float">
            <text:p>0.442456768038163</text:p>
          </table:table-cell>
          <table:table-cell office:value-type="float" office:value="0.442922374429224" calcext:value-type="float">
            <text:p>0.442922374429224</text:p>
          </table:table-cell>
          <table:table-cell office:value-type="float" office:value="0.301626416954165" calcext:value-type="float">
            <text:p>0.301626416954165</text:p>
          </table:table-cell>
          <table:table-cell office:value-type="float" office:value="0.33206106870229" calcext:value-type="float">
            <text:p>0.33206106870229</text:p>
          </table:table-cell>
          <table:table-cell office:value-type="float" office:value="0.441819255759008" calcext:value-type="float">
            <text:p>0.441819255759008</text:p>
          </table:table-cell>
          <table:table-cell office:value-type="float" office:value="0.448979591836735" calcext:value-type="float">
            <text:p>0.44897959183673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441403926234384" calcext:value-type="float">
            <text:p>0.441403926234384</text:p>
          </table:table-cell>
          <table:table-cell office:value-type="float" office:value="0.426605504587156" calcext:value-type="float">
            <text:p>0.426605504587156</text:p>
          </table:table-cell>
          <table:table-cell office:value-type="float" office:value="0.301032956222332" calcext:value-type="float">
            <text:p>0.301032956222332</text:p>
          </table:table-cell>
          <table:table-cell office:value-type="float" office:value="0.332703213610586" calcext:value-type="float">
            <text:p>0.332703213610586</text:p>
          </table:table-cell>
          <table:table-cell office:value-type="float" office:value="0.42679312388856" calcext:value-type="float">
            <text:p>0.42679312388856</text:p>
          </table:table-cell>
          <table:table-cell office:value-type="float" office:value="0.455580865603645" calcext:value-type="float">
            <text:p>0.45558086560364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443384982121573" calcext:value-type="float">
            <text:p>0.443384982121573</text:p>
          </table:table-cell>
          <table:table-cell office:value-type="float" office:value="0.439359267734554" calcext:value-type="float">
            <text:p>0.439359267734554</text:p>
          </table:table-cell>
          <table:table-cell office:value-type="float" office:value="0.298963986186482" calcext:value-type="float">
            <text:p>0.298963986186482</text:p>
          </table:table-cell>
          <table:table-cell office:value-type="float" office:value="0.33587786259542" calcext:value-type="float">
            <text:p>0.33587786259542</text:p>
          </table:table-cell>
          <table:table-cell office:value-type="float" office:value="0.436686390532544" calcext:value-type="float">
            <text:p>0.436686390532544</text:p>
          </table:table-cell>
          <table:table-cell office:value-type="float" office:value="0.463636363636364" calcext:value-type="float">
            <text:p>0.463636363636364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444708680142687" calcext:value-type="float">
            <text:p>0.444708680142687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00980392156863" calcext:value-type="float">
            <text:p>0.300980392156863</text:p>
          </table:table-cell>
          <table:table-cell office:value-type="float" office:value="0.332075471698113" calcext:value-type="float">
            <text:p>0.332075471698113</text:p>
          </table:table-cell>
          <table:table-cell office:value-type="float" office:value="0.42603550295858" calcext:value-type="float">
            <text:p>0.42603550295858</text:p>
          </table:table-cell>
          <table:table-cell office:value-type="float" office:value="0.483069977426637" calcext:value-type="float">
            <text:p>0.483069977426637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441929720071471" calcext:value-type="float">
            <text:p>0.441929720071471</text:p>
          </table:table-cell>
          <table:table-cell office:value-type="float" office:value="0.426605504587156" calcext:value-type="float">
            <text:p>0.426605504587156</text:p>
          </table:table-cell>
          <table:table-cell office:value-type="float" office:value="0.299706170421156" calcext:value-type="float">
            <text:p>0.299706170421156</text:p>
          </table:table-cell>
          <table:table-cell office:value-type="float" office:value="0.335907335907336" calcext:value-type="float">
            <text:p>0.335907335907336</text:p>
          </table:table-cell>
          <table:table-cell office:value-type="float" office:value="0.450503852993479" calcext:value-type="float">
            <text:p>0.450503852993479</text:p>
          </table:table-cell>
          <table:table-cell office:value-type="float" office:value="0.463636363636364" calcext:value-type="float">
            <text:p>0.463636363636364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27890345649583" calcext:value-type="float">
            <text:p>0.427890345649583</text:p>
          </table:table-cell>
          <table:table-cell office:value-type="float" office:value="0.452054794520548" calcext:value-type="float">
            <text:p>0.452054794520548</text:p>
          </table:table-cell>
          <table:table-cell office:value-type="float" office:value="0.294146581406788" calcext:value-type="float">
            <text:p>0.294146581406788</text:p>
          </table:table-cell>
          <table:table-cell office:value-type="float" office:value="0.337864077669903" calcext:value-type="float">
            <text:p>0.337864077669903</text:p>
          </table:table-cell>
          <table:table-cell office:value-type="float" office:value="0.42899233942251" calcext:value-type="float">
            <text:p>0.42899233942251</text:p>
          </table:table-cell>
          <table:table-cell office:value-type="float" office:value="0.462585034013605" calcext:value-type="float">
            <text:p>0.46258503401360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443649373881932" calcext:value-type="float">
            <text:p>0.443649373881932</text:p>
          </table:table-cell>
          <table:table-cell office:value-type="float" office:value="0.447488584474886" calcext:value-type="float">
            <text:p>0.447488584474886</text:p>
          </table:table-cell>
          <table:table-cell office:value-type="float" office:value="0.290068829891839" calcext:value-type="float">
            <text:p>0.290068829891839</text:p>
          </table:table-cell>
          <table:table-cell office:value-type="float" office:value="0.347490347490347" calcext:value-type="float">
            <text:p>0.347490347490347</text:p>
          </table:table-cell>
          <table:table-cell office:value-type="float" office:value="0.421736562315416" calcext:value-type="float">
            <text:p>0.421736562315416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444973230220107" calcext:value-type="float">
            <text:p>0.444973230220107</text:p>
          </table:table-cell>
          <table:table-cell office:value-type="float" office:value="0.412844036697248" calcext:value-type="float">
            <text:p>0.412844036697248</text:p>
          </table:table-cell>
          <table:table-cell office:value-type="float" office:value="0.298522167487685" calcext:value-type="float">
            <text:p>0.298522167487685</text:p>
          </table:table-cell>
          <table:table-cell office:value-type="float" office:value="0.336557059961315" calcext:value-type="float">
            <text:p>0.336557059961315</text:p>
          </table:table-cell>
          <table:table-cell office:value-type="float" office:value="0.432464454976303" calcext:value-type="float">
            <text:p>0.432464454976303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447352766210589" calcext:value-type="float">
            <text:p>0.447352766210589</text:p>
          </table:table-cell>
          <table:table-cell office:value-type="float" office:value="0.412844036697248" calcext:value-type="float">
            <text:p>0.412844036697248</text:p>
          </table:table-cell>
          <table:table-cell office:value-type="float" office:value="0.291338582677165" calcext:value-type="float">
            <text:p>0.291338582677165</text:p>
          </table:table-cell>
          <table:table-cell office:value-type="float" office:value="0.346007604562738" calcext:value-type="float">
            <text:p>0.346007604562738</text:p>
          </table:table-cell>
          <table:table-cell office:value-type="float" office:value="0.435398230088496" calcext:value-type="float">
            <text:p>0.435398230088496</text:p>
          </table:table-cell>
          <table:table-cell office:value-type="float" office:value="0.462585034013605" calcext:value-type="float">
            <text:p>0.46258503401360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44047619047619" calcext:value-type="float">
            <text:p>0.44047619047619</text:p>
          </table:table-cell>
          <table:table-cell office:value-type="float" office:value="0.4" calcext:value-type="float">
            <text:p>0.4</text:p>
          </table:table-cell>
          <table:table-cell office:value-type="float" office:value="0.292443572129539" calcext:value-type="float">
            <text:p>0.292443572129539</text:p>
          </table:table-cell>
          <table:table-cell office:value-type="float" office:value="0.344045368620038" calcext:value-type="float">
            <text:p>0.344045368620038</text:p>
          </table:table-cell>
          <table:table-cell office:value-type="float" office:value="0.437758112094395" calcext:value-type="float">
            <text:p>0.437758112094395</text:p>
          </table:table-cell>
          <table:table-cell office:value-type="float" office:value="0.468181818181818" calcext:value-type="float">
            <text:p>0.46818181818181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445503275759381" calcext:value-type="float">
            <text:p>0.445503275759381</text:p>
          </table:table-cell>
          <table:table-cell office:value-type="float" office:value="0.438356164383562" calcext:value-type="float">
            <text:p>0.438356164383562</text:p>
          </table:table-cell>
          <table:table-cell office:value-type="float" office:value="0.297747306562194" calcext:value-type="float">
            <text:p>0.297747306562194</text:p>
          </table:table-cell>
          <table:table-cell office:value-type="float" office:value="0.332075471698113" calcext:value-type="float">
            <text:p>0.332075471698113</text:p>
          </table:table-cell>
          <table:table-cell office:value-type="float" office:value="0.455351862803075" calcext:value-type="float">
            <text:p>0.455351862803075</text:p>
          </table:table-cell>
          <table:table-cell office:value-type="float" office:value="0.462585034013605" calcext:value-type="float">
            <text:p>0.46258503401360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426698450536353" calcext:value-type="float">
            <text:p>0.426698450536353</text:p>
          </table:table-cell>
          <table:table-cell office:value-type="float" office:value="0.409195402298851" calcext:value-type="float">
            <text:p>0.409195402298851</text:p>
          </table:table-cell>
          <table:table-cell office:value-type="float" office:value="0.298228346456693" calcext:value-type="float">
            <text:p>0.298228346456693</text:p>
          </table:table-cell>
          <table:table-cell office:value-type="float" office:value="0.343511450381679" calcext:value-type="float">
            <text:p>0.343511450381679</text:p>
          </table:table-cell>
          <table:table-cell office:value-type="float" office:value="0.432368576491435" calcext:value-type="float">
            <text:p>0.432368576491435</text:p>
          </table:table-cell>
          <table:table-cell office:value-type="float" office:value="0.462585034013605" calcext:value-type="float">
            <text:p>0.46258503401360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444312090530077" calcext:value-type="float">
            <text:p>0.444312090530077</text:p>
          </table:table-cell>
          <table:table-cell office:value-type="float" office:value="0.409195402298851" calcext:value-type="float">
            <text:p>0.409195402298851</text:p>
          </table:table-cell>
          <table:table-cell office:value-type="float" office:value="0.298418972332016" calcext:value-type="float">
            <text:p>0.298418972332016</text:p>
          </table:table-cell>
          <table:table-cell office:value-type="float" office:value="0.343511450381679" calcext:value-type="float">
            <text:p>0.343511450381679</text:p>
          </table:table-cell>
          <table:table-cell office:value-type="float" office:value="0.432208407341622" calcext:value-type="float">
            <text:p>0.432208407341622</text:p>
          </table:table-cell>
          <table:table-cell office:value-type="float" office:value="0.45" calcext:value-type="float">
            <text:p>0.4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437947494033413" calcext:value-type="float">
            <text:p>0.437947494033413</text:p>
          </table:table-cell>
          <table:table-cell office:value-type="float" office:value="0.422018348623853" calcext:value-type="float">
            <text:p>0.422018348623853</text:p>
          </table:table-cell>
          <table:table-cell office:value-type="float" office:value="0.299212598425197" calcext:value-type="float">
            <text:p>0.299212598425197</text:p>
          </table:table-cell>
          <table:table-cell office:value-type="float" office:value="0.347490347490347" calcext:value-type="float">
            <text:p>0.347490347490347</text:p>
          </table:table-cell>
          <table:table-cell office:value-type="float" office:value="0.442739079102715" calcext:value-type="float">
            <text:p>0.442739079102715</text:p>
          </table:table-cell>
          <table:table-cell office:value-type="float" office:value="0.432801822323462" calcext:value-type="float">
            <text:p>0.432801822323462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443914081145585" calcext:value-type="float">
            <text:p>0.443914081145585</text:p>
          </table:table-cell>
          <table:table-cell office:value-type="float" office:value="0.447488584474886" calcext:value-type="float">
            <text:p>0.447488584474886</text:p>
          </table:table-cell>
          <table:table-cell office:value-type="float" office:value="0.296805896805897" calcext:value-type="float">
            <text:p>0.296805896805897</text:p>
          </table:table-cell>
          <table:table-cell office:value-type="float" office:value="0.356589147286822" calcext:value-type="float">
            <text:p>0.356589147286822</text:p>
          </table:table-cell>
          <table:table-cell office:value-type="float" office:value="0.43864848844102" calcext:value-type="float">
            <text:p>0.43864848844102</text:p>
          </table:table-cell>
          <table:table-cell office:value-type="float" office:value="0.445454545454546" calcext:value-type="float">
            <text:p>0.44545454545454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4907683144729" calcext:value-type="float">
            <text:p>0.44907683144729</text:p>
          </table:table-cell>
          <table:table-cell office:value-type="float" office:value="0.438356164383562" calcext:value-type="float">
            <text:p>0.438356164383562</text:p>
          </table:table-cell>
          <table:table-cell office:value-type="float" office:value="0.295968534906588" calcext:value-type="float">
            <text:p>0.295968534906588</text:p>
          </table:table-cell>
          <table:table-cell office:value-type="float" office:value="0.348659003831418" calcext:value-type="float">
            <text:p>0.348659003831418</text:p>
          </table:table-cell>
          <table:table-cell office:value-type="float" office:value="0.429164196799052" calcext:value-type="float">
            <text:p>0.429164196799052</text:p>
          </table:table-cell>
          <table:table-cell office:value-type="float" office:value="0.440909090909091" calcext:value-type="float">
            <text:p>0.440909090909091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441001191895113" calcext:value-type="float">
            <text:p>0.441001191895113</text:p>
          </table:table-cell>
          <table:table-cell office:value-type="float" office:value="0.412844036697248" calcext:value-type="float">
            <text:p>0.412844036697248</text:p>
          </table:table-cell>
          <table:table-cell office:value-type="float" office:value="0.297642436149312" calcext:value-type="float">
            <text:p>0.297642436149312</text:p>
          </table:table-cell>
          <table:table-cell office:value-type="float" office:value="0.330769230769231" calcext:value-type="float">
            <text:p>0.330769230769231</text:p>
          </table:table-cell>
          <table:table-cell office:value-type="float" office:value="0.4349376114082" calcext:value-type="float">
            <text:p>0.4349376114082</text:p>
          </table:table-cell>
          <table:table-cell office:value-type="float" office:value="0.431818181818182" calcext:value-type="float">
            <text:p>0.431818181818182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444312090530077" calcext:value-type="float">
            <text:p>0.444312090530077</text:p>
          </table:table-cell>
          <table:table-cell office:value-type="float" office:value="0.41743119266055" calcext:value-type="float">
            <text:p>0.41743119266055</text:p>
          </table:table-cell>
          <table:table-cell office:value-type="float" office:value="0.304219823356232" calcext:value-type="float">
            <text:p>0.30421982335623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434319526627219" calcext:value-type="float">
            <text:p>0.434319526627219</text:p>
          </table:table-cell>
          <table:table-cell office:value-type="float" office:value="0.467120181405896" calcext:value-type="float">
            <text:p>0.46712018140589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433591423466349" calcext:value-type="float">
            <text:p>0.433591423466349</text:p>
          </table:table-cell>
          <table:table-cell office:value-type="float" office:value="0.434782608695652" calcext:value-type="float">
            <text:p>0.434782608695652</text:p>
          </table:table-cell>
          <table:table-cell office:value-type="float" office:value="0.293857493857494" calcext:value-type="float">
            <text:p>0.293857493857494</text:p>
          </table:table-cell>
          <table:table-cell office:value-type="float" office:value="0.35047619047619" calcext:value-type="float">
            <text:p>0.35047619047619</text:p>
          </table:table-cell>
          <table:table-cell office:value-type="float" office:value="0.420616113744076" calcext:value-type="float">
            <text:p>0.420616113744076</text:p>
          </table:table-cell>
          <table:table-cell office:value-type="float" office:value="0.451025056947608" calcext:value-type="float">
            <text:p>0.45102505694760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432915921288014" calcext:value-type="float">
            <text:p>0.432915921288014</text:p>
          </table:table-cell>
          <table:table-cell office:value-type="float" office:value="0.442922374429224" calcext:value-type="float">
            <text:p>0.442922374429224</text:p>
          </table:table-cell>
          <table:table-cell office:value-type="float" office:value="0.301181102362205" calcext:value-type="float">
            <text:p>0.301181102362205</text:p>
          </table:table-cell>
          <table:table-cell office:value-type="float" office:value="0.337711069418386" calcext:value-type="float">
            <text:p>0.337711069418386</text:p>
          </table:table-cell>
          <table:table-cell office:value-type="float" office:value="0.425860023724792" calcext:value-type="float">
            <text:p>0.425860023724792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439952437574316" calcext:value-type="float">
            <text:p>0.439952437574316</text:p>
          </table:table-cell>
          <table:table-cell office:value-type="float" office:value="0.425629290617849" calcext:value-type="float">
            <text:p>0.425629290617849</text:p>
          </table:table-cell>
          <table:table-cell office:value-type="float" office:value="0.290497291974397" calcext:value-type="float">
            <text:p>0.290497291974397</text:p>
          </table:table-cell>
          <table:table-cell office:value-type="float" office:value="0.32442748091603" calcext:value-type="float">
            <text:p>0.32442748091603</text:p>
          </table:table-cell>
          <table:table-cell office:value-type="float" office:value="0.430932703659976" calcext:value-type="float">
            <text:p>0.430932703659976</text:p>
          </table:table-cell>
          <table:table-cell office:value-type="float" office:value="0.485260770975057" calcext:value-type="float">
            <text:p>0.485260770975057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430439952437574" calcext:value-type="float">
            <text:p>0.430439952437574</text:p>
          </table:table-cell>
          <table:table-cell office:value-type="float" office:value="0.422018348623853" calcext:value-type="float">
            <text:p>0.422018348623853</text:p>
          </table:table-cell>
          <table:table-cell office:value-type="float" office:value="0.305801376597837" calcext:value-type="float">
            <text:p>0.305801376597837</text:p>
          </table:table-cell>
          <table:table-cell office:value-type="float" office:value="0.358267716535433" calcext:value-type="float">
            <text:p>0.358267716535433</text:p>
          </table:table-cell>
          <table:table-cell office:value-type="float" office:value="0.446947243627742" calcext:value-type="float">
            <text:p>0.446947243627742</text:p>
          </table:table-cell>
          <table:table-cell office:value-type="float" office:value="0.436363636363636" calcext:value-type="float">
            <text:p>0.43636363636363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435973793924955" calcext:value-type="float">
            <text:p>0.435973793924955</text:p>
          </table:table-cell>
          <table:table-cell office:value-type="float" office:value="0.409195402298851" calcext:value-type="float">
            <text:p>0.409195402298851</text:p>
          </table:table-cell>
          <table:table-cell office:value-type="float" office:value="0.299212598425197" calcext:value-type="float">
            <text:p>0.299212598425197</text:p>
          </table:table-cell>
          <table:table-cell office:value-type="float" office:value="0.345489443378119" calcext:value-type="float">
            <text:p>0.345489443378119</text:p>
          </table:table-cell>
          <table:table-cell office:value-type="float" office:value="0.422870756402621" calcext:value-type="float">
            <text:p>0.422870756402621</text:p>
          </table:table-cell>
          <table:table-cell office:value-type="float" office:value="0.431818181818182" calcext:value-type="float">
            <text:p>0.431818181818182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434782608695652" calcext:value-type="float">
            <text:p>0.434782608695652</text:p>
          </table:table-cell>
          <table:table-cell office:value-type="float" office:value="0.422018348623853" calcext:value-type="float">
            <text:p>0.422018348623853</text:p>
          </table:table-cell>
          <table:table-cell office:value-type="float" office:value="0.293857493857494" calcext:value-type="float">
            <text:p>0.293857493857494</text:p>
          </table:table-cell>
          <table:table-cell office:value-type="float" office:value="0.347328244274809" calcext:value-type="float">
            <text:p>0.347328244274809</text:p>
          </table:table-cell>
          <table:table-cell office:value-type="float" office:value="0.417556346381969" calcext:value-type="float">
            <text:p>0.417556346381969</text:p>
          </table:table-cell>
          <table:table-cell office:value-type="float" office:value="0.446469248291572" calcext:value-type="float">
            <text:p>0.446469248291572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435041716328963" calcext:value-type="float">
            <text:p>0.435041716328963</text:p>
          </table:table-cell>
          <table:table-cell office:value-type="float" office:value="0.422018348623853" calcext:value-type="float">
            <text:p>0.422018348623853</text:p>
          </table:table-cell>
          <table:table-cell office:value-type="float" office:value="0.2935960591133" calcext:value-type="float">
            <text:p>0.2935960591133</text:p>
          </table:table-cell>
          <table:table-cell office:value-type="float" office:value="0.330798479087453" calcext:value-type="float">
            <text:p>0.330798479087453</text:p>
          </table:table-cell>
          <table:table-cell office:value-type="float" office:value="0.434163701067616" calcext:value-type="float">
            <text:p>0.434163701067616</text:p>
          </table:table-cell>
          <table:table-cell office:value-type="float" office:value="0.458049886621315" calcext:value-type="float">
            <text:p>0.45804988662131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31302270011947" calcext:value-type="float">
            <text:p>0.431302270011947</text:p>
          </table:table-cell>
          <table:table-cell office:value-type="float" office:value="0.409195402298851" calcext:value-type="float">
            <text:p>0.409195402298851</text:p>
          </table:table-cell>
          <table:table-cell office:value-type="float" office:value="0.296078431372549" calcext:value-type="float">
            <text:p>0.296078431372549</text:p>
          </table:table-cell>
          <table:table-cell office:value-type="float" office:value="0.337760910815939" calcext:value-type="float">
            <text:p>0.337760910815939</text:p>
          </table:table-cell>
          <table:table-cell office:value-type="float" office:value="0.421615201900238" calcext:value-type="float">
            <text:p>0.421615201900238</text:p>
          </table:table-cell>
          <table:table-cell office:value-type="float" office:value="0.446469248291572" calcext:value-type="float">
            <text:p>0.446469248291572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439140811455847" calcext:value-type="float">
            <text:p>0.439140811455847</text:p>
          </table:table-cell>
          <table:table-cell office:value-type="float" office:value="0.409195402298851" calcext:value-type="float">
            <text:p>0.409195402298851</text:p>
          </table:table-cell>
          <table:table-cell office:value-type="float" office:value="0.28992628992629" calcext:value-type="float">
            <text:p>0.28992628992629</text:p>
          </table:table-cell>
          <table:table-cell office:value-type="float" office:value="0.348336594911937" calcext:value-type="float">
            <text:p>0.348336594911937</text:p>
          </table:table-cell>
          <table:table-cell office:value-type="float" office:value="0.422551928783383" calcext:value-type="float">
            <text:p>0.422551928783383</text:p>
          </table:table-cell>
          <table:table-cell office:value-type="float" office:value="0.445454545454546" calcext:value-type="float">
            <text:p>0.44545454545454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432915921288014" calcext:value-type="float">
            <text:p>0.432915921288014</text:p>
          </table:table-cell>
          <table:table-cell office:value-type="float" office:value="0.439359267734554" calcext:value-type="float">
            <text:p>0.439359267734554</text:p>
          </table:table-cell>
          <table:table-cell office:value-type="float" office:value="0.292587137947963" calcext:value-type="float">
            <text:p>0.292587137947963</text:p>
          </table:table-cell>
          <table:table-cell office:value-type="float" office:value="0.33969465648855" calcext:value-type="float">
            <text:p>0.33969465648855</text:p>
          </table:table-cell>
          <table:table-cell office:value-type="float" office:value="0.425860023724792" calcext:value-type="float">
            <text:p>0.425860023724792</text:p>
          </table:table-cell>
          <table:table-cell office:value-type="float" office:value="0.453514739229025" calcext:value-type="float">
            <text:p>0.45351473922902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435820895522388" calcext:value-type="float">
            <text:p>0.435820895522388</text:p>
          </table:table-cell>
          <table:table-cell office:value-type="float" office:value="0.403669724770642" calcext:value-type="float">
            <text:p>0.403669724770642</text:p>
          </table:table-cell>
          <table:table-cell office:value-type="float" office:value="0.299901671583088" calcext:value-type="float">
            <text:p>0.299901671583088</text:p>
          </table:table-cell>
          <table:table-cell office:value-type="float" office:value="0.357414448669202" calcext:value-type="float">
            <text:p>0.357414448669202</text:p>
          </table:table-cell>
          <table:table-cell office:value-type="float" office:value="0.417608566329566" calcext:value-type="float">
            <text:p>0.417608566329566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438208955223881" calcext:value-type="float">
            <text:p>0.438208955223881</text:p>
          </table:table-cell>
          <table:table-cell office:value-type="float" office:value="0.403669724770642" calcext:value-type="float">
            <text:p>0.403669724770642</text:p>
          </table:table-cell>
          <table:table-cell office:value-type="float" office:value="0.294985250737463" calcext:value-type="float">
            <text:p>0.294985250737463</text:p>
          </table:table-cell>
          <table:table-cell office:value-type="float" office:value="0.328185328185328" calcext:value-type="float">
            <text:p>0.328185328185328</text:p>
          </table:table-cell>
          <table:table-cell office:value-type="float" office:value="0.439691027926322" calcext:value-type="float">
            <text:p>0.439691027926322</text:p>
          </table:table-cell>
          <table:table-cell office:value-type="float" office:value="0.467120181405896" calcext:value-type="float">
            <text:p>0.467120181405896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427462686567164" calcext:value-type="float">
            <text:p>0.427462686567164</text:p>
          </table:table-cell>
          <table:table-cell office:value-type="float" office:value="0.434782608695652" calcext:value-type="float">
            <text:p>0.434782608695652</text:p>
          </table:table-cell>
          <table:table-cell office:value-type="float" office:value="0.299065420560748" calcext:value-type="float">
            <text:p>0.299065420560748</text:p>
          </table:table-cell>
          <table:table-cell office:value-type="float" office:value="0.35047619047619" calcext:value-type="float">
            <text:p>0.35047619047619</text:p>
          </table:table-cell>
          <table:table-cell office:value-type="float" office:value="0.417857142857143" calcext:value-type="float">
            <text:p>0.417857142857143</text:p>
          </table:table-cell>
          <table:table-cell office:value-type="float" office:value="0.472727272727273" calcext:value-type="float">
            <text:p>0.472727272727273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434108527131783" calcext:value-type="float">
            <text:p>0.434108527131783</text:p>
          </table:table-cell>
          <table:table-cell office:value-type="float" office:value="0.439359267734554" calcext:value-type="float">
            <text:p>0.439359267734554</text:p>
          </table:table-cell>
          <table:table-cell office:value-type="float" office:value="0.296514482081492" calcext:value-type="float">
            <text:p>0.296514482081492</text:p>
          </table:table-cell>
          <table:table-cell office:value-type="float" office:value="0.337209302325581" calcext:value-type="float">
            <text:p>0.337209302325581</text:p>
          </table:table-cell>
          <table:table-cell office:value-type="float" office:value="0.429840142095915" calcext:value-type="float">
            <text:p>0.429840142095915</text:p>
          </table:table-cell>
          <table:table-cell office:value-type="float" office:value="0.463636363636364" calcext:value-type="float">
            <text:p>0.463636363636364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437947494033413" calcext:value-type="float">
            <text:p>0.437947494033413</text:p>
          </table:table-cell>
          <table:table-cell office:value-type="float" office:value="0.434782608695652" calcext:value-type="float">
            <text:p>0.434782608695652</text:p>
          </table:table-cell>
          <table:table-cell office:value-type="float" office:value="0.294436238306253" calcext:value-type="float">
            <text:p>0.294436238306253</text:p>
          </table:table-cell>
          <table:table-cell office:value-type="float" office:value="0.337164750957854" calcext:value-type="float">
            <text:p>0.337164750957854</text:p>
          </table:table-cell>
          <table:table-cell office:value-type="float" office:value="0.414446417998816" calcext:value-type="float">
            <text:p>0.414446417998816</text:p>
          </table:table-cell>
          <table:table-cell office:value-type="float" office:value="0.455580865603645" calcext:value-type="float">
            <text:p>0.45558086560364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426523297491039" calcext:value-type="float">
            <text:p>0.426523297491039</text:p>
          </table:table-cell>
          <table:table-cell office:value-type="float" office:value="0.4" calcext:value-type="float">
            <text:p>0.4</text:p>
          </table:table-cell>
          <table:table-cell office:value-type="float" office:value="0.292035398230088" calcext:value-type="float">
            <text:p>0.292035398230088</text:p>
          </table:table-cell>
          <table:table-cell office:value-type="float" office:value="0.349809885931559" calcext:value-type="float">
            <text:p>0.349809885931559</text:p>
          </table:table-cell>
          <table:table-cell office:value-type="float" office:value="0.426190476190476" calcext:value-type="float">
            <text:p>0.426190476190476</text:p>
          </table:table-cell>
          <table:table-cell office:value-type="float" office:value="0.45" calcext:value-type="float">
            <text:p>0.4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87096774193548" calcext:value-type="float">
            <text:p>0.3870967741935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table:formula="of:=MAX([.B2:.B201])" office:value-type="float" office:value="0.489913544668588" calcext:value-type="float">
            <text:p>0.489913544668588</text:p>
          </table:table-cell>
          <table:table-cell table:style-name="Default" table:formula="of:=MAX([.C2:.C201])" office:value-type="float" office:value="0.557522123893805" calcext:value-type="float">
            <text:p>0.557522123893805</text:p>
          </table:table-cell>
          <table:table-cell table:formula="of:=MAX([.D2:.D201])" office:value-type="float" office:value="0.305801376597837" calcext:value-type="float">
            <text:p>0.305801376597837</text:p>
          </table:table-cell>
          <table:table-cell table:formula="of:=MAX([.E2:.E201])" office:value-type="float" office:value="0.365714285714286" calcext:value-type="float">
            <text:p>0.365714285714286</text:p>
          </table:table-cell>
          <table:table-cell table:formula="of:=MAX([.F2:.F201])" office:value-type="float" office:value="0.464508801817149" calcext:value-type="float">
            <text:p>0.464508801817149</text:p>
          </table:table-cell>
          <table:table-cell table:formula="of:=MAX([.G2:.G201])" office:value-type="float" office:value="0.543478260869565" calcext:value-type="float">
            <text:p>0.543478260869565</text:p>
          </table:table-cell>
          <table:table-cell table:formula="of:=MAX([.H2:.H201])" office:value-type="float" office:value="0.580498866213152" calcext:value-type="float">
            <text:p>0.580498866213152</text:p>
          </table:table-cell>
          <table:table-cell table:formula="of:=MAX([.I2:.I201])" office:value-type="float" office:value="0.599562363238512" calcext:value-type="float">
            <text:p>0.599562363238512</text:p>
          </table:table-cell>
          <table:table-cell table:formula="of:=MAX([.J2:.J201])" office:value-type="float" office:value="0.635188308038224" calcext:value-type="float">
            <text:p>0.635188308038224</text:p>
          </table:table-cell>
          <table:table-cell table:formula="of:=MAX([.K2:.K201])" office:value-type="float" office:value="0.610989010989011" calcext:value-type="float">
            <text:p>0.6109890109890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table:formula="of:=INDEX([.$A2:.$A201];MATCH(MAX([.B2:.B201]);[.B2:.B201];0))" office:value-type="float" office:value="5.2" calcext:value-type="float">
            <text:p>5.2</text:p>
          </table:table-cell>
          <table:table-cell table:style-name="Default" table:formula="of:=INDEX([.$A2:.$A201];MATCH(MAX([.C2:.C201]);[.C2:.C201];0))" office:value-type="float" office:value="5.6" calcext:value-type="float">
            <text:p>5.6</text:p>
          </table:table-cell>
          <table:table-cell table:formula="of:=INDEX([.$A2:.$A201];MATCH(MAX([.D2:.D201]);[.D2:.D201];0))" office:value-type="float" office:value="9.59999999999998" calcext:value-type="float">
            <text:p>9.59999999999998</text:p>
          </table:table-cell>
          <table:table-cell table:formula="of:=INDEX([.$A2:.$A201];MATCH(MAX([.E2:.E201]);[.E2:.E201];0))" office:value-type="float" office:value="16.2" calcext:value-type="float">
            <text:p>16.2</text:p>
          </table:table-cell>
          <table:table-cell table:formula="of:=INDEX([.$A2:.$A201];MATCH(MAX([.F2:.F201]);[.F2:.F201];0))" office:value-type="float" office:value="5.8" calcext:value-type="float">
            <text:p>5.8</text:p>
          </table:table-cell>
          <table:table-cell table:formula="of:=INDEX([.$A2:.$A201];MATCH(MAX([.G2:.G201]);[.G2:.G201];0))" office:value-type="float" office:value="7.19999999999999" calcext:value-type="float">
            <text:p>7.19999999999999</text:p>
          </table:table-cell>
          <table:table-cell table:formula="of:=INDEX([.$A2:.$A201];MATCH(MAX([.H2:.H201]);[.H2:.H201];0))" office:value-type="float" office:value="1.1" calcext:value-type="float">
            <text:p>1.1</text:p>
          </table:table-cell>
          <table:table-cell table:formula="of:=INDEX([.$A2:.$A201];MATCH(MAX([.I2:.I201]);[.I2:.I201];0))" office:value-type="float" office:value="1.3" calcext:value-type="float">
            <text:p>1.3</text:p>
          </table:table-cell>
          <table:table-cell table:formula="of:=INDEX([.$A2:.$A201];MATCH(MAX([.J2:.J201]);[.J2:.J201];0))" office:value-type="float" office:value="1.1" calcext:value-type="float">
            <text:p>1.1</text:p>
          </table:table-cell>
          <table:table-cell table:formula="of:=INDEX([.$A2:.$A201];MATCH(MAX([.K2:.K201]);[.K2:.K201];0))" office:value-type="float" office:value="1.4" calcext:value-type="float">
            <text:p>1.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6:48:36.471918004</meta:creation-date>
    <dc:date>2020-03-09T10:48:34.629896416</dc:date>
    <meta:editing-duration>P3DT19H16M9S</meta:editing-duration>
    <meta:editing-cycles>4</meta:editing-cycles>
    <meta:generator>LibreOffice/6.0.7.3$Linux_X86_64 LibreOffice_project/00m0$Build-3</meta:generator>
    <meta:document-statistic meta:table-count="1" meta:cell-count="22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48cm" svg:y="2.458cm" style:legend-expansion="high" chart:style-name="ch2"/>
        <chart:plot-area chart:style-name="ch3" table:cell-range-address="Sheet1.A1:Sheet1.I201" chart:data-source-has-labels="both" svg:x="0.32cm" svg:y="0.18cm" svg:width="11.608cm" svg:height="8.64cm">
          <chartooo:coordinate-region svg:x="1.047cm" svg:y="0.18cm" svg:width="10.796cm" svg:height="5.87cm"/>
          <chart:axis chart:dimension="x" chart:name="primary-x" chart:style-name="ch4" chartooo:axis-type="auto">
            <chartooo:date-scale/>
            <chart:categories table:cell-range-address="Sheet1.A2:Sheet1.A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01" chart:label-cell-address="Sheet1.B1:Sheet1.B1" chart:class="chart:line">
            <chart:data-point chart:repeated="200"/>
          </chart:series>
          <chart:series chart:style-name="ch7" chart:values-cell-range-address="Sheet1.C2:Sheet1.C201" chart:label-cell-address="Sheet1.C1:Sheet1.C1" chart:class="chart:line">
            <chart:data-point chart:repeated="200"/>
          </chart:series>
          <chart:series chart:style-name="ch8" chart:values-cell-range-address="Sheet1.D2:Sheet1.D201" chart:label-cell-address="Sheet1.D1:Sheet1.D1" chart:class="chart:line">
            <chart:data-point chart:repeated="200"/>
          </chart:series>
          <chart:series chart:style-name="ch9" chart:values-cell-range-address="Sheet1.E2:Sheet1.E201" chart:label-cell-address="Sheet1.E1:Sheet1.E1" chart:class="chart:line">
            <chart:data-point chart:repeated="200"/>
          </chart:series>
          <chart:series chart:style-name="ch10" chart:values-cell-range-address="Sheet1.F2:Sheet1.F201" chart:label-cell-address="Sheet1.F1:Sheet1.F1" chart:class="chart:line">
            <chart:data-point chart:repeated="200"/>
          </chart:series>
          <chart:series chart:style-name="ch11" chart:values-cell-range-address="Sheet1.G2:Sheet1.G201" chart:label-cell-address="Sheet1.G1:Sheet1.G1" chart:class="chart:line">
            <chart:data-point chart:repeated="200"/>
          </chart:series>
          <chart:series chart:style-name="ch12" chart:values-cell-range-address="Sheet1.H2:Sheet1.H201" chart:label-cell-address="Sheet1.H1:Sheet1.H1" chart:class="chart:line">
            <chart:data-point chart:repeated="200"/>
          </chart:series>
          <chart:series chart:style-name="ch13" chart:values-cell-range-address="Sheet1.I2:Sheet1.I201" chart:label-cell-address="Sheet1.I1:Sheet1.I1" chart:class="chart:line">
            <chart:data-point chart:repeated="2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-Medoid</text:p>
                <draw:g>
                  <svg:desc>Sheet1.B1:Sheet1.B1</svg:desc>
                </draw:g>
              </table:table-cell>
              <table:table-cell office:value-type="string">
                <text:p>Test-Medoid</text:p>
                <draw:g>
                  <svg:desc>Sheet1.C1:Sheet1.C1</svg:desc>
                </draw:g>
              </table:table-cell>
              <table:table-cell office:value-type="string">
                <text:p>Train-w2v</text:p>
                <draw:g>
                  <svg:desc>Sheet1.D1:Sheet1.D1</svg:desc>
                </draw:g>
              </table:table-cell>
              <table:table-cell office:value-type="string">
                <text:p>Test-w2v</text:p>
                <draw:g>
                  <svg:desc>Sheet1.E1:Sheet1.E1</svg:desc>
                </draw:g>
              </table:table-cell>
              <table:table-cell office:value-type="string">
                <text:p>Train-Word</text:p>
                <draw:g>
                  <svg:desc>Sheet1.F1:Sheet1.F1</svg:desc>
                </draw:g>
              </table:table-cell>
              <table:table-cell office:value-type="string">
                <text:p>Test-Word</text:p>
                <draw:g>
                  <svg:desc>Sheet1.G1:Sheet1.G1</svg:desc>
                </draw:g>
              </table:table-cell>
              <table:table-cell office:value-type="string">
                <text:p>Train-Weka-SW</text:p>
                <draw:g>
                  <svg:desc>Sheet1.H1:Sheet1.H1</svg:desc>
                </draw:g>
              </table:table-cell>
              <table:table-cell office:value-type="string">
                <text:p>Test-Weka-SW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01</svg:desc>
                </draw:g>
              </table:table-cell>
              <table:table-cell office:value-type="float" office:value="0.392156862745098">
                <text:p>0.392156862745098</text:p>
                <draw:g>
                  <svg:desc>Sheet1.B2:Sheet1.B201</svg:desc>
                </draw:g>
              </table:table-cell>
              <table:table-cell office:value-type="float" office:value="0.432">
                <text:p>0.432</text:p>
                <draw:g>
                  <svg:desc>Sheet1.C2:Sheet1.C201</svg:desc>
                </draw:g>
              </table:table-cell>
              <table:table-cell office:value-type="float" office:value="0.289382716049383">
                <text:p>0.289382716049383</text:p>
                <draw:g>
                  <svg:desc>Sheet1.D2:Sheet1.D201</svg:desc>
                </draw:g>
              </table:table-cell>
              <table:table-cell office:value-type="float" office:value="0.31657355679702">
                <text:p>0.31657355679702</text:p>
                <draw:g>
                  <svg:desc>Sheet1.E2:Sheet1.E201</svg:desc>
                </draw:g>
              </table:table-cell>
              <table:table-cell office:value-type="float" office:value="0.364583333333333">
                <text:p>0.364583333333333</text:p>
                <draw:g>
                  <svg:desc>Sheet1.F2:Sheet1.F201</svg:desc>
                </draw:g>
              </table:table-cell>
              <table:table-cell office:value-type="float" office:value="0.456211812627291">
                <text:p>0.456211812627291</text:p>
                <draw:g>
                  <svg:desc>Sheet1.G2:Sheet1.G201</svg:desc>
                </draw:g>
              </table:table-cell>
              <table:table-cell office:value-type="float" office:value="0.347609561752988">
                <text:p>0.347609561752988</text:p>
                <draw:g>
                  <svg:desc>Sheet1.H2:Sheet1.H201</svg:desc>
                </draw:g>
              </table:table-cell>
              <table:table-cell office:value-type="float" office:value="0.340264650283554">
                <text:p>0.340264650283554</text:p>
                <draw:g>
                  <svg:desc>Sheet1.I2:Sheet1.I201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385131646876613">
                <text:p>0.385131646876613</text:p>
              </table:table-cell>
              <table:table-cell office:value-type="float" office:value="0.460606060606061">
                <text:p>0.460606060606061</text:p>
              </table:table-cell>
              <table:table-cell office:value-type="float" office:value="0.285995085995086">
                <text:p>0.285995085995086</text:p>
              </table:table-cell>
              <table:table-cell office:value-type="float" office:value="0.304832713754647">
                <text:p>0.304832713754647</text:p>
              </table:table-cell>
              <table:table-cell office:value-type="float" office:value="0.38517745302714">
                <text:p>0.38517745302714</text:p>
              </table:table-cell>
              <table:table-cell office:value-type="float" office:value="0.450704225352113">
                <text:p>0.450704225352113</text:p>
              </table:table-cell>
              <table:table-cell office:value-type="float" office:value="0.443864229765013">
                <text:p>0.443864229765013</text:p>
              </table:table-cell>
              <table:table-cell office:value-type="float" office:value="0.414201183431953">
                <text:p>0.41420118343195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386763185108583">
                <text:p>0.386763185108583</text:p>
              </table:table-cell>
              <table:table-cell office:value-type="float" office:value="0.462474645030426">
                <text:p>0.462474645030426</text:p>
              </table:table-cell>
              <table:table-cell office:value-type="float" office:value="0.30276134122288">
                <text:p>0.30276134122288</text:p>
              </table:table-cell>
              <table:table-cell office:value-type="float" office:value="0.297794117647059">
                <text:p>0.297794117647059</text:p>
              </table:table-cell>
              <table:table-cell office:value-type="float" office:value="0.374804789172306">
                <text:p>0.374804789172306</text:p>
              </table:table-cell>
              <table:table-cell office:value-type="float" office:value="0.429718875502008">
                <text:p>0.429718875502008</text:p>
              </table:table-cell>
              <table:table-cell office:value-type="float" office:value="0.464059196617336">
                <text:p>0.464059196617336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406639004149378">
                <text:p>0.406639004149378</text:p>
              </table:table-cell>
              <table:table-cell office:value-type="float" office:value="0.463414634146341">
                <text:p>0.463414634146341</text:p>
              </table:table-cell>
              <table:table-cell office:value-type="float" office:value="0.299802761341223">
                <text:p>0.299802761341223</text:p>
              </table:table-cell>
              <table:table-cell office:value-type="float" office:value="0.289908256880734">
                <text:p>0.289908256880734</text:p>
              </table:table-cell>
              <table:table-cell office:value-type="float" office:value="0.370563674321503">
                <text:p>0.370563674321503</text:p>
              </table:table-cell>
              <table:table-cell office:value-type="float" office:value="0.438631790744467">
                <text:p>0.438631790744467</text:p>
              </table:table-cell>
              <table:table-cell office:value-type="float" office:value="0.482978723404255">
                <text:p>0.482978723404255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07503908285565">
                <text:p>0.407503908285565</text:p>
              </table:table-cell>
              <table:table-cell office:value-type="float" office:value="0.460285132382892">
                <text:p>0.460285132382892</text:p>
              </table:table-cell>
              <table:table-cell office:value-type="float" office:value="0.304133858267716">
                <text:p>0.304133858267716</text:p>
              </table:table-cell>
              <table:table-cell office:value-type="float" office:value="0.306273062730627">
                <text:p>0.306273062730627</text:p>
              </table:table-cell>
              <table:table-cell office:value-type="float" office:value="0.376372190277052">
                <text:p>0.376372190277052</text:p>
              </table:table-cell>
              <table:table-cell office:value-type="float" office:value="0.445344129554656">
                <text:p>0.445344129554656</text:p>
              </table:table-cell>
              <table:table-cell office:value-type="float" office:value="0.501607717041801">
                <text:p>0.501607717041801</text:p>
              </table:table-cell>
              <table:table-cell office:value-type="float" office:value="0.497942386831276">
                <text:p>0.49794238683127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425732217573222">
                <text:p>0.425732217573222</text:p>
              </table:table-cell>
              <table:table-cell office:value-type="float" office:value="0.467479674796748">
                <text:p>0.467479674796748</text:p>
              </table:table-cell>
              <table:table-cell office:value-type="float" office:value="0.294550810014728">
                <text:p>0.294550810014728</text:p>
              </table:table-cell>
              <table:table-cell office:value-type="float" office:value="0.308256880733945">
                <text:p>0.308256880733945</text:p>
              </table:table-cell>
              <table:table-cell office:value-type="float" office:value="0.3861852433281">
                <text:p>0.3861852433281</text:p>
              </table:table-cell>
              <table:table-cell office:value-type="float" office:value="0.420841683366733">
                <text:p>0.420841683366733</text:p>
              </table:table-cell>
              <table:table-cell office:value-type="float" office:value="0.512987012987013">
                <text:p>0.512987012987013</text:p>
              </table:table-cell>
              <table:table-cell office:value-type="float" office:value="0.519587628865979">
                <text:p>0.51958762886597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420609884332282">
                <text:p>0.420609884332282</text:p>
              </table:table-cell>
              <table:table-cell office:value-type="float" office:value="0.487704918032787">
                <text:p>0.487704918032787</text:p>
              </table:table-cell>
              <table:table-cell office:value-type="float" office:value="0.298478154148257">
                <text:p>0.298478154148257</text:p>
              </table:table-cell>
              <table:table-cell office:value-type="float" office:value="0.293135435992579">
                <text:p>0.293135435992579</text:p>
              </table:table-cell>
              <table:table-cell office:value-type="float" office:value="0.385909568874869">
                <text:p>0.385909568874869</text:p>
              </table:table-cell>
              <table:table-cell office:value-type="float" office:value="0.422535211267606">
                <text:p>0.422535211267606</text:p>
              </table:table-cell>
              <table:table-cell office:value-type="float" office:value="0.514689880304679">
                <text:p>0.514689880304679</text:p>
              </table:table-cell>
              <table:table-cell office:value-type="float" office:value="0.546972860125261">
                <text:p>0.54697286012526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41933788754598">
                <text:p>0.41933788754598</text:p>
              </table:table-cell>
              <table:table-cell office:value-type="float" office:value="0.473251028806584">
                <text:p>0.473251028806584</text:p>
              </table:table-cell>
              <table:table-cell office:value-type="float" office:value="0.303536345776031">
                <text:p>0.303536345776031</text:p>
              </table:table-cell>
              <table:table-cell office:value-type="float" office:value="0.294659300184162">
                <text:p>0.294659300184162</text:p>
              </table:table-cell>
              <table:table-cell office:value-type="float" office:value="0.385669125395153">
                <text:p>0.385669125395153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541163556531284">
                <text:p>0.541163556531284</text:p>
              </table:table-cell>
              <table:table-cell office:value-type="float" office:value="0.546218487394958">
                <text:p>0.54621848739495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23566878980892">
                <text:p>0.423566878980892</text:p>
              </table:table-cell>
              <table:table-cell office:value-type="float" office:value="0.523012552301255">
                <text:p>0.523012552301255</text:p>
              </table:table-cell>
              <table:table-cell office:value-type="float" office:value="0.292610837438424">
                <text:p>0.292610837438424</text:p>
              </table:table-cell>
              <table:table-cell office:value-type="float" office:value="0.292051756007394">
                <text:p>0.292051756007394</text:p>
              </table:table-cell>
              <table:table-cell office:value-type="float" office:value="0.386554621848739">
                <text:p>0.386554621848739</text:p>
              </table:table-cell>
              <table:table-cell office:value-type="float" office:value="0.443548387096774">
                <text:p>0.443548387096774</text:p>
              </table:table-cell>
              <table:table-cell office:value-type="float" office:value="0.566037735849057">
                <text:p>0.566037735849057</text:p>
              </table:table-cell>
              <table:table-cell office:value-type="float" office:value="0.564755838641189">
                <text:p>0.56475583864118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24080980287693">
                <text:p>0.424080980287693</text:p>
              </table:table-cell>
              <table:table-cell office:value-type="float" office:value="0.488612836438923">
                <text:p>0.488612836438923</text:p>
              </table:table-cell>
              <table:table-cell office:value-type="float" office:value="0.292057227429699">
                <text:p>0.292057227429699</text:p>
              </table:table-cell>
              <table:table-cell office:value-type="float" office:value="0.305147058823529">
                <text:p>0.305147058823529</text:p>
              </table:table-cell>
              <table:table-cell office:value-type="float" office:value="0.383023872679045">
                <text:p>0.383023872679045</text:p>
              </table:table-cell>
              <table:table-cell office:value-type="float" office:value="0.432323232323232">
                <text:p>0.432323232323232</text:p>
              </table:table-cell>
              <table:table-cell office:value-type="float" office:value="0.573669467787115">
                <text:p>0.573669467787115</text:p>
              </table:table-cell>
              <table:table-cell office:value-type="float" office:value="0.579957356076759">
                <text:p>0.57995735607675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18753329781566">
                <text:p>0.418753329781566</text:p>
              </table:table-cell>
              <table:table-cell office:value-type="float" office:value="0.4875">
                <text:p>0.4875</text:p>
              </table:table-cell>
              <table:table-cell office:value-type="float" office:value="0.29866929521932">
                <text:p>0.29866929521932</text:p>
              </table:table-cell>
              <table:table-cell office:value-type="float" office:value="0.300556586270872">
                <text:p>0.300556586270872</text:p>
              </table:table-cell>
              <table:table-cell office:value-type="float" office:value="0.394471026049973">
                <text:p>0.394471026049973</text:p>
              </table:table-cell>
              <table:table-cell office:value-type="float" office:value="0.461224489795918">
                <text:p>0.461224489795918</text:p>
              </table:table-cell>
              <table:table-cell office:value-type="float" office:value="0.563841807909604">
                <text:p>0.563841807909604</text:p>
              </table:table-cell>
              <table:table-cell office:value-type="float" office:value="0.561555075593952">
                <text:p>0.56155507559395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430637386181039">
                <text:p>0.430637386181039</text:p>
              </table:table-cell>
              <table:table-cell office:value-type="float" office:value="0.496868475991649">
                <text:p>0.496868475991649</text:p>
              </table:table-cell>
              <table:table-cell office:value-type="float" office:value="0.295387634936212">
                <text:p>0.295387634936212</text:p>
              </table:table-cell>
              <table:table-cell office:value-type="float" office:value="0.302583025830258">
                <text:p>0.302583025830258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467213114754098">
                <text:p>0.467213114754098</text:p>
              </table:table-cell>
              <table:table-cell office:value-type="float" office:value="0.580498866213152">
                <text:p>0.580498866213152</text:p>
              </table:table-cell>
              <table:table-cell office:value-type="float" office:value="0.577006507592191">
                <text:p>0.57700650759219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43928764166217">
                <text:p>0.43928764166217</text:p>
              </table:table-cell>
              <table:table-cell office:value-type="float" office:value="0.509394572025052">
                <text:p>0.509394572025052</text:p>
              </table:table-cell>
              <table:table-cell office:value-type="float" office:value="0.292035398230088">
                <text:p>0.292035398230088</text:p>
              </table:table-cell>
              <table:table-cell office:value-type="float" office:value="0.305147058823529">
                <text:p>0.305147058823529</text:p>
              </table:table-cell>
              <table:table-cell office:value-type="float" office:value="0.404940923737916">
                <text:p>0.404940923737916</text:p>
              </table:table-cell>
              <table:table-cell office:value-type="float" office:value="0.449897750511247">
                <text:p>0.449897750511247</text:p>
              </table:table-cell>
              <table:table-cell office:value-type="float" office:value="0.568324757004002">
                <text:p>0.568324757004002</text:p>
              </table:table-cell>
              <table:table-cell office:value-type="float" office:value="0.563318777292576">
                <text:p>0.56331877729257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420600858369099">
                <text:p>0.420600858369099</text:p>
              </table:table-cell>
              <table:table-cell office:value-type="float" office:value="0.522105263157895">
                <text:p>0.522105263157895</text:p>
              </table:table-cell>
              <table:table-cell office:value-type="float" office:value="0.304498269896194">
                <text:p>0.304498269896194</text:p>
              </table:table-cell>
              <table:table-cell office:value-type="float" office:value="0.313653136531365">
                <text:p>0.313653136531365</text:p>
              </table:table-cell>
              <table:table-cell office:value-type="float" office:value="0.403640256959315">
                <text:p>0.403640256959315</text:p>
              </table:table-cell>
              <table:table-cell office:value-type="float" office:value="0.444897959183674">
                <text:p>0.444897959183674</text:p>
              </table:table-cell>
              <table:table-cell office:value-type="float" office:value="0.550289017341041">
                <text:p>0.550289017341041</text:p>
              </table:table-cell>
              <table:table-cell office:value-type="float" office:value="0.599562363238512">
                <text:p>0.59956236323851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427876823338736">
                <text:p>0.427876823338736</text:p>
              </table:table-cell>
              <table:table-cell office:value-type="float" office:value="0.506276150627615">
                <text:p>0.506276150627615</text:p>
              </table:table-cell>
              <table:table-cell office:value-type="float" office:value="0.290227048371175">
                <text:p>0.290227048371175</text:p>
              </table:table-cell>
              <table:table-cell office:value-type="float" office:value="0.323529411764706">
                <text:p>0.323529411764706</text:p>
              </table:table-cell>
              <table:table-cell office:value-type="float" office:value="0.406670252824099">
                <text:p>0.406670252824099</text:p>
              </table:table-cell>
              <table:table-cell office:value-type="float" office:value="0.466257668711656">
                <text:p>0.466257668711656</text:p>
              </table:table-cell>
              <table:table-cell office:value-type="float" office:value="0.543768115942029">
                <text:p>0.543768115942029</text:p>
              </table:table-cell>
              <table:table-cell office:value-type="float" office:value="0.577680525164114">
                <text:p>0.57768052516411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23719676549865">
                <text:p>0.423719676549865</text:p>
              </table:table-cell>
              <table:table-cell office:value-type="float" office:value="0.50314465408805">
                <text:p>0.50314465408805</text:p>
              </table:table-cell>
              <table:table-cell office:value-type="float" office:value="0.300492610837438">
                <text:p>0.300492610837438</text:p>
              </table:table-cell>
              <table:table-cell office:value-type="float" office:value="0.294776119402985">
                <text:p>0.294776119402985</text:p>
              </table:table-cell>
              <table:table-cell office:value-type="float" office:value="0.40948275862069">
                <text:p>0.40948275862069</text:p>
              </table:table-cell>
              <table:table-cell office:value-type="float" office:value="0.457142857142857">
                <text:p>0.457142857142857</text:p>
              </table:table-cell>
              <table:table-cell office:value-type="float" office:value="0.536983110075713">
                <text:p>0.536983110075713</text:p>
              </table:table-cell>
              <table:table-cell office:value-type="float" office:value="0.577092511013216">
                <text:p>0.57709251101321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43440391943386">
                <text:p>0.43440391943386</text:p>
              </table:table-cell>
              <table:table-cell office:value-type="float" office:value="0.525">
                <text:p>0.525</text:p>
              </table:table-cell>
              <table:table-cell office:value-type="float" office:value="0.295823095823096">
                <text:p>0.295823095823096</text:p>
              </table:table-cell>
              <table:table-cell office:value-type="float" office:value="0.288354898336414">
                <text:p>0.288354898336414</text:p>
              </table:table-cell>
              <table:table-cell office:value-type="float" office:value="0.40064620355412">
                <text:p>0.40064620355412</text:p>
              </table:table-cell>
              <table:table-cell office:value-type="float" office:value="0.482474226804124">
                <text:p>0.482474226804124</text:p>
              </table:table-cell>
              <table:table-cell office:value-type="float" office:value="0.537383177570093">
                <text:p>0.537383177570093</text:p>
              </table:table-cell>
              <table:table-cell office:value-type="float" office:value="0.577092511013216">
                <text:p>0.577092511013216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437670114316821">
                <text:p>0.437670114316821</text:p>
              </table:table-cell>
              <table:table-cell office:value-type="float" office:value="0.527426160337553">
                <text:p>0.527426160337553</text:p>
              </table:table-cell>
              <table:table-cell office:value-type="float" office:value="0.281786941580756">
                <text:p>0.281786941580756</text:p>
              </table:table-cell>
              <table:table-cell office:value-type="float" office:value="0.299270072992701">
                <text:p>0.299270072992701</text:p>
              </table:table-cell>
              <table:table-cell office:value-type="float" office:value="0.425945945945946">
                <text:p>0.425945945945946</text:p>
              </table:table-cell>
              <table:table-cell office:value-type="float" office:value="0.467908902691511">
                <text:p>0.467908902691511</text:p>
              </table:table-cell>
              <table:table-cell office:value-type="float" office:value="0.531852717708942">
                <text:p>0.531852717708942</text:p>
              </table:table-cell>
              <table:table-cell office:value-type="float" office:value="0.536585365853659">
                <text:p>0.536585365853659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439847577572129">
                <text:p>0.439847577572129</text:p>
              </table:table-cell>
              <table:table-cell office:value-type="float" office:value="0.511530398322851">
                <text:p>0.511530398322851</text:p>
              </table:table-cell>
              <table:table-cell office:value-type="float" office:value="0.296368989205103">
                <text:p>0.296368989205103</text:p>
              </table:table-cell>
              <table:table-cell office:value-type="float" office:value="0.287822878228782">
                <text:p>0.287822878228782</text:p>
              </table:table-cell>
              <table:table-cell office:value-type="float" office:value="0.393760086067778">
                <text:p>0.393760086067778</text:p>
              </table:table-cell>
              <table:table-cell office:value-type="float" office:value="0.465979381443299">
                <text:p>0.465979381443299</text:p>
              </table:table-cell>
              <table:table-cell office:value-type="float" office:value="0.52168815943728">
                <text:p>0.52168815943728</text:p>
              </table:table-cell>
              <table:table-cell office:value-type="float" office:value="0.526785714285714">
                <text:p>0.52678571428571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428807036833425">
                <text:p>0.428807036833425</text:p>
              </table:table-cell>
              <table:table-cell office:value-type="float" office:value="0.517894736842105">
                <text:p>0.517894736842105</text:p>
              </table:table-cell>
              <table:table-cell office:value-type="float" office:value="0.293307086614173">
                <text:p>0.293307086614173</text:p>
              </table:table-cell>
              <table:table-cell office:value-type="float" office:value="0.282003710575139">
                <text:p>0.282003710575139</text:p>
              </table:table-cell>
              <table:table-cell office:value-type="float" office:value="0.407307898979044">
                <text:p>0.407307898979044</text:p>
              </table:table-cell>
              <table:table-cell office:value-type="float" office:value="0.475206611570248">
                <text:p>0.475206611570248</text:p>
              </table:table-cell>
              <table:table-cell office:value-type="float" office:value="0.506760728982951">
                <text:p>0.506760728982951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39536167863059">
                <text:p>0.439536167863059</text:p>
              </table:table-cell>
              <table:table-cell office:value-type="float" office:value="0.52991452991453">
                <text:p>0.52991452991453</text:p>
              </table:table-cell>
              <table:table-cell office:value-type="float" office:value="0.29064039408867">
                <text:p>0.29064039408867</text:p>
              </table:table-cell>
              <table:table-cell office:value-type="float" office:value="0.299625468164794">
                <text:p>0.299625468164794</text:p>
              </table:table-cell>
              <table:table-cell office:value-type="float" office:value="0.408519934462043">
                <text:p>0.408519934462043</text:p>
              </table:table-cell>
              <table:table-cell office:value-type="float" office:value="0.465979381443299">
                <text:p>0.465979381443299</text:p>
              </table:table-cell>
              <table:table-cell office:value-type="float" office:value="0.502654867256637">
                <text:p>0.502654867256637</text:p>
              </table:table-cell>
              <table:table-cell office:value-type="float" office:value="0.507865168539326">
                <text:p>0.50786516853932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440771349862259">
                <text:p>0.440771349862259</text:p>
              </table:table-cell>
              <table:table-cell office:value-type="float" office:value="0.540425531914894">
                <text:p>0.540425531914894</text:p>
              </table:table-cell>
              <table:table-cell office:value-type="float" office:value="0.29593336599706">
                <text:p>0.29593336599706</text:p>
              </table:table-cell>
              <table:table-cell office:value-type="float" office:value="0.303703703703704">
                <text:p>0.303703703703704</text:p>
              </table:table-cell>
              <table:table-cell office:value-type="float" office:value="0.391965255157438">
                <text:p>0.391965255157438</text:p>
              </table:table-cell>
              <table:table-cell office:value-type="float" office:value="0.492813141683778">
                <text:p>0.492813141683778</text:p>
              </table:table-cell>
              <table:table-cell office:value-type="float" office:value="0.494075829383886">
                <text:p>0.494075829383886</text:p>
              </table:table-cell>
              <table:table-cell office:value-type="float" office:value="0.475113122171946">
                <text:p>0.47511312217194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443463872035301">
                <text:p>0.443463872035301</text:p>
              </table:table-cell>
              <table:table-cell office:value-type="float" office:value="0.530785562632696">
                <text:p>0.530785562632696</text:p>
              </table:table-cell>
              <table:table-cell office:value-type="float" office:value="0.295566502463054">
                <text:p>0.295566502463054</text:p>
              </table:table-cell>
              <table:table-cell office:value-type="float" office:value="0.290441176470588">
                <text:p>0.290441176470588</text:p>
              </table:table-cell>
              <table:table-cell office:value-type="float" office:value="0.399780941949617">
                <text:p>0.399780941949617</text:p>
              </table:table-cell>
              <table:table-cell office:value-type="float" office:value="0.478991596638656">
                <text:p>0.478991596638656</text:p>
              </table:table-cell>
              <table:table-cell office:value-type="float" office:value="0.492890995260663">
                <text:p>0.492890995260663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453229398663697">
                <text:p>0.453229398663697</text:p>
              </table:table-cell>
              <table:table-cell office:value-type="float" office:value="0.514893617021277">
                <text:p>0.514893617021277</text:p>
              </table:table-cell>
              <table:table-cell office:value-type="float" office:value="0.292466765140325">
                <text:p>0.292466765140325</text:p>
              </table:table-cell>
              <table:table-cell office:value-type="float" office:value="0.293577981651376">
                <text:p>0.293577981651376</text:p>
              </table:table-cell>
              <table:table-cell office:value-type="float" office:value="0.415798134942403">
                <text:p>0.415798134942403</text:p>
              </table:table-cell>
              <table:table-cell office:value-type="float" office:value="0.462809917355372">
                <text:p>0.462809917355372</text:p>
              </table:table-cell>
              <table:table-cell office:value-type="float" office:value="0.478054567022539">
                <text:p>0.478054567022539</text:p>
              </table:table-cell>
              <table:table-cell office:value-type="float" office:value="0.4337899543379">
                <text:p>0.433789954337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456824512534819">
                <text:p>0.456824512534819</text:p>
              </table:table-cell>
              <table:table-cell office:value-type="float" office:value="0.5">
                <text:p>0.5</text:p>
              </table:table-cell>
              <table:table-cell office:value-type="float" office:value="0.29553264604811">
                <text:p>0.29553264604811</text:p>
              </table:table-cell>
              <table:table-cell office:value-type="float" office:value="0.299445471349353">
                <text:p>0.299445471349353</text:p>
              </table:table-cell>
              <table:table-cell office:value-type="float" office:value="0.424342105263158">
                <text:p>0.424342105263158</text:p>
              </table:table-cell>
              <table:table-cell office:value-type="float" office:value="0.447638603696099">
                <text:p>0.447638603696099</text:p>
              </table:table-cell>
              <table:table-cell office:value-type="float" office:value="0.491394658753709">
                <text:p>0.491394658753709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62828395751817">
                <text:p>0.462828395751817</text:p>
              </table:table-cell>
              <table:table-cell office:value-type="float" office:value="0.521186440677966">
                <text:p>0.521186440677966</text:p>
              </table:table-cell>
              <table:table-cell office:value-type="float" office:value="0.297204512015694">
                <text:p>0.297204512015694</text:p>
              </table:table-cell>
              <table:table-cell office:value-type="float" office:value="0.297397769516729">
                <text:p>0.297397769516729</text:p>
              </table:table-cell>
              <table:table-cell office:value-type="float" office:value="0.40989010989011">
                <text:p>0.40989010989011</text:p>
              </table:table-cell>
              <table:table-cell office:value-type="float" office:value="0.482474226804124">
                <text:p>0.482474226804124</text:p>
              </table:table-cell>
              <table:table-cell office:value-type="float" office:value="0.468489892984542">
                <text:p>0.468489892984542</text:p>
              </table:table-cell>
              <table:table-cell office:value-type="float" office:value="0.424657534246575">
                <text:p>0.42465753424657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464385866517106">
                <text:p>0.464385866517106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0.29513034923758">
                <text:p>0.29513034923758</text:p>
              </table:table-cell>
              <table:table-cell office:value-type="float" office:value="0.289908256880734">
                <text:p>0.289908256880734</text:p>
              </table:table-cell>
              <table:table-cell office:value-type="float" office:value="0.418630136986301">
                <text:p>0.418630136986301</text:p>
              </table:table-cell>
              <table:table-cell office:value-type="float" office:value="0.481327800829876">
                <text:p>0.481327800829876</text:p>
              </table:table-cell>
              <table:table-cell office:value-type="float" office:value="0.463371054198928">
                <text:p>0.463371054198928</text:p>
              </table:table-cell>
              <table:table-cell office:value-type="float" office:value="0.425629290617849">
                <text:p>0.42562929061784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448660714285714">
                <text:p>0.448660714285714</text:p>
              </table:table-cell>
              <table:table-cell office:value-type="float" office:value="0.508474576271187">
                <text:p>0.508474576271187</text:p>
              </table:table-cell>
              <table:table-cell office:value-type="float" office:value="0.287968441814596">
                <text:p>0.287968441814596</text:p>
              </table:table-cell>
              <table:table-cell office:value-type="float" office:value="0.296846011131725">
                <text:p>0.296846011131725</text:p>
              </table:table-cell>
              <table:table-cell office:value-type="float" office:value="0.417861080485116">
                <text:p>0.417861080485116</text:p>
              </table:table-cell>
              <table:table-cell office:value-type="float" office:value="0.474012474012474">
                <text:p>0.474012474012474</text:p>
              </table:table-cell>
              <table:table-cell office:value-type="float" office:value="0.451073985680191">
                <text:p>0.451073985680191</text:p>
              </table:table-cell>
              <table:table-cell office:value-type="float" office:value="0.425629290617849">
                <text:p>0.42562929061784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45612073784237">
                <text:p>0.45612073784237</text:p>
              </table:table-cell>
              <table:table-cell office:value-type="float" office:value="0.525641025641026">
                <text:p>0.525641025641026</text:p>
              </table:table-cell>
              <table:table-cell office:value-type="float" office:value="0.302702702702703">
                <text:p>0.302702702702703</text:p>
              </table:table-cell>
              <table:table-cell office:value-type="float" office:value="0.305709023941068">
                <text:p>0.305709023941068</text:p>
              </table:table-cell>
              <table:table-cell office:value-type="float" office:value="0.429752066115703">
                <text:p>0.429752066115703</text:p>
              </table:table-cell>
              <table:table-cell office:value-type="float" office:value="0.477178423236514">
                <text:p>0.477178423236514</text:p>
              </table:table-cell>
              <table:table-cell office:value-type="float" office:value="0.450805008944544">
                <text:p>0.450805008944544</text:p>
              </table:table-cell>
              <table:table-cell office:value-type="float" office:value="0.404597701149425">
                <text:p>0.40459770114942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453273642977057">
                <text:p>0.453273642977057</text:p>
              </table:table-cell>
              <table:table-cell office:value-type="float" office:value="0.523404255319149">
                <text:p>0.523404255319149</text:p>
              </table:table-cell>
              <table:table-cell office:value-type="float" office:value="0.29593336599706">
                <text:p>0.29593336599706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0.41767955801105">
                <text:p>0.41767955801105</text:p>
              </table:table-cell>
              <table:table-cell office:value-type="float" office:value="0.477178423236514">
                <text:p>0.477178423236514</text:p>
              </table:table-cell>
              <table:table-cell office:value-type="float" office:value="0.429425837320574">
                <text:p>0.42942583732057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59627329192547">
                <text:p>0.459627329192547</text:p>
              </table:table-cell>
              <table:table-cell office:value-type="float" office:value="0.52991452991453">
                <text:p>0.52991452991453</text:p>
              </table:table-cell>
              <table:table-cell office:value-type="float" office:value="0.297496318114875">
                <text:p>0.297496318114875</text:p>
              </table:table-cell>
              <table:table-cell office:value-type="float" office:value="0.282051282051282">
                <text:p>0.282051282051282</text:p>
              </table:table-cell>
              <table:table-cell office:value-type="float" office:value="0.419016030956329">
                <text:p>0.419016030956329</text:p>
              </table:table-cell>
              <table:table-cell office:value-type="float" office:value="0.4875">
                <text:p>0.4875</text:p>
              </table:table-cell>
              <table:table-cell office:value-type="float" office:value="0.417964071856287">
                <text:p>0.417964071856287</text:p>
              </table:table-cell>
              <table:table-cell office:value-type="float" office:value="0.41743119266055">
                <text:p>0.4174311926605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45772266065389">
                <text:p>0.45772266065389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296660117878193">
                <text:p>0.296660117878193</text:p>
              </table:table-cell>
              <table:table-cell office:value-type="float" office:value="0.305709023941068">
                <text:p>0.305709023941068</text:p>
              </table:table-cell>
              <table:table-cell office:value-type="float" office:value="0.433721575152524">
                <text:p>0.433721575152524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0.420359281437126">
                <text:p>0.42035928143712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462061155152888">
                <text:p>0.462061155152888</text:p>
              </table:table-cell>
              <table:table-cell office:value-type="float" office:value="0.538793103448276">
                <text:p>0.538793103448276</text:p>
              </table:table-cell>
              <table:table-cell office:value-type="float" office:value="0.297390448055145">
                <text:p>0.297390448055145</text:p>
              </table:table-cell>
              <table:table-cell office:value-type="float" office:value="0.294776119402985">
                <text:p>0.294776119402985</text:p>
              </table:table-cell>
              <table:table-cell office:value-type="float" office:value="0.411504424778761">
                <text:p>0.411504424778761</text:p>
              </table:table-cell>
              <table:table-cell office:value-type="float" office:value="0.495798319327731">
                <text:p>0.495798319327731</text:p>
              </table:table-cell>
              <table:table-cell office:value-type="float" office:value="0.414619532654284">
                <text:p>0.41461953265428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456239412761152">
                <text:p>0.456239412761152</text:p>
              </table:table-cell>
              <table:table-cell office:value-type="float" office:value="0.53448275862069">
                <text:p>0.53448275862069</text:p>
              </table:table-cell>
              <table:table-cell office:value-type="float" office:value="0.293137254901961">
                <text:p>0.293137254901961</text:p>
              </table:table-cell>
              <table:table-cell office:value-type="float" office:value="0.299625468164794">
                <text:p>0.299625468164794</text:p>
              </table:table-cell>
              <table:table-cell office:value-type="float" office:value="0.432222222222222">
                <text:p>0.432222222222222</text:p>
              </table:table-cell>
              <table:table-cell office:value-type="float" office:value="0.475789473684211">
                <text:p>0.475789473684211</text:p>
              </table:table-cell>
              <table:table-cell office:value-type="float" office:value="0.404319136172765">
                <text:p>0.404319136172765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445316881660123">
                <text:p>0.445316881660123</text:p>
              </table:table-cell>
              <table:table-cell office:value-type="float" office:value="0.531317494600432">
                <text:p>0.531317494600432</text:p>
              </table:table-cell>
              <table:table-cell office:value-type="float" office:value="0.293973542381186">
                <text:p>0.293973542381186</text:p>
              </table:table-cell>
              <table:table-cell office:value-type="float" office:value="0.325842696629213">
                <text:p>0.325842696629213</text:p>
              </table:table-cell>
              <table:table-cell office:value-type="float" office:value="0.436768802228412">
                <text:p>0.436768802228412</text:p>
              </table:table-cell>
              <table:table-cell office:value-type="float" office:value="0.471816283924843">
                <text:p>0.471816283924843</text:p>
              </table:table-cell>
              <table:table-cell office:value-type="float" office:value="0.404319136172765">
                <text:p>0.404319136172765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67194570135747">
                <text:p>0.467194570135747</text:p>
              </table:table-cell>
              <table:table-cell office:value-type="float" office:value="0.509635974304068">
                <text:p>0.509635974304068</text:p>
              </table:table-cell>
              <table:table-cell office:value-type="float" office:value="0.304752572268496">
                <text:p>0.304752572268496</text:p>
              </table:table-cell>
              <table:table-cell office:value-type="float" office:value="0.284658040665434">
                <text:p>0.284658040665434</text:p>
              </table:table-cell>
              <table:table-cell office:value-type="float" office:value="0.417314095449501">
                <text:p>0.417314095449501</text:p>
              </table:table-cell>
              <table:table-cell office:value-type="float" office:value="0.528784648187633">
                <text:p>0.528784648187633</text:p>
              </table:table-cell>
              <table:table-cell office:value-type="float" office:value="0.385817307692308">
                <text:p>0.385817307692308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462762933484935">
                <text:p>0.46276293348493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303448275862069">
                <text:p>0.303448275862069</text:p>
              </table:table-cell>
              <table:table-cell office:value-type="float" office:value="0.285185185185185">
                <text:p>0.285185185185185</text:p>
              </table:table-cell>
              <table:table-cell office:value-type="float" office:value="0.437604924454393">
                <text:p>0.437604924454393</text:p>
              </table:table-cell>
              <table:table-cell office:value-type="float" office:value="0.476987447698745">
                <text:p>0.476987447698745</text:p>
              </table:table-cell>
              <table:table-cell office:value-type="float" office:value="0.393993993993994">
                <text:p>0.39399399399399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466515323496027">
                <text:p>0.466515323496027</text:p>
              </table:table-cell>
              <table:table-cell office:value-type="float" office:value="0.523605150214592">
                <text:p>0.523605150214592</text:p>
              </table:table-cell>
              <table:table-cell office:value-type="float" office:value="0.295308641975309">
                <text:p>0.295308641975309</text:p>
              </table:table-cell>
              <table:table-cell office:value-type="float" office:value="0.304587155963303">
                <text:p>0.304587155963303</text:p>
              </table:table-cell>
              <table:table-cell office:value-type="float" office:value="0.447811447811448">
                <text:p>0.447811447811448</text:p>
              </table:table-cell>
              <table:table-cell office:value-type="float" office:value="0.501043841336117">
                <text:p>0.501043841336117</text:p>
              </table:table-cell>
              <table:table-cell office:value-type="float" office:value="0.385817307692308">
                <text:p>0.385817307692308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446083995459705">
                <text:p>0.446083995459705</text:p>
              </table:table-cell>
              <table:table-cell office:value-type="float" office:value="0.51948051948052">
                <text:p>0.51948051948052</text:p>
              </table:table-cell>
              <table:table-cell office:value-type="float" office:value="0.289085545722714">
                <text:p>0.289085545722714</text:p>
              </table:table-cell>
              <table:table-cell office:value-type="float" office:value="0.301115241635688">
                <text:p>0.301115241635688</text:p>
              </table:table-cell>
              <table:table-cell office:value-type="float" office:value="0.433277498604132">
                <text:p>0.433277498604132</text:p>
              </table:table-cell>
              <table:table-cell office:value-type="float" office:value="0.51271186440678">
                <text:p>0.51271186440678</text:p>
              </table:table-cell>
              <table:table-cell office:value-type="float" office:value="0.385817307692308">
                <text:p>0.385817307692308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461801596351197">
                <text:p>0.461801596351197</text:p>
              </table:table-cell>
              <table:table-cell office:value-type="float" office:value="0.547826086956522">
                <text:p>0.547826086956522</text:p>
              </table:table-cell>
              <table:table-cell office:value-type="float" office:value="0.300980392156863">
                <text:p>0.300980392156863</text:p>
              </table:table-cell>
              <table:table-cell office:value-type="float" office:value="0.30939226519337">
                <text:p>0.30939226519337</text:p>
              </table:table-cell>
              <table:table-cell office:value-type="float" office:value="0.43249299719888">
                <text:p>0.43249299719888</text:p>
              </table:table-cell>
              <table:table-cell office:value-type="float" office:value="0.50210970464135">
                <text:p>0.50210970464135</text:p>
              </table:table-cell>
              <table:table-cell office:value-type="float" office:value="0.385817307692308">
                <text:p>0.385817307692308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58997722095672">
                <text:p>0.458997722095672</text:p>
              </table:table-cell>
              <table:table-cell office:value-type="float" office:value="0.524017467248908">
                <text:p>0.524017467248908</text:p>
              </table:table-cell>
              <table:table-cell office:value-type="float" office:value="0.298081652729956">
                <text:p>0.298081652729956</text:p>
              </table:table-cell>
              <table:table-cell office:value-type="float" office:value="0.306273062730627">
                <text:p>0.306273062730627</text:p>
              </table:table-cell>
              <table:table-cell office:value-type="float" office:value="0.429050279329609">
                <text:p>0.429050279329609</text:p>
              </table:table-cell>
              <table:table-cell office:value-type="float" office:value="0.475789473684211">
                <text:p>0.475789473684211</text:p>
              </table:table-cell>
              <table:table-cell office:value-type="float" office:value="0.385817307692308">
                <text:p>0.385817307692308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474285714285714">
                <text:p>0.474285714285714</text:p>
              </table:table-cell>
              <table:table-cell office:value-type="float" office:value="0.552173913043478">
                <text:p>0.552173913043478</text:p>
              </table:table-cell>
              <table:table-cell office:value-type="float" office:value="0.297350343473994">
                <text:p>0.297350343473994</text:p>
              </table:table-cell>
              <table:table-cell office:value-type="float" office:value="0.296160877513711">
                <text:p>0.296160877513711</text:p>
              </table:table-cell>
              <table:table-cell office:value-type="float" office:value="0.432978126752664">
                <text:p>0.432978126752664</text:p>
              </table:table-cell>
              <table:table-cell office:value-type="float" office:value="0.473572938689218">
                <text:p>0.473572938689218</text:p>
              </table:table-cell>
              <table:table-cell office:value-type="float" office:value="0.377630787733013">
                <text:p>0.37763078773301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480824270177447">
                <text:p>0.480824270177447</text:p>
              </table:table-cell>
              <table:table-cell office:value-type="float" office:value="0.526086956521739">
                <text:p>0.526086956521739</text:p>
              </table:table-cell>
              <table:table-cell office:value-type="float" office:value="0.29553264604811">
                <text:p>0.29553264604811</text:p>
              </table:table-cell>
              <table:table-cell office:value-type="float" office:value="0.287822878228782">
                <text:p>0.287822878228782</text:p>
              </table:table-cell>
              <table:table-cell office:value-type="float" office:value="0.432676056338028">
                <text:p>0.432676056338028</text:p>
              </table:table-cell>
              <table:table-cell office:value-type="float" office:value="0.510729613733906">
                <text:p>0.510729613733906</text:p>
              </table:table-cell>
              <table:table-cell office:value-type="float" office:value="0.380036079374624">
                <text:p>0.38003607937462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479405034324943">
                <text:p>0.479405034324943</text:p>
              </table:table-cell>
              <table:table-cell office:value-type="float" office:value="0.542299349240781">
                <text:p>0.542299349240781</text:p>
              </table:table-cell>
              <table:table-cell office:value-type="float" office:value="0.294406280667321">
                <text:p>0.294406280667321</text:p>
              </table:table-cell>
              <table:table-cell office:value-type="float" office:value="0.314606741573034">
                <text:p>0.314606741573034</text:p>
              </table:table-cell>
              <table:table-cell office:value-type="float" office:value="0.425603593486805">
                <text:p>0.425603593486805</text:p>
              </table:table-cell>
              <table:table-cell office:value-type="float" office:value="0.475583864118896">
                <text:p>0.475583864118896</text:p>
              </table:table-cell>
              <table:table-cell office:value-type="float" office:value="0.376654632972323">
                <text:p>0.37665463297232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465941614195764">
                <text:p>0.465941614195764</text:p>
              </table:table-cell>
              <table:table-cell office:value-type="float" office:value="0.553376906318083">
                <text:p>0.553376906318083</text:p>
              </table:table-cell>
              <table:table-cell office:value-type="float" office:value="0.297642436149312">
                <text:p>0.297642436149312</text:p>
              </table:table-cell>
              <table:table-cell office:value-type="float" office:value="0.299445471349353">
                <text:p>0.299445471349353</text:p>
              </table:table-cell>
              <table:table-cell office:value-type="float" office:value="0.426082068577853">
                <text:p>0.426082068577853</text:p>
              </table:table-cell>
              <table:table-cell office:value-type="float" office:value="0.471578947368421">
                <text:p>0.471578947368421</text:p>
              </table:table-cell>
              <table:table-cell office:value-type="float" office:value="0.368452739313666">
                <text:p>0.36845273931366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71060171919771">
                <text:p>0.471060171919771</text:p>
              </table:table-cell>
              <table:table-cell office:value-type="float" office:value="0.533916849015317">
                <text:p>0.533916849015317</text:p>
              </table:table-cell>
              <table:table-cell office:value-type="float" office:value="0.297788697788698">
                <text:p>0.297788697788698</text:p>
              </table:table-cell>
              <table:table-cell office:value-type="float" office:value="0.296296296296296">
                <text:p>0.296296296296296</text:p>
              </table:table-cell>
              <table:table-cell office:value-type="float" office:value="0.444319460067492">
                <text:p>0.444319460067492</text:p>
              </table:table-cell>
              <table:table-cell office:value-type="float" office:value="0.502127659574468">
                <text:p>0.502127659574468</text:p>
              </table:table-cell>
              <table:table-cell office:value-type="float" office:value="0.376654632972323">
                <text:p>0.37665463297232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465249856404365">
                <text:p>0.465249856404365</text:p>
              </table:table-cell>
              <table:table-cell office:value-type="float" office:value="0.528138528138528">
                <text:p>0.528138528138528</text:p>
              </table:table-cell>
              <table:table-cell office:value-type="float" office:value="0.292466765140325">
                <text:p>0.292466765140325</text:p>
              </table:table-cell>
              <table:table-cell office:value-type="float" office:value="0.305147058823529">
                <text:p>0.305147058823529</text:p>
              </table:table-cell>
              <table:table-cell office:value-type="float" office:value="0.429770565193061">
                <text:p>0.429770565193061</text:p>
              </table:table-cell>
              <table:table-cell office:value-type="float" office:value="0.5">
                <text:p>0.5</text:p>
              </table:table-cell>
              <table:table-cell office:value-type="float" office:value="0.368452739313666">
                <text:p>0.36845273931366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475532527345999">
                <text:p>0.475532527345999</text:p>
              </table:table-cell>
              <table:table-cell office:value-type="float" office:value="0.530434782608696">
                <text:p>0.530434782608696</text:p>
              </table:table-cell>
              <table:table-cell office:value-type="float" office:value="0.296114117068372">
                <text:p>0.296114117068372</text:p>
              </table:table-cell>
              <table:table-cell office:value-type="float" office:value="0.302919708029197">
                <text:p>0.302919708029197</text:p>
              </table:table-cell>
              <table:table-cell office:value-type="float" office:value="0.434587310499719">
                <text:p>0.434587310499719</text:p>
              </table:table-cell>
              <table:table-cell office:value-type="float" office:value="0.502127659574468">
                <text:p>0.502127659574468</text:p>
              </table:table-cell>
              <table:table-cell office:value-type="float" office:value="0.376654632972323">
                <text:p>0.37665463297232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465863453815261">
                <text:p>0.465863453815261</text:p>
              </table:table-cell>
              <table:table-cell office:value-type="float" office:value="0.543859649122807">
                <text:p>0.543859649122807</text:p>
              </table:table-cell>
              <table:table-cell office:value-type="float" office:value="0.293713163064833">
                <text:p>0.293713163064833</text:p>
              </table:table-cell>
              <table:table-cell office:value-type="float" office:value="0.308550185873606">
                <text:p>0.308550185873606</text:p>
              </table:table-cell>
              <table:table-cell office:value-type="float" office:value="0.433408577878104">
                <text:p>0.433408577878104</text:p>
              </table:table-cell>
              <table:table-cell office:value-type="float" office:value="0.467091295116773">
                <text:p>0.467091295116773</text:p>
              </table:table-cell>
              <table:table-cell office:value-type="float" office:value="0.376654632972323">
                <text:p>0.37665463297232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471469740634006">
                <text:p>0.471469740634006</text:p>
              </table:table-cell>
              <table:table-cell office:value-type="float" office:value="0.52723311546841">
                <text:p>0.52723311546841</text:p>
              </table:table-cell>
              <table:table-cell office:value-type="float" office:value="0.299901671583088">
                <text:p>0.299901671583088</text:p>
              </table:table-cell>
              <table:table-cell office:value-type="float" office:value="0.292592592592593">
                <text:p>0.292592592592593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0.493562231759657">
                <text:p>0.493562231759657</text:p>
              </table:table-cell>
              <table:table-cell office:value-type="float" office:value="0.376654632972323">
                <text:p>0.37665463297232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66130884041332">
                <text:p>0.466130884041332</text:p>
              </table:table-cell>
              <table:table-cell office:value-type="float" office:value="0.513043478260869">
                <text:p>0.513043478260869</text:p>
              </table:table-cell>
              <table:table-cell office:value-type="float" office:value="0.294261893084846">
                <text:p>0.294261893084846</text:p>
              </table:table-cell>
              <table:table-cell office:value-type="float" office:value="0.306273062730627">
                <text:p>0.306273062730627</text:p>
              </table:table-cell>
              <table:table-cell office:value-type="float" office:value="0.457790368271955">
                <text:p>0.457790368271955</text:p>
              </table:table-cell>
              <table:table-cell office:value-type="float" office:value="0.504273504273504">
                <text:p>0.504273504273504</text:p>
              </table:table-cell>
              <table:table-cell office:value-type="float" office:value="0.376654632972323">
                <text:p>0.37665463297232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455014326647565">
                <text:p>0.455014326647565</text:p>
              </table:table-cell>
              <table:table-cell office:value-type="float" office:value="0.535947712418301">
                <text:p>0.535947712418301</text:p>
              </table:table-cell>
              <table:table-cell office:value-type="float" office:value="0.293857493857494">
                <text:p>0.293857493857494</text:p>
              </table:table-cell>
              <table:table-cell office:value-type="float" office:value="0.306542056074766">
                <text:p>0.306542056074766</text:p>
              </table:table-cell>
              <table:table-cell office:value-type="float" office:value="0.448725212464589">
                <text:p>0.448725212464589</text:p>
              </table:table-cell>
              <table:table-cell office:value-type="float" office:value="0.484076433121019">
                <text:p>0.484076433121019</text:p>
              </table:table-cell>
              <table:table-cell office:value-type="float" office:value="0.376654632972323">
                <text:p>0.37665463297232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489913544668588">
                <text:p>0.489913544668588</text:p>
              </table:table-cell>
              <table:table-cell office:value-type="float" office:value="0.526086956521739">
                <text:p>0.526086956521739</text:p>
              </table:table-cell>
              <table:table-cell office:value-type="float" office:value="0.298228346456693">
                <text:p>0.298228346456693</text:p>
              </table:table-cell>
              <table:table-cell office:value-type="float" office:value="0.303703703703704">
                <text:p>0.303703703703704</text:p>
              </table:table-cell>
              <table:table-cell office:value-type="float" office:value="0.452124645892351">
                <text:p>0.452124645892351</text:p>
              </table:table-cell>
              <table:table-cell office:value-type="float" office:value="0.513918629550321">
                <text:p>0.513918629550321</text:p>
              </table:table-cell>
              <table:table-cell office:value-type="float" office:value="0.376654632972323">
                <text:p>0.37665463297232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472832369942197">
                <text:p>0.472832369942197</text:p>
              </table:table-cell>
              <table:table-cell office:value-type="float" office:value="0.553376906318083">
                <text:p>0.553376906318083</text:p>
              </table:table-cell>
              <table:table-cell office:value-type="float" office:value="0.302016724053123">
                <text:p>0.302016724053123</text:p>
              </table:table-cell>
              <table:table-cell office:value-type="float" office:value="0.303142329020333">
                <text:p>0.303142329020333</text:p>
              </table:table-cell>
              <table:table-cell office:value-type="float" office:value="0.437535330695308">
                <text:p>0.437535330695308</text:p>
              </table:table-cell>
              <table:table-cell office:value-type="float" office:value="0.479830148619958">
                <text:p>0.479830148619958</text:p>
              </table:table-cell>
              <table:table-cell office:value-type="float" office:value="0.368452739313666">
                <text:p>0.36845273931366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470046082949309">
                <text:p>0.470046082949309</text:p>
              </table:table-cell>
              <table:table-cell office:value-type="float" office:value="0.548245614035088">
                <text:p>0.548245614035088</text:p>
              </table:table-cell>
              <table:table-cell office:value-type="float" office:value="0.286836935166994">
                <text:p>0.286836935166994</text:p>
              </table:table-cell>
              <table:table-cell office:value-type="float" office:value="0.302025782688766">
                <text:p>0.302025782688766</text:p>
              </table:table-cell>
              <table:table-cell office:value-type="float" office:value="0.437393767705383">
                <text:p>0.437393767705383</text:p>
              </table:table-cell>
              <table:table-cell office:value-type="float" office:value="0.491452991452991">
                <text:p>0.491452991452991</text:p>
              </table:table-cell>
              <table:table-cell office:value-type="float" office:value="0.368452739313666">
                <text:p>0.36845273931366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471676300578035">
                <text:p>0.471676300578035</text:p>
              </table:table-cell>
              <table:table-cell office:value-type="float" office:value="0.533916849015317">
                <text:p>0.533916849015317</text:p>
              </table:table-cell>
              <table:table-cell office:value-type="float" office:value="0.295677799607073">
                <text:p>0.295677799607073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448725212464589">
                <text:p>0.448725212464589</text:p>
              </table:table-cell>
              <table:table-cell office:value-type="float" office:value="0.491379310344828">
                <text:p>0.491379310344828</text:p>
              </table:table-cell>
              <table:table-cell office:value-type="float" office:value="0.368452739313666">
                <text:p>0.36845273931366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457538994800693">
                <text:p>0.457538994800693</text:p>
              </table:table-cell>
              <table:table-cell office:value-type="float" office:value="0.557522123893805">
                <text:p>0.557522123893805</text:p>
              </table:table-cell>
              <table:table-cell office:value-type="float" office:value="0.287826515524889">
                <text:p>0.287826515524889</text:p>
              </table:table-cell>
              <table:table-cell office:value-type="float" office:value="0.303370786516854">
                <text:p>0.303370786516854</text:p>
              </table:table-cell>
              <table:table-cell office:value-type="float" office:value="0.438170525127047">
                <text:p>0.438170525127047</text:p>
              </table:table-cell>
              <table:table-cell office:value-type="float" office:value="0.506437768240343">
                <text:p>0.506437768240343</text:p>
              </table:table-cell>
              <table:table-cell office:value-type="float" office:value="0.368452739313666">
                <text:p>0.36845273931366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.469164265129683">
                <text:p>0.469164265129683</text:p>
              </table:table-cell>
              <table:table-cell office:value-type="float" office:value="0.524229074889868">
                <text:p>0.524229074889868</text:p>
              </table:table-cell>
              <table:table-cell office:value-type="float" office:value="0.290083867784904">
                <text:p>0.290083867784904</text:p>
              </table:table-cell>
              <table:table-cell office:value-type="float" office:value="0.294776119402985">
                <text:p>0.294776119402985</text:p>
              </table:table-cell>
              <table:table-cell office:value-type="float" office:value="0.441558441558442">
                <text:p>0.441558441558442</text:p>
              </table:table-cell>
              <table:table-cell office:value-type="float" office:value="0.497854077253219">
                <text:p>0.497854077253219</text:p>
              </table:table-cell>
              <table:table-cell office:value-type="float" office:value="0.368452739313666">
                <text:p>0.36845273931366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465626805314847">
                <text:p>0.465626805314847</text:p>
              </table:table-cell>
              <table:table-cell office:value-type="float" office:value="0.513157894736842">
                <text:p>0.513157894736842</text:p>
              </table:table-cell>
              <table:table-cell office:value-type="float" office:value="0.297536945812808">
                <text:p>0.297536945812808</text:p>
              </table:table-cell>
              <table:table-cell office:value-type="float" office:value="0.314232902033272">
                <text:p>0.314232902033272</text:p>
              </table:table-cell>
              <table:table-cell office:value-type="float" office:value="0.464508801817149">
                <text:p>0.464508801817149</text:p>
              </table:table-cell>
              <table:table-cell office:value-type="float" office:value="0.511827956989247">
                <text:p>0.511827956989247</text:p>
              </table:table-cell>
              <table:table-cell office:value-type="float" office:value="0.368452739313666">
                <text:p>0.36845273931366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.460023174971031">
                <text:p>0.460023174971031</text:p>
              </table:table-cell>
              <table:table-cell office:value-type="float" office:value="0.511930585683297">
                <text:p>0.511930585683297</text:p>
              </table:table-cell>
              <table:table-cell office:value-type="float" office:value="0.289769946157611">
                <text:p>0.289769946157611</text:p>
              </table:table-cell>
              <table:table-cell office:value-type="float" office:value="0.302238805970149">
                <text:p>0.302238805970149</text:p>
              </table:table-cell>
              <table:table-cell office:value-type="float" office:value="0.43988603988604">
                <text:p>0.43988603988604</text:p>
              </table:table-cell>
              <table:table-cell office:value-type="float" office:value="0.513918629550321">
                <text:p>0.513918629550321</text:p>
              </table:table-cell>
              <table:table-cell office:value-type="float" office:value="0.368452739313666">
                <text:p>0.36845273931366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72832369942197">
                <text:p>0.472832369942197</text:p>
              </table:table-cell>
              <table:table-cell office:value-type="float" office:value="0.511013215859031">
                <text:p>0.511013215859031</text:p>
              </table:table-cell>
              <table:table-cell office:value-type="float" office:value="0.289370078740157">
                <text:p>0.289370078740157</text:p>
              </table:table-cell>
              <table:table-cell office:value-type="float" office:value="0.319702602230483">
                <text:p>0.319702602230483</text:p>
              </table:table-cell>
              <table:table-cell office:value-type="float" office:value="0.448118586088939">
                <text:p>0.448118586088939</text:p>
              </table:table-cell>
              <table:table-cell office:value-type="float" office:value="0.51948051948052">
                <text:p>0.51948051948052</text:p>
              </table:table-cell>
              <table:table-cell office:value-type="float" office:value="0.368452739313666">
                <text:p>0.36845273931366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6.09999999999999">
                <text:p>6.09999999999999</text:p>
              </table:table-cell>
              <table:table-cell office:value-type="float" office:value="0.467592592592593">
                <text:p>0.467592592592593</text:p>
              </table:table-cell>
              <table:table-cell office:value-type="float" office:value="0.529801324503311">
                <text:p>0.529801324503311</text:p>
              </table:table-cell>
              <table:table-cell office:value-type="float" office:value="0.297244094488189">
                <text:p>0.297244094488189</text:p>
              </table:table-cell>
              <table:table-cell office:value-type="float" office:value="0.298892988929889">
                <text:p>0.298892988929889</text:p>
              </table:table-cell>
              <table:table-cell office:value-type="float" office:value="0.441913439635535">
                <text:p>0.441913439635535</text:p>
              </table:table-cell>
              <table:table-cell office:value-type="float" office:value="0.50752688172043">
                <text:p>0.50752688172043</text:p>
              </table:table-cell>
              <table:table-cell office:value-type="float" office:value="0.368452739313666">
                <text:p>0.36845273931366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6.19999999999999">
                <text:p>6.19999999999999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0.521929824561404">
                <text:p>0.521929824561404</text:p>
              </table:table-cell>
              <table:table-cell office:value-type="float" office:value="0.294291338582677">
                <text:p>0.294291338582677</text:p>
              </table:table-cell>
              <table:table-cell office:value-type="float" office:value="0.325842696629213">
                <text:p>0.325842696629213</text:p>
              </table:table-cell>
              <table:table-cell office:value-type="float" office:value="0.43725156161272">
                <text:p>0.43725156161272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6.29999999999999">
                <text:p>6.29999999999999</text:p>
              </table:table-cell>
              <table:table-cell office:value-type="float" office:value="0.47093023255814">
                <text:p>0.47093023255814</text:p>
              </table:table-cell>
              <table:table-cell office:value-type="float" office:value="0.524229074889868">
                <text:p>0.524229074889868</text:p>
              </table:table-cell>
              <table:table-cell office:value-type="float" office:value="0.286977886977887">
                <text:p>0.286977886977887</text:p>
              </table:table-cell>
              <table:table-cell office:value-type="float" office:value="0.304587155963303">
                <text:p>0.304587155963303</text:p>
              </table:table-cell>
              <table:table-cell office:value-type="float" office:value="0.437108708025043">
                <text:p>0.437108708025043</text:p>
              </table:table-cell>
              <table:table-cell office:value-type="float" office:value="0.486140724946695">
                <text:p>0.48614072494669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6.39999999999999">
                <text:p>6.39999999999999</text:p>
              </table:table-cell>
              <table:table-cell office:value-type="float" office:value="0.463683904706566">
                <text:p>0.463683904706566</text:p>
              </table:table-cell>
              <table:table-cell office:value-type="float" office:value="0.540659340659341">
                <text:p>0.540659340659341</text:p>
              </table:table-cell>
              <table:table-cell office:value-type="float" office:value="0.302073050345508">
                <text:p>0.302073050345508</text:p>
              </table:table-cell>
              <table:table-cell office:value-type="float" office:value="0.311926605504587">
                <text:p>0.311926605504587</text:p>
              </table:table-cell>
              <table:table-cell office:value-type="float" office:value="0.440136830102623">
                <text:p>0.440136830102623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6.49999999999999">
                <text:p>6.49999999999999</text:p>
              </table:table-cell>
              <table:table-cell office:value-type="float" office:value="0.462253193960511">
                <text:p>0.462253193960511</text:p>
              </table:table-cell>
              <table:table-cell office:value-type="float" office:value="0.543046357615894">
                <text:p>0.543046357615894</text:p>
              </table:table-cell>
              <table:table-cell office:value-type="float" office:value="0.295242766061795">
                <text:p>0.295242766061795</text:p>
              </table:table-cell>
              <table:table-cell office:value-type="float" office:value="0.318352059925094">
                <text:p>0.318352059925094</text:p>
              </table:table-cell>
              <table:table-cell office:value-type="float" office:value="0.438996579247434">
                <text:p>0.438996579247434</text:p>
              </table:table-cell>
              <table:table-cell office:value-type="float" office:value="0.494623655913978">
                <text:p>0.49462365591397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6.59999999999999">
                <text:p>6.59999999999999</text:p>
              </table:table-cell>
              <table:table-cell office:value-type="float" office:value="0.460023174971031">
                <text:p>0.460023174971031</text:p>
              </table:table-cell>
              <table:table-cell office:value-type="float" office:value="0.516411378555799">
                <text:p>0.516411378555799</text:p>
              </table:table-cell>
              <table:table-cell office:value-type="float" office:value="0.298081652729956">
                <text:p>0.298081652729956</text:p>
              </table:table-cell>
              <table:table-cell office:value-type="float" office:value="0.307407407407407">
                <text:p>0.307407407407407</text:p>
              </table:table-cell>
              <table:table-cell office:value-type="float" office:value="0.448630136986302">
                <text:p>0.448630136986302</text:p>
              </table:table-cell>
              <table:table-cell office:value-type="float" office:value="0.509635974304068">
                <text:p>0.50963597430406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6.69999999999999">
                <text:p>6.69999999999999</text:p>
              </table:table-cell>
              <table:table-cell office:value-type="float" office:value="0.460732984293194">
                <text:p>0.460732984293194</text:p>
              </table:table-cell>
              <table:table-cell office:value-type="float" office:value="0.501108647450111">
                <text:p>0.501108647450111</text:p>
              </table:table-cell>
              <table:table-cell office:value-type="float" office:value="0.300196850393701">
                <text:p>0.300196850393701</text:p>
              </table:table-cell>
              <table:table-cell office:value-type="float" office:value="0.312267657992565">
                <text:p>0.312267657992565</text:p>
              </table:table-cell>
              <table:table-cell office:value-type="float" office:value="0.418710781517399">
                <text:p>0.418710781517399</text:p>
              </table:table-cell>
              <table:table-cell office:value-type="float" office:value="0.493562231759657">
                <text:p>0.493562231759657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6.79999999999999">
                <text:p>6.79999999999999</text:p>
              </table:table-cell>
              <table:table-cell office:value-type="float" office:value="0.463869463869464">
                <text:p>0.463869463869464</text:p>
              </table:table-cell>
              <table:table-cell office:value-type="float" office:value="0.544247787610619">
                <text:p>0.544247787610619</text:p>
              </table:table-cell>
              <table:table-cell office:value-type="float" office:value="0.287812041116006">
                <text:p>0.287812041116006</text:p>
              </table:table-cell>
              <table:table-cell office:value-type="float" office:value="0.318518518518519">
                <text:p>0.318518518518519</text:p>
              </table:table-cell>
              <table:table-cell office:value-type="float" office:value="0.438746438746439">
                <text:p>0.438746438746439</text:p>
              </table:table-cell>
              <table:table-cell office:value-type="float" office:value="0.486140724946695">
                <text:p>0.48614072494669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6.89999999999999">
                <text:p>6.89999999999999</text:p>
              </table:table-cell>
              <table:table-cell office:value-type="float" office:value="0.464493597206053">
                <text:p>0.464493597206053</text:p>
              </table:table-cell>
              <table:table-cell office:value-type="float" office:value="0.54625550660793">
                <text:p>0.54625550660793</text:p>
              </table:table-cell>
              <table:table-cell office:value-type="float" office:value="0.287260206591244">
                <text:p>0.287260206591244</text:p>
              </table:table-cell>
              <table:table-cell office:value-type="float" office:value="0.334586466165414">
                <text:p>0.334586466165414</text:p>
              </table:table-cell>
              <table:table-cell office:value-type="float" office:value="0.441142857142857">
                <text:p>0.441142857142857</text:p>
              </table:table-cell>
              <table:table-cell office:value-type="float" office:value="0.493562231759657">
                <text:p>0.493562231759657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6.99999999999999">
                <text:p>6.99999999999999</text:p>
              </table:table-cell>
              <table:table-cell office:value-type="float" office:value="0.461984910040627">
                <text:p>0.461984910040627</text:p>
              </table:table-cell>
              <table:table-cell office:value-type="float" office:value="0.505543237250554">
                <text:p>0.505543237250554</text:p>
              </table:table-cell>
              <table:table-cell office:value-type="float" office:value="0.297683587974372">
                <text:p>0.297683587974372</text:p>
              </table:table-cell>
              <table:table-cell office:value-type="float" office:value="0.3003663003663">
                <text:p>0.3003663003663</text:p>
              </table:table-cell>
              <table:table-cell office:value-type="float" office:value="0.430205949656751">
                <text:p>0.430205949656751</text:p>
              </table:table-cell>
              <table:table-cell office:value-type="float" office:value="0.518358531317495">
                <text:p>0.51835853131749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7.09999999999999">
                <text:p>7.09999999999999</text:p>
              </table:table-cell>
              <table:table-cell office:value-type="float" office:value="0.463953488372093">
                <text:p>0.463953488372093</text:p>
              </table:table-cell>
              <table:table-cell office:value-type="float" office:value="0.496674057649667">
                <text:p>0.496674057649667</text:p>
              </table:table-cell>
              <table:table-cell office:value-type="float" office:value="0.28767795778105">
                <text:p>0.28767795778105</text:p>
              </table:table-cell>
              <table:table-cell office:value-type="float" office:value="0.319548872180451">
                <text:p>0.319548872180451</text:p>
              </table:table-cell>
              <table:table-cell office:value-type="float" office:value="0.440251572327044">
                <text:p>0.440251572327044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7.19999999999999">
                <text:p>7.19999999999999</text:p>
              </table:table-cell>
              <table:table-cell office:value-type="float" office:value="0.454123112659698">
                <text:p>0.454123112659698</text:p>
              </table:table-cell>
              <table:table-cell office:value-type="float" office:value="0.486725663716814">
                <text:p>0.486725663716814</text:p>
              </table:table-cell>
              <table:table-cell office:value-type="float" office:value="0.291625615763547">
                <text:p>0.291625615763547</text:p>
              </table:table-cell>
              <table:table-cell office:value-type="float" office:value="0.298342541436464">
                <text:p>0.298342541436464</text:p>
              </table:table-cell>
              <table:table-cell office:value-type="float" office:value="0.443418013856813">
                <text:p>0.443418013856813</text:p>
              </table:table-cell>
              <table:table-cell office:value-type="float" office:value="0.543478260869565">
                <text:p>0.54347826086956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7.29999999999999">
                <text:p>7.29999999999999</text:p>
              </table:table-cell>
              <table:table-cell office:value-type="float" office:value="0.464953271028037">
                <text:p>0.464953271028037</text:p>
              </table:table-cell>
              <table:table-cell office:value-type="float" office:value="0.502222222222222">
                <text:p>0.502222222222222</text:p>
              </table:table-cell>
              <table:table-cell office:value-type="float" office:value="0.301423662248405">
                <text:p>0.301423662248405</text:p>
              </table:table-cell>
              <table:table-cell office:value-type="float" office:value="0.303370786516854">
                <text:p>0.303370786516854</text:p>
              </table:table-cell>
              <table:table-cell office:value-type="float" office:value="0.442783208740655">
                <text:p>0.442783208740655</text:p>
              </table:table-cell>
              <table:table-cell office:value-type="float" office:value="0.48590021691974">
                <text:p>0.48590021691974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7.39999999999999">
                <text:p>7.39999999999999</text:p>
              </table:table-cell>
              <table:table-cell office:value-type="float" office:value="0.459918080748976">
                <text:p>0.459918080748976</text:p>
              </table:table-cell>
              <table:table-cell office:value-type="float" office:value="0.486607142857143">
                <text:p>0.486607142857143</text:p>
              </table:table-cell>
              <table:table-cell office:value-type="float" office:value="0.294261893084846">
                <text:p>0.294261893084846</text:p>
              </table:table-cell>
              <table:table-cell office:value-type="float" office:value="0.335820895522388">
                <text:p>0.335820895522388</text:p>
              </table:table-cell>
              <table:table-cell office:value-type="float" office:value="0.434882386689616">
                <text:p>0.434882386689616</text:p>
              </table:table-cell>
              <table:table-cell office:value-type="float" office:value="0.535947712418301">
                <text:p>0.535947712418301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7.49999999999999">
                <text:p>7.49999999999999</text:p>
              </table:table-cell>
              <table:table-cell office:value-type="float" office:value="0.448215330602692">
                <text:p>0.448215330602692</text:p>
              </table:table-cell>
              <table:table-cell office:value-type="float" office:value="0.515555555555556">
                <text:p>0.515555555555556</text:p>
              </table:table-cell>
              <table:table-cell office:value-type="float" office:value="0.301868239921337">
                <text:p>0.301868239921337</text:p>
              </table:table-cell>
              <table:table-cell office:value-type="float" office:value="0.327746741154562">
                <text:p>0.327746741154562</text:p>
              </table:table-cell>
              <table:table-cell office:value-type="float" office:value="0.434732604945371">
                <text:p>0.434732604945371</text:p>
              </table:table-cell>
              <table:table-cell office:value-type="float" office:value="0.526997840172786">
                <text:p>0.52699784017278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7.59999999999999">
                <text:p>7.59999999999999</text:p>
              </table:table-cell>
              <table:table-cell office:value-type="float" office:value="0.457845433255269">
                <text:p>0.457845433255269</text:p>
              </table:table-cell>
              <table:table-cell office:value-type="float" office:value="0.513392857142857">
                <text:p>0.513392857142857</text:p>
              </table:table-cell>
              <table:table-cell office:value-type="float" office:value="0.297977306364085">
                <text:p>0.297977306364085</text:p>
              </table:table-cell>
              <table:table-cell office:value-type="float" office:value="0.306839186691312">
                <text:p>0.306839186691312</text:p>
              </table:table-cell>
              <table:table-cell office:value-type="float" office:value="0.437679494543366">
                <text:p>0.437679494543366</text:p>
              </table:table-cell>
              <table:table-cell office:value-type="float" office:value="0.502164502164502">
                <text:p>0.502164502164502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7.69999999999999">
                <text:p>7.69999999999999</text:p>
              </table:table-cell>
              <table:table-cell office:value-type="float" office:value="0.464243845252052">
                <text:p>0.464243845252052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0.294840294840295">
                <text:p>0.294840294840295</text:p>
              </table:table-cell>
              <table:table-cell office:value-type="float" office:value="0.3">
                <text:p>0.3</text:p>
              </table:table-cell>
              <table:table-cell office:value-type="float" office:value="0.452613440551407">
                <text:p>0.452613440551407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7.79999999999999">
                <text:p>7.79999999999999</text:p>
              </table:table-cell>
              <table:table-cell office:value-type="float" office:value="0.453644314868805">
                <text:p>0.453644314868805</text:p>
              </table:table-cell>
              <table:table-cell office:value-type="float" office:value="0.465631929046563">
                <text:p>0.465631929046563</text:p>
              </table:table-cell>
              <table:table-cell office:value-type="float" office:value="0.287536800785083">
                <text:p>0.287536800785083</text:p>
              </table:table-cell>
              <table:table-cell office:value-type="float" office:value="0.322701688555347">
                <text:p>0.322701688555347</text:p>
              </table:table-cell>
              <table:table-cell office:value-type="float" office:value="0.438073394495413">
                <text:p>0.438073394495413</text:p>
              </table:table-cell>
              <table:table-cell office:value-type="float" office:value="0.47741935483871">
                <text:p>0.47741935483871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7.89999999999999">
                <text:p>7.89999999999999</text:p>
              </table:table-cell>
              <table:table-cell office:value-type="float" office:value="0.467486818980668">
                <text:p>0.467486818980668</text:p>
              </table:table-cell>
              <table:table-cell office:value-type="float" office:value="0.498886414253898">
                <text:p>0.498886414253898</text:p>
              </table:table-cell>
              <table:table-cell office:value-type="float" office:value="0.287684729064039">
                <text:p>0.287684729064039</text:p>
              </table:table-cell>
              <table:table-cell office:value-type="float" office:value="0.297794117647059">
                <text:p>0.297794117647059</text:p>
              </table:table-cell>
              <table:table-cell office:value-type="float" office:value="0.44559585492228">
                <text:p>0.44559585492228</text:p>
              </table:table-cell>
              <table:table-cell office:value-type="float" office:value="0.502202643171806">
                <text:p>0.50220264317180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7.99999999999999">
                <text:p>7.99999999999999</text:p>
              </table:table-cell>
              <table:table-cell office:value-type="float" office:value="0.462441314553991">
                <text:p>0.462441314553991</text:p>
              </table:table-cell>
              <table:table-cell office:value-type="float" office:value="0.492170022371365">
                <text:p>0.492170022371365</text:p>
              </table:table-cell>
              <table:table-cell office:value-type="float" office:value="0.292201382033564">
                <text:p>0.292201382033564</text:p>
              </table:table-cell>
              <table:table-cell office:value-type="float" office:value="0.309963099630996">
                <text:p>0.309963099630996</text:p>
              </table:table-cell>
              <table:table-cell office:value-type="float" office:value="0.445852534562212">
                <text:p>0.445852534562212</text:p>
              </table:table-cell>
              <table:table-cell office:value-type="float" office:value="0.479302832244009">
                <text:p>0.479302832244009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8.09999999999999">
                <text:p>8.09999999999999</text:p>
              </table:table-cell>
              <table:table-cell office:value-type="float" office:value="0.456407255705091">
                <text:p>0.456407255705091</text:p>
              </table:table-cell>
              <table:table-cell office:value-type="float" office:value="0.5">
                <text:p>0.5</text:p>
              </table:table-cell>
              <table:table-cell office:value-type="float" office:value="0.293281020107896">
                <text:p>0.293281020107896</text:p>
              </table:table-cell>
              <table:table-cell office:value-type="float" office:value="0.309963099630996">
                <text:p>0.309963099630996</text:p>
              </table:table-cell>
              <table:table-cell office:value-type="float" office:value="0.453441295546559">
                <text:p>0.453441295546559</text:p>
              </table:table-cell>
              <table:table-cell office:value-type="float" office:value="0.478448275862069">
                <text:p>0.478448275862069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8.19999999999999">
                <text:p>8.19999999999999</text:p>
              </table:table-cell>
              <table:table-cell office:value-type="float" office:value="0.459016393442623">
                <text:p>0.459016393442623</text:p>
              </table:table-cell>
              <table:table-cell office:value-type="float" office:value="0.502242152466368">
                <text:p>0.502242152466368</text:p>
              </table:table-cell>
              <table:table-cell office:value-type="float" office:value="0.298478154148257">
                <text:p>0.298478154148257</text:p>
              </table:table-cell>
              <table:table-cell office:value-type="float" office:value="0.328301886792453">
                <text:p>0.328301886792453</text:p>
              </table:table-cell>
              <table:table-cell office:value-type="float" office:value="0.431123919308357">
                <text:p>0.431123919308357</text:p>
              </table:table-cell>
              <table:table-cell office:value-type="float" office:value="0.479302832244009">
                <text:p>0.479302832244009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8.29999999999999">
                <text:p>8.29999999999999</text:p>
              </table:table-cell>
              <table:table-cell office:value-type="float" office:value="0.460456942003515">
                <text:p>0.460456942003515</text:p>
              </table:table-cell>
              <table:table-cell office:value-type="float" office:value="0.51006711409396">
                <text:p>0.51006711409396</text:p>
              </table:table-cell>
              <table:table-cell office:value-type="float" office:value="0.297390448055145">
                <text:p>0.297390448055145</text:p>
              </table:table-cell>
              <table:table-cell office:value-type="float" office:value="0.309701492537313">
                <text:p>0.309701492537313</text:p>
              </table:table-cell>
              <table:table-cell office:value-type="float" office:value="0.44994246260069">
                <text:p>0.44994246260069</text:p>
              </table:table-cell>
              <table:table-cell office:value-type="float" office:value="0.460869565217391">
                <text:p>0.460869565217391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8.39999999999999">
                <text:p>8.39999999999999</text:p>
              </table:table-cell>
              <table:table-cell office:value-type="float" office:value="0.463343108504399">
                <text:p>0.463343108504399</text:p>
              </table:table-cell>
              <table:table-cell office:value-type="float" office:value="0.502222222222222">
                <text:p>0.502222222222222</text:p>
              </table:table-cell>
              <table:table-cell office:value-type="float" office:value="0.298375184638109">
                <text:p>0.298375184638109</text:p>
              </table:table-cell>
              <table:table-cell office:value-type="float" office:value="0.318518518518519">
                <text:p>0.318518518518519</text:p>
              </table:table-cell>
              <table:table-cell office:value-type="float" office:value="0.457538994800693">
                <text:p>0.457538994800693</text:p>
              </table:table-cell>
              <table:table-cell office:value-type="float" office:value="0.483516483516483">
                <text:p>0.483516483516483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8.49999999999999">
                <text:p>8.49999999999999</text:p>
              </table:table-cell>
              <table:table-cell office:value-type="float" office:value="0.456037514654162">
                <text:p>0.456037514654162</text:p>
              </table:table-cell>
              <table:table-cell office:value-type="float" office:value="0.523489932885906">
                <text:p>0.523489932885906</text:p>
              </table:table-cell>
              <table:table-cell office:value-type="float" office:value="0.291748526522593">
                <text:p>0.29174852652259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47795823665893">
                <text:p>0.447795823665893</text:p>
              </table:table-cell>
              <table:table-cell office:value-type="float" office:value="0.464912280701754">
                <text:p>0.464912280701754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8.59999999999999">
                <text:p>8.59999999999999</text:p>
              </table:table-cell>
              <table:table-cell office:value-type="float" office:value="0.470450555880632">
                <text:p>0.470450555880632</text:p>
              </table:table-cell>
              <table:table-cell office:value-type="float" office:value="0.530066815144766">
                <text:p>0.530066815144766</text:p>
              </table:table-cell>
              <table:table-cell office:value-type="float" office:value="0.292874692874693">
                <text:p>0.292874692874693</text:p>
              </table:table-cell>
              <table:table-cell office:value-type="float" office:value="0.342105263157895">
                <text:p>0.342105263157895</text:p>
              </table:table-cell>
              <table:table-cell office:value-type="float" office:value="0.452133794694348">
                <text:p>0.452133794694348</text:p>
              </table:table-cell>
              <table:table-cell office:value-type="float" office:value="0.495575221238938">
                <text:p>0.49557522123893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8.69999999999999">
                <text:p>8.69999999999999</text:p>
              </table:table-cell>
              <table:table-cell office:value-type="float" office:value="0.464159811985899">
                <text:p>0.464159811985899</text:p>
              </table:table-cell>
              <table:table-cell office:value-type="float" office:value="0.536912751677852">
                <text:p>0.536912751677852</text:p>
              </table:table-cell>
              <table:table-cell office:value-type="float" office:value="0.285152409046214">
                <text:p>0.285152409046214</text:p>
              </table:table-cell>
              <table:table-cell office:value-type="float" office:value="0.330827067669173">
                <text:p>0.330827067669173</text:p>
              </table:table-cell>
              <table:table-cell office:value-type="float" office:value="0.442508710801394">
                <text:p>0.442508710801394</text:p>
              </table:table-cell>
              <table:table-cell office:value-type="float" office:value="0.471615720524017">
                <text:p>0.471615720524017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8.79999999999999">
                <text:p>8.79999999999999</text:p>
              </table:table-cell>
              <table:table-cell office:value-type="float" office:value="0.453051643192488">
                <text:p>0.453051643192488</text:p>
              </table:table-cell>
              <table:table-cell office:value-type="float" office:value="0.498886414253898">
                <text:p>0.498886414253898</text:p>
              </table:table-cell>
              <table:table-cell office:value-type="float" office:value="0.290196078431373">
                <text:p>0.290196078431373</text:p>
              </table:table-cell>
              <table:table-cell office:value-type="float" office:value="0.344569288389513">
                <text:p>0.344569288389513</text:p>
              </table:table-cell>
              <table:table-cell office:value-type="float" office:value="0.455594002306805">
                <text:p>0.455594002306805</text:p>
              </table:table-cell>
              <table:table-cell office:value-type="float" office:value="0.481236203090508">
                <text:p>0.48123620309050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8.89999999999998">
                <text:p>8.89999999999998</text:p>
              </table:table-cell>
              <table:table-cell office:value-type="float" office:value="0.457647058823529">
                <text:p>0.457647058823529</text:p>
              </table:table-cell>
              <table:table-cell office:value-type="float" office:value="0.476614699331849">
                <text:p>0.476614699331849</text:p>
              </table:table-cell>
              <table:table-cell office:value-type="float" office:value="0.302016724053123">
                <text:p>0.302016724053123</text:p>
              </table:table-cell>
              <table:table-cell office:value-type="float" office:value="0.324022346368715">
                <text:p>0.324022346368715</text:p>
              </table:table-cell>
              <table:table-cell office:value-type="float" office:value="0.443543717429068">
                <text:p>0.443543717429068</text:p>
              </table:table-cell>
              <table:table-cell office:value-type="float" office:value="0.47032967032967">
                <text:p>0.47032967032967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8.99999999999998">
                <text:p>8.99999999999998</text:p>
              </table:table-cell>
              <table:table-cell office:value-type="float" office:value="0.453207769276045">
                <text:p>0.453207769276045</text:p>
              </table:table-cell>
              <table:table-cell office:value-type="float" office:value="0.506726457399103">
                <text:p>0.506726457399103</text:p>
              </table:table-cell>
              <table:table-cell office:value-type="float" office:value="0.287684729064039">
                <text:p>0.287684729064039</text:p>
              </table:table-cell>
              <table:table-cell office:value-type="float" office:value="0.305970149253731">
                <text:p>0.305970149253731</text:p>
              </table:table-cell>
              <table:table-cell office:value-type="float" office:value="0.443030653556969">
                <text:p>0.443030653556969</text:p>
              </table:table-cell>
              <table:table-cell office:value-type="float" office:value="0.459518599562363">
                <text:p>0.459518599562363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9.09999999999998">
                <text:p>9.09999999999998</text:p>
              </table:table-cell>
              <table:table-cell office:value-type="float" office:value="0.456906729634002">
                <text:p>0.456906729634002</text:p>
              </table:table-cell>
              <table:table-cell office:value-type="float" office:value="0.493273542600897">
                <text:p>0.493273542600897</text:p>
              </table:table-cell>
              <table:table-cell office:value-type="float" office:value="0.300492610837438">
                <text:p>0.300492610837438</text:p>
              </table:table-cell>
              <table:table-cell office:value-type="float" office:value="0.333958724202627">
                <text:p>0.333958724202627</text:p>
              </table:table-cell>
              <table:table-cell office:value-type="float" office:value="0.446894950667441">
                <text:p>0.446894950667441</text:p>
              </table:table-cell>
              <table:table-cell office:value-type="float" office:value="0.487804878048781">
                <text:p>0.487804878048781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9.19999999999998">
                <text:p>9.19999999999998</text:p>
              </table:table-cell>
              <table:table-cell office:value-type="float" office:value="0.459554513481829">
                <text:p>0.459554513481829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0.304133858267716">
                <text:p>0.304133858267716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455124493341054">
                <text:p>0.455124493341054</text:p>
              </table:table-cell>
              <table:table-cell office:value-type="float" office:value="0.484581497797357">
                <text:p>0.484581497797357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9.29999999999998">
                <text:p>9.29999999999998</text:p>
              </table:table-cell>
              <table:table-cell office:value-type="float" office:value="0.459729570840682">
                <text:p>0.459729570840682</text:p>
              </table:table-cell>
              <table:table-cell office:value-type="float" office:value="0.525612472160356">
                <text:p>0.525612472160356</text:p>
              </table:table-cell>
              <table:table-cell office:value-type="float" office:value="0.298624754420432">
                <text:p>0.298624754420432</text:p>
              </table:table-cell>
              <table:table-cell office:value-type="float" office:value="0.32183908045977">
                <text:p>0.32183908045977</text:p>
              </table:table-cell>
              <table:table-cell office:value-type="float" office:value="0.453224869262057">
                <text:p>0.453224869262057</text:p>
              </table:table-cell>
              <table:table-cell office:value-type="float" office:value="0.454746136865342">
                <text:p>0.454746136865342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9.39999999999998">
                <text:p>9.39999999999998</text:p>
              </table:table-cell>
              <table:table-cell office:value-type="float" office:value="0.459363957597173">
                <text:p>0.459363957597173</text:p>
              </table:table-cell>
              <table:table-cell office:value-type="float" office:value="0.478747203579418">
                <text:p>0.478747203579418</text:p>
              </table:table-cell>
              <table:table-cell office:value-type="float" office:value="0.302108876900441">
                <text:p>0.302108876900441</text:p>
              </table:table-cell>
              <table:table-cell office:value-type="float" office:value="0.321033210332103">
                <text:p>0.321033210332103</text:p>
              </table:table-cell>
              <table:table-cell office:value-type="float" office:value="0.443800695249131">
                <text:p>0.443800695249131</text:p>
              </table:table-cell>
              <table:table-cell office:value-type="float" office:value="0.483516483516483">
                <text:p>0.483516483516483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9.49999999999998">
                <text:p>9.49999999999998</text:p>
              </table:table-cell>
              <table:table-cell office:value-type="float" office:value="0.461991750147319">
                <text:p>0.461991750147319</text:p>
              </table:table-cell>
              <table:table-cell office:value-type="float" office:value="0.505592841163311">
                <text:p>0.505592841163311</text:p>
              </table:table-cell>
              <table:table-cell office:value-type="float" office:value="0.298478154148257">
                <text:p>0.298478154148257</text:p>
              </table:table-cell>
              <table:table-cell office:value-type="float" office:value="0.319109461966605">
                <text:p>0.319109461966605</text:p>
              </table:table-cell>
              <table:table-cell office:value-type="float" office:value="0.444186046511628">
                <text:p>0.444186046511628</text:p>
              </table:table-cell>
              <table:table-cell office:value-type="float" office:value="0.47787610619469">
                <text:p>0.47787610619469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9.59999999999998">
                <text:p>9.59999999999998</text:p>
              </table:table-cell>
              <table:table-cell office:value-type="float" office:value="0.465882352941176">
                <text:p>0.465882352941176</text:p>
              </table:table-cell>
              <table:table-cell office:value-type="float" office:value="0.506726457399103">
                <text:p>0.506726457399103</text:p>
              </table:table-cell>
              <table:table-cell office:value-type="float" office:value="0.305801376597837">
                <text:p>0.305801376597837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448315911730546">
                <text:p>0.448315911730546</text:p>
              </table:table-cell>
              <table:table-cell office:value-type="float" office:value="0.475555555555555">
                <text:p>0.47555555555555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9.69999999999998">
                <text:p>9.69999999999998</text:p>
              </table:table-cell>
              <table:table-cell office:value-type="float" office:value="0.4524089306698">
                <text:p>0.4524089306698</text:p>
              </table:table-cell>
              <table:table-cell office:value-type="float" office:value="0.517857142857143">
                <text:p>0.517857142857143</text:p>
              </table:table-cell>
              <table:table-cell office:value-type="float" office:value="0.288518155053974">
                <text:p>0.288518155053974</text:p>
              </table:table-cell>
              <table:table-cell office:value-type="float" office:value="0.314990512333966">
                <text:p>0.314990512333966</text:p>
              </table:table-cell>
              <table:table-cell office:value-type="float" office:value="0.438260869565217">
                <text:p>0.438260869565217</text:p>
              </table:table-cell>
              <table:table-cell office:value-type="float" office:value="0.48">
                <text:p>0.4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9.79999999999998">
                <text:p>9.79999999999998</text:p>
              </table:table-cell>
              <table:table-cell office:value-type="float" office:value="0.45020624631703">
                <text:p>0.45020624631703</text:p>
              </table:table-cell>
              <table:table-cell office:value-type="float" office:value="0.507795100222717">
                <text:p>0.507795100222717</text:p>
              </table:table-cell>
              <table:table-cell office:value-type="float" office:value="0.297747306562194">
                <text:p>0.297747306562194</text:p>
              </table:table-cell>
              <table:table-cell office:value-type="float" office:value="0.321361058601134">
                <text:p>0.321361058601134</text:p>
              </table:table-cell>
              <table:table-cell office:value-type="float" office:value="0.442251886244922">
                <text:p>0.442251886244922</text:p>
              </table:table-cell>
              <table:table-cell office:value-type="float" office:value="0.487912087912088">
                <text:p>0.48791208791208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9.89999999999998">
                <text:p>9.89999999999998</text:p>
              </table:table-cell>
              <table:table-cell office:value-type="float" office:value="0.458920187793427">
                <text:p>0.458920187793427</text:p>
              </table:table-cell>
              <table:table-cell office:value-type="float" office:value="0.5">
                <text:p>0.5</text:p>
              </table:table-cell>
              <table:table-cell office:value-type="float" office:value="0.29037037037037">
                <text:p>0.29037037037037</text:p>
              </table:table-cell>
              <table:table-cell office:value-type="float" office:value="0.318949343339587">
                <text:p>0.318949343339587</text:p>
              </table:table-cell>
              <table:table-cell office:value-type="float" office:value="0.439420289855072">
                <text:p>0.439420289855072</text:p>
              </table:table-cell>
              <table:table-cell office:value-type="float" office:value="0.449339207048458">
                <text:p>0.44933920704845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9.99999999999998">
                <text:p>9.99999999999998</text:p>
              </table:table-cell>
              <table:table-cell office:value-type="float" office:value="0.45358401880141">
                <text:p>0.45358401880141</text:p>
              </table:table-cell>
              <table:table-cell office:value-type="float" office:value="0.479820627802691">
                <text:p>0.479820627802691</text:p>
              </table:table-cell>
              <table:table-cell office:value-type="float" office:value="0.290354330708661">
                <text:p>0.290354330708661</text:p>
              </table:table-cell>
              <table:table-cell office:value-type="float" office:value="0.330206378986867">
                <text:p>0.330206378986867</text:p>
              </table:table-cell>
              <table:table-cell office:value-type="float" office:value="0.451461988304094">
                <text:p>0.451461988304094</text:p>
              </table:table-cell>
              <table:table-cell office:value-type="float" office:value="0.497777777777778">
                <text:p>0.49777777777777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62352941176471">
                <text:p>0.462352941176471</text:p>
              </table:table-cell>
              <table:table-cell office:value-type="float" office:value="0.489887640449438">
                <text:p>0.489887640449438</text:p>
              </table:table-cell>
              <table:table-cell office:value-type="float" office:value="0.299655002464268">
                <text:p>0.299655002464268</text:p>
              </table:table-cell>
              <table:table-cell office:value-type="float" office:value="0.331450094161959">
                <text:p>0.331450094161959</text:p>
              </table:table-cell>
              <table:table-cell office:value-type="float" office:value="0.458844133099825">
                <text:p>0.458844133099825</text:p>
              </table:table-cell>
              <table:table-cell office:value-type="float" office:value="0.49448123620309">
                <text:p>0.49448123620309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.463529411764706">
                <text:p>0.463529411764706</text:p>
              </table:table-cell>
              <table:table-cell office:value-type="float" office:value="0.521348314606742">
                <text:p>0.521348314606742</text:p>
              </table:table-cell>
              <table:table-cell office:value-type="float" office:value="0.288943488943489">
                <text:p>0.288943488943489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438117373619988">
                <text:p>0.438117373619988</text:p>
              </table:table-cell>
              <table:table-cell office:value-type="float" office:value="0.483370288248337">
                <text:p>0.483370288248337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459093584461448">
                <text:p>0.459093584461448</text:p>
              </table:table-cell>
              <table:table-cell office:value-type="float" office:value="0.505592841163311">
                <text:p>0.505592841163311</text:p>
              </table:table-cell>
              <table:table-cell office:value-type="float" office:value="0.297283950617284">
                <text:p>0.297283950617284</text:p>
              </table:table-cell>
              <table:table-cell office:value-type="float" office:value="0.334615384615385">
                <text:p>0.334615384615385</text:p>
              </table:table-cell>
              <table:table-cell office:value-type="float" office:value="0.436151603498542">
                <text:p>0.436151603498542</text:p>
              </table:table-cell>
              <table:table-cell office:value-type="float" office:value="0.458149779735683">
                <text:p>0.458149779735683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.463083284111046">
                <text:p>0.463083284111046</text:p>
              </table:table-cell>
              <table:table-cell office:value-type="float" office:value="0.477477477477478">
                <text:p>0.477477477477478</text:p>
              </table:table-cell>
              <table:table-cell office:value-type="float" office:value="0.30329886755293">
                <text:p>0.30329886755293</text:p>
              </table:table-cell>
              <table:table-cell office:value-type="float" office:value="0.322701688555347">
                <text:p>0.322701688555347</text:p>
              </table:table-cell>
              <table:table-cell office:value-type="float" office:value="0.438882421420256">
                <text:p>0.438882421420256</text:p>
              </table:table-cell>
              <table:table-cell office:value-type="float" office:value="0.477678571428571">
                <text:p>0.477678571428571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473777253977608">
                <text:p>0.473777253977608</text:p>
              </table:table-cell>
              <table:table-cell office:value-type="float" office:value="0.481981981981982">
                <text:p>0.481981981981982</text:p>
              </table:table-cell>
              <table:table-cell office:value-type="float" office:value="0.29995066600888">
                <text:p>0.29995066600888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452698781195589">
                <text:p>0.452698781195589</text:p>
              </table:table-cell>
              <table:table-cell office:value-type="float" office:value="0.456762749445676">
                <text:p>0.45676274944567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461356932153392">
                <text:p>0.461356932153392</text:p>
              </table:table-cell>
              <table:table-cell office:value-type="float" office:value="0.497757847533632">
                <text:p>0.497757847533632</text:p>
              </table:table-cell>
              <table:table-cell office:value-type="float" office:value="0.296114117068372">
                <text:p>0.296114117068372</text:p>
              </table:table-cell>
              <table:table-cell office:value-type="float" office:value="0.317757009345794">
                <text:p>0.317757009345794</text:p>
              </table:table-cell>
              <table:table-cell office:value-type="float" office:value="0.443538998835856">
                <text:p>0.443538998835856</text:p>
              </table:table-cell>
              <table:table-cell office:value-type="float" office:value="0.470066518847007">
                <text:p>0.470066518847007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453097345132743">
                <text:p>0.453097345132743</text:p>
              </table:table-cell>
              <table:table-cell office:value-type="float" office:value="0.498876404494382">
                <text:p>0.498876404494382</text:p>
              </table:table-cell>
              <table:table-cell office:value-type="float" office:value="0.295275590551181">
                <text:p>0.295275590551181</text:p>
              </table:table-cell>
              <table:table-cell office:value-type="float" office:value="0.324626865671642">
                <text:p>0.324626865671642</text:p>
              </table:table-cell>
              <table:table-cell office:value-type="float" office:value="0.438882421420256">
                <text:p>0.438882421420256</text:p>
              </table:table-cell>
              <table:table-cell office:value-type="float" office:value="0.477477477477478">
                <text:p>0.47747747747747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.456367924528302">
                <text:p>0.456367924528302</text:p>
              </table:table-cell>
              <table:table-cell office:value-type="float" office:value="0.51006711409396">
                <text:p>0.51006711409396</text:p>
              </table:table-cell>
              <table:table-cell office:value-type="float" office:value="0.291482028557361">
                <text:p>0.291482028557361</text:p>
              </table:table-cell>
              <table:table-cell office:value-type="float" office:value="0.328358208955224">
                <text:p>0.328358208955224</text:p>
              </table:table-cell>
              <table:table-cell office:value-type="float" office:value="0.438084112149533">
                <text:p>0.438084112149533</text:p>
              </table:table-cell>
              <table:table-cell office:value-type="float" office:value="0.481069042316258">
                <text:p>0.48106904231625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455457227138643">
                <text:p>0.455457227138643</text:p>
              </table:table-cell>
              <table:table-cell office:value-type="float" office:value="0.465011286681716">
                <text:p>0.465011286681716</text:p>
              </table:table-cell>
              <table:table-cell office:value-type="float" office:value="0.28992628992629">
                <text:p>0.28992628992629</text:p>
              </table:table-cell>
              <table:table-cell office:value-type="float" office:value="0.338345864661654">
                <text:p>0.338345864661654</text:p>
              </table:table-cell>
              <table:table-cell office:value-type="float" office:value="0.446001167542323">
                <text:p>0.446001167542323</text:p>
              </table:table-cell>
              <table:table-cell office:value-type="float" office:value="0.47787610619469">
                <text:p>0.47787610619469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0.457817109144543">
                <text:p>0.457817109144543</text:p>
              </table:table-cell>
              <table:table-cell office:value-type="float" office:value="0.49438202247191">
                <text:p>0.49438202247191</text:p>
              </table:table-cell>
              <table:table-cell office:value-type="float" office:value="0.294436238306253">
                <text:p>0.294436238306253</text:p>
              </table:table-cell>
              <table:table-cell office:value-type="float" office:value="0.330170777988615">
                <text:p>0.330170777988615</text:p>
              </table:table-cell>
              <table:table-cell office:value-type="float" office:value="0.438882421420256">
                <text:p>0.438882421420256</text:p>
              </table:table-cell>
              <table:table-cell office:value-type="float" office:value="0.467706013363029">
                <text:p>0.467706013363029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54384932313126">
                <text:p>0.454384932313126</text:p>
              </table:table-cell>
              <table:table-cell office:value-type="float" office:value="0.469525959367946">
                <text:p>0.469525959367946</text:p>
              </table:table-cell>
              <table:table-cell office:value-type="float" office:value="0.301477832512315">
                <text:p>0.301477832512315</text:p>
              </table:table-cell>
              <table:table-cell office:value-type="float" office:value="0.324528301886792">
                <text:p>0.324528301886792</text:p>
              </table:table-cell>
              <table:table-cell office:value-type="float" office:value="0.458940011648224">
                <text:p>0.458940011648224</text:p>
              </table:table-cell>
              <table:table-cell office:value-type="float" office:value="0.489887640449438">
                <text:p>0.48988764044943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.458357944477259">
                <text:p>0.458357944477259</text:p>
              </table:table-cell>
              <table:table-cell office:value-type="float" office:value="0.490990990990991">
                <text:p>0.490990990990991</text:p>
              </table:table-cell>
              <table:table-cell office:value-type="float" office:value="0.286276438760452">
                <text:p>0.286276438760452</text:p>
              </table:table-cell>
              <table:table-cell office:value-type="float" office:value="0.34018691588785">
                <text:p>0.34018691588785</text:p>
              </table:table-cell>
              <table:table-cell office:value-type="float" office:value="0.444055944055944">
                <text:p>0.444055944055944</text:p>
              </table:table-cell>
              <table:table-cell office:value-type="float" office:value="0.47427293064877">
                <text:p>0.47427293064877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46081319976429">
                <text:p>0.46081319976429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0.294985250737463">
                <text:p>0.294985250737463</text:p>
              </table:table-cell>
              <table:table-cell office:value-type="float" office:value="0.348968105065666">
                <text:p>0.348968105065666</text:p>
              </table:table-cell>
              <table:table-cell office:value-type="float" office:value="0.44198250728863">
                <text:p>0.44198250728863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.451650943396226">
                <text:p>0.451650943396226</text:p>
              </table:table-cell>
              <table:table-cell office:value-type="float" office:value="0.453514739229025">
                <text:p>0.453514739229025</text:p>
              </table:table-cell>
              <table:table-cell office:value-type="float" office:value="0.298963986186482">
                <text:p>0.298963986186482</text:p>
              </table:table-cell>
              <table:table-cell office:value-type="float" office:value="0.32319391634981">
                <text:p>0.32319391634981</text:p>
              </table:table-cell>
              <table:table-cell office:value-type="float" office:value="0.443538998835856">
                <text:p>0.443538998835856</text:p>
              </table:table-cell>
              <table:table-cell office:value-type="float" office:value="0.476614699331849">
                <text:p>0.476614699331849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84162895927602">
                <text:p>0.484162895927602</text:p>
              </table:table-cell>
              <table:table-cell office:value-type="float" office:value="0.293857493857494">
                <text:p>0.293857493857494</text:p>
              </table:table-cell>
              <table:table-cell office:value-type="float" office:value="0.326454033771107">
                <text:p>0.326454033771107</text:p>
              </table:table-cell>
              <table:table-cell office:value-type="float" office:value="0.439509059029807">
                <text:p>0.439509059029807</text:p>
              </table:table-cell>
              <table:table-cell office:value-type="float" office:value="0.455981941309255">
                <text:p>0.45598194130925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460176991150443">
                <text:p>0.460176991150443</text:p>
              </table:table-cell>
              <table:table-cell office:value-type="float" office:value="0.478555304740406">
                <text:p>0.478555304740406</text:p>
              </table:table-cell>
              <table:table-cell office:value-type="float" office:value="0.28992628992629">
                <text:p>0.28992628992629</text:p>
              </table:table-cell>
              <table:table-cell office:value-type="float" office:value="0.315985130111524">
                <text:p>0.315985130111524</text:p>
              </table:table-cell>
              <table:table-cell office:value-type="float" office:value="0.444833625218914">
                <text:p>0.444833625218914</text:p>
              </table:table-cell>
              <table:table-cell office:value-type="float" office:value="0.506726457399103">
                <text:p>0.506726457399103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455082742316785">
                <text:p>0.455082742316785</text:p>
              </table:table-cell>
              <table:table-cell office:value-type="float" office:value="0.496613995485327">
                <text:p>0.496613995485327</text:p>
              </table:table-cell>
              <table:table-cell office:value-type="float" office:value="0.294001966568338">
                <text:p>0.294001966568338</text:p>
              </table:table-cell>
              <table:table-cell office:value-type="float" office:value="0.332075471698113">
                <text:p>0.332075471698113</text:p>
              </table:table-cell>
              <table:table-cell office:value-type="float" office:value="0.438739789964994">
                <text:p>0.438739789964994</text:p>
              </table:table-cell>
              <table:table-cell office:value-type="float" office:value="0.478935698447894">
                <text:p>0.478935698447894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.464730290456432">
                <text:p>0.464730290456432</text:p>
              </table:table-cell>
              <table:table-cell office:value-type="float" office:value="0.484162895927602">
                <text:p>0.484162895927602</text:p>
              </table:table-cell>
              <table:table-cell office:value-type="float" office:value="0.292156862745098">
                <text:p>0.292156862745098</text:p>
              </table:table-cell>
              <table:table-cell office:value-type="float" office:value="0.326454033771107">
                <text:p>0.326454033771107</text:p>
              </table:table-cell>
              <table:table-cell office:value-type="float" office:value="0.44093567251462">
                <text:p>0.44093567251462</text:p>
              </table:table-cell>
              <table:table-cell office:value-type="float" office:value="0.482142857142857">
                <text:p>0.482142857142857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467455621301775">
                <text:p>0.467455621301775</text:p>
              </table:table-cell>
              <table:table-cell office:value-type="float" office:value="0.485260770975057">
                <text:p>0.485260770975057</text:p>
              </table:table-cell>
              <table:table-cell office:value-type="float" office:value="0.288385826771654">
                <text:p>0.288385826771654</text:p>
              </table:table-cell>
              <table:table-cell office:value-type="float" office:value="0.347663551401869">
                <text:p>0.347663551401869</text:p>
              </table:table-cell>
              <table:table-cell office:value-type="float" office:value="0.450145772594752">
                <text:p>0.450145772594752</text:p>
              </table:table-cell>
              <table:table-cell office:value-type="float" office:value="0.498886414253898">
                <text:p>0.49888641425389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0.298331697742885">
                <text:p>0.298331697742885</text:p>
              </table:table-cell>
              <table:table-cell office:value-type="float" office:value="0.318352059925094">
                <text:p>0.318352059925094</text:p>
              </table:table-cell>
              <table:table-cell office:value-type="float" office:value="0.448860315604909">
                <text:p>0.448860315604909</text:p>
              </table:table-cell>
              <table:table-cell office:value-type="float" office:value="0.475113122171946">
                <text:p>0.47511312217194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67532467532468">
                <text:p>0.467532467532468</text:p>
              </table:table-cell>
              <table:table-cell office:value-type="float" office:value="0.453514739229025">
                <text:p>0.453514739229025</text:p>
              </table:table-cell>
              <table:table-cell office:value-type="float" office:value="0.295677799607073">
                <text:p>0.295677799607073</text:p>
              </table:table-cell>
              <table:table-cell office:value-type="float" office:value="0.329545454545455">
                <text:p>0.329545454545455</text:p>
              </table:table-cell>
              <table:table-cell office:value-type="float" office:value="0.440023405500293">
                <text:p>0.440023405500293</text:p>
              </table:table-cell>
              <table:table-cell office:value-type="float" office:value="0.507865168539326">
                <text:p>0.50786516853932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0.459539279385706">
                <text:p>0.459539279385706</text:p>
              </table:table-cell>
              <table:table-cell office:value-type="float" office:value="0.471655328798186">
                <text:p>0.471655328798186</text:p>
              </table:table-cell>
              <table:table-cell office:value-type="float" office:value="0.294695481335953">
                <text:p>0.294695481335953</text:p>
              </table:table-cell>
              <table:table-cell office:value-type="float" office:value="0.337760910815939">
                <text:p>0.337760910815939</text:p>
              </table:table-cell>
              <table:table-cell office:value-type="float" office:value="0.440559440559441">
                <text:p>0.440559440559441</text:p>
              </table:table-cell>
              <table:table-cell office:value-type="float" office:value="0.458797327394209">
                <text:p>0.458797327394209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462448255470136">
                <text:p>0.462448255470136</text:p>
              </table:table-cell>
              <table:table-cell office:value-type="float" office:value="0.510158013544018">
                <text:p>0.510158013544018</text:p>
              </table:table-cell>
              <table:table-cell office:value-type="float" office:value="0.294985250737463">
                <text:p>0.294985250737463</text:p>
              </table:table-cell>
              <table:table-cell office:value-type="float" office:value="0.33648393194707">
                <text:p>0.33648393194707</text:p>
              </table:table-cell>
              <table:table-cell office:value-type="float" office:value="0.435342305441779">
                <text:p>0.435342305441779</text:p>
              </table:table-cell>
              <table:table-cell office:value-type="float" office:value="0.476404494382022">
                <text:p>0.476404494382022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.475739644970414">
                <text:p>0.475739644970414</text:p>
              </table:table-cell>
              <table:table-cell office:value-type="float" office:value="0.46606334841629">
                <text:p>0.46606334841629</text:p>
              </table:table-cell>
              <table:table-cell office:value-type="float" office:value="0.29037037037037">
                <text:p>0.29037037037037</text:p>
              </table:table-cell>
              <table:table-cell office:value-type="float" office:value="0.33587786259542">
                <text:p>0.33587786259542</text:p>
              </table:table-cell>
              <table:table-cell office:value-type="float" office:value="0.454173963806188">
                <text:p>0.454173963806188</text:p>
              </table:table-cell>
              <table:table-cell office:value-type="float" office:value="0.478555304740406">
                <text:p>0.47855530474040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0.449292452830189">
                <text:p>0.449292452830189</text:p>
              </table:table-cell>
              <table:table-cell office:value-type="float" office:value="0.467120181405896">
                <text:p>0.467120181405896</text:p>
              </table:table-cell>
              <table:table-cell office:value-type="float" office:value="0.29513034923758">
                <text:p>0.29513034923758</text:p>
              </table:table-cell>
              <table:table-cell office:value-type="float" office:value="0.337121212121212">
                <text:p>0.337121212121212</text:p>
              </table:table-cell>
              <table:table-cell office:value-type="float" office:value="0.446920821114369">
                <text:p>0.446920821114369</text:p>
              </table:table-cell>
              <table:table-cell office:value-type="float" office:value="0.473214285714286">
                <text:p>0.47321428571428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461265523358959">
                <text:p>0.461265523358959</text:p>
              </table:table-cell>
              <table:table-cell office:value-type="float" office:value="0.490909090909091">
                <text:p>0.490909090909091</text:p>
              </table:table-cell>
              <table:table-cell office:value-type="float" office:value="0.300344657804037">
                <text:p>0.300344657804037</text:p>
              </table:table-cell>
              <table:table-cell office:value-type="float" office:value="0.32824427480916">
                <text:p>0.32824427480916</text:p>
              </table:table-cell>
              <table:table-cell office:value-type="float" office:value="0.439110070257611">
                <text:p>0.439110070257611</text:p>
              </table:table-cell>
              <table:table-cell office:value-type="float" office:value="0.5">
                <text:p>0.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.461629279811098">
                <text:p>0.461629279811098</text:p>
              </table:table-cell>
              <table:table-cell office:value-type="float" office:value="0.487584650112867">
                <text:p>0.487584650112867</text:p>
              </table:table-cell>
              <table:table-cell office:value-type="float" office:value="0.292443572129539">
                <text:p>0.292443572129539</text:p>
              </table:table-cell>
              <table:table-cell office:value-type="float" office:value="0.340264650283554">
                <text:p>0.340264650283554</text:p>
              </table:table-cell>
              <table:table-cell office:value-type="float" office:value="0.450819672131148">
                <text:p>0.450819672131148</text:p>
              </table:table-cell>
              <table:table-cell office:value-type="float" office:value="0.484304932735426">
                <text:p>0.48430493273542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0.463630987581313">
                <text:p>0.463630987581313</text:p>
              </table:table-cell>
              <table:table-cell office:value-type="float" office:value="0.475113122171946">
                <text:p>0.475113122171946</text:p>
              </table:table-cell>
              <table:table-cell office:value-type="float" office:value="0.297390448055145">
                <text:p>0.297390448055145</text:p>
              </table:table-cell>
              <table:table-cell office:value-type="float" office:value="0.316793893129771">
                <text:p>0.316793893129771</text:p>
              </table:table-cell>
              <table:table-cell office:value-type="float" office:value="0.435446009389671">
                <text:p>0.435446009389671</text:p>
              </table:table-cell>
              <table:table-cell office:value-type="float" office:value="0.452914798206278">
                <text:p>0.45291479820627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.452225519287834">
                <text:p>0.452225519287834</text:p>
              </table:table-cell>
              <table:table-cell office:value-type="float" office:value="0.455580865603645">
                <text:p>0.455580865603645</text:p>
              </table:table-cell>
              <table:table-cell office:value-type="float" office:value="0.297536945812808">
                <text:p>0.297536945812808</text:p>
              </table:table-cell>
              <table:table-cell office:value-type="float" office:value="0.322097378277153">
                <text:p>0.322097378277153</text:p>
              </table:table-cell>
              <table:table-cell office:value-type="float" office:value="0.42715038033938">
                <text:p>0.42715038033938</text:p>
              </table:table-cell>
              <table:table-cell office:value-type="float" office:value="0.487584650112867">
                <text:p>0.487584650112867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.459443457667259">
                <text:p>0.459443457667259</text:p>
              </table:table-cell>
              <table:table-cell office:value-type="float" office:value="0.459090909090909">
                <text:p>0.459090909090909</text:p>
              </table:table-cell>
              <table:table-cell office:value-type="float" office:value="0.286417322834646">
                <text:p>0.286417322834646</text:p>
              </table:table-cell>
              <table:table-cell office:value-type="float" office:value="0.33147113594041">
                <text:p>0.33147113594041</text:p>
              </table:table-cell>
              <table:table-cell office:value-type="float" office:value="0.449122807017544">
                <text:p>0.449122807017544</text:p>
              </table:table-cell>
              <table:table-cell office:value-type="float" office:value="0.503370786516854">
                <text:p>0.503370786516854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49851632047478">
                <text:p>0.449851632047478</text:p>
              </table:table-cell>
              <table:table-cell office:value-type="float" office:value="0.475113122171946">
                <text:p>0.475113122171946</text:p>
              </table:table-cell>
              <table:table-cell office:value-type="float" office:value="0.295275590551181">
                <text:p>0.295275590551181</text:p>
              </table:table-cell>
              <table:table-cell office:value-type="float" office:value="0.301675977653631">
                <text:p>0.301675977653631</text:p>
              </table:table-cell>
              <table:table-cell office:value-type="float" office:value="0.444314185228605">
                <text:p>0.444314185228605</text:p>
              </table:table-cell>
              <table:table-cell office:value-type="float" office:value="0.469525959367946">
                <text:p>0.46952595936794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0.460355029585799">
                <text:p>0.460355029585799</text:p>
              </table:table-cell>
              <table:table-cell office:value-type="float" office:value="0.467120181405896">
                <text:p>0.467120181405896</text:p>
              </table:table-cell>
              <table:table-cell office:value-type="float" office:value="0.299607072691552">
                <text:p>0.299607072691552</text:p>
              </table:table-cell>
              <table:table-cell office:value-type="float" office:value="0.337121212121212">
                <text:p>0.337121212121212</text:p>
              </table:table-cell>
              <table:table-cell office:value-type="float" office:value="0.443534230544178">
                <text:p>0.443534230544178</text:p>
              </table:table-cell>
              <table:table-cell office:value-type="float" office:value="0.468468468468469">
                <text:p>0.468468468468469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.454976303317535">
                <text:p>0.454976303317535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301775147928994">
                <text:p>0.301775147928994</text:p>
              </table:table-cell>
              <table:table-cell office:value-type="float" office:value="0.330170777988615">
                <text:p>0.330170777988615</text:p>
              </table:table-cell>
              <table:table-cell office:value-type="float" office:value="0.440399295361127">
                <text:p>0.440399295361127</text:p>
              </table:table-cell>
              <table:table-cell office:value-type="float" office:value="0.440449438202247">
                <text:p>0.440449438202247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0.454706927175844">
                <text:p>0.454706927175844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0.293713163064833">
                <text:p>0.293713163064833</text:p>
              </table:table-cell>
              <table:table-cell office:value-type="float" office:value="0.35">
                <text:p>0.35</text:p>
              </table:table-cell>
              <table:table-cell office:value-type="float" office:value="0.442882249560633">
                <text:p>0.442882249560633</text:p>
              </table:table-cell>
              <table:table-cell office:value-type="float" office:value="0.472727272727273">
                <text:p>0.472727272727273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.448009506833036">
                <text:p>0.448009506833036</text:p>
              </table:table-cell>
              <table:table-cell office:value-type="float" office:value="0.475113122171946">
                <text:p>0.475113122171946</text:p>
              </table:table-cell>
              <table:table-cell office:value-type="float" office:value="0.294146581406788">
                <text:p>0.294146581406788</text:p>
              </table:table-cell>
              <table:table-cell office:value-type="float" office:value="0.33955223880597">
                <text:p>0.33955223880597</text:p>
              </table:table-cell>
              <table:table-cell office:value-type="float" office:value="0.447445684086905">
                <text:p>0.447445684086905</text:p>
              </table:table-cell>
              <table:table-cell office:value-type="float" office:value="0.452488687782805">
                <text:p>0.45248868778280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45643153526971">
                <text:p>0.45643153526971</text:p>
              </table:table-cell>
              <table:table-cell office:value-type="float" office:value="0.451025056947608">
                <text:p>0.451025056947608</text:p>
              </table:table-cell>
              <table:table-cell office:value-type="float" office:value="0.301181102362205">
                <text:p>0.301181102362205</text:p>
              </table:table-cell>
              <table:table-cell office:value-type="float" office:value="0.332710280373832">
                <text:p>0.332710280373832</text:p>
              </table:table-cell>
              <table:table-cell office:value-type="float" office:value="0.437647058823529">
                <text:p>0.437647058823529</text:p>
              </table:table-cell>
              <table:table-cell office:value-type="float" office:value="0.446952595936795">
                <text:p>0.44695259593679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.460900473933649">
                <text:p>0.460900473933649</text:p>
              </table:table-cell>
              <table:table-cell office:value-type="float" office:value="0.471655328798186">
                <text:p>0.471655328798186</text:p>
              </table:table-cell>
              <table:table-cell office:value-type="float" office:value="0.29553264604811">
                <text:p>0.29553264604811</text:p>
              </table:table-cell>
              <table:table-cell office:value-type="float" office:value="0.323917137476459">
                <text:p>0.323917137476459</text:p>
              </table:table-cell>
              <table:table-cell office:value-type="float" office:value="0.449003516998828">
                <text:p>0.449003516998828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0.458259325044405">
                <text:p>0.458259325044405</text:p>
              </table:table-cell>
              <table:table-cell office:value-type="float" office:value="0.472727272727273">
                <text:p>0.472727272727273</text:p>
              </table:table-cell>
              <table:table-cell office:value-type="float" office:value="0.297350343473994">
                <text:p>0.297350343473994</text:p>
              </table:table-cell>
              <table:table-cell office:value-type="float" office:value="0.316981132075472">
                <text:p>0.316981132075472</text:p>
              </table:table-cell>
              <table:table-cell office:value-type="float" office:value="0.456739258387287">
                <text:p>0.456739258387287</text:p>
              </table:table-cell>
              <table:table-cell office:value-type="float" office:value="0.484162895927602">
                <text:p>0.484162895927602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0.462908011869436">
                <text:p>0.462908011869436</text:p>
              </table:table-cell>
              <table:table-cell office:value-type="float" office:value="0.45">
                <text:p>0.45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0.312849162011173">
                <text:p>0.312849162011173</text:p>
              </table:table-cell>
              <table:table-cell office:value-type="float" office:value="0.439509059029807">
                <text:p>0.439509059029807</text:p>
              </table:table-cell>
              <table:table-cell office:value-type="float" office:value="0.483069977426637">
                <text:p>0.483069977426637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0.446026097271649">
                <text:p>0.446026097271649</text:p>
              </table:table-cell>
              <table:table-cell office:value-type="float" office:value="0.459090909090909">
                <text:p>0.459090909090909</text:p>
              </table:table-cell>
              <table:table-cell office:value-type="float" office:value="0.297496318114875">
                <text:p>0.297496318114875</text:p>
              </table:table-cell>
              <table:table-cell office:value-type="float" office:value="0.321969696969697">
                <text:p>0.321969696969697</text:p>
              </table:table-cell>
              <table:table-cell office:value-type="float" office:value="0.441436138905238">
                <text:p>0.441436138905238</text:p>
              </table:table-cell>
              <table:table-cell office:value-type="float" office:value="0.457013574660633">
                <text:p>0.457013574660633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53412462908012">
                <text:p>0.453412462908012</text:p>
              </table:table-cell>
              <table:table-cell office:value-type="float" office:value="0.424657534246575">
                <text:p>0.424657534246575</text:p>
              </table:table-cell>
              <table:table-cell office:value-type="float" office:value="0.295823095823096">
                <text:p>0.295823095823096</text:p>
              </table:table-cell>
              <table:table-cell office:value-type="float" office:value="0.318785578747628">
                <text:p>0.318785578747628</text:p>
              </table:table-cell>
              <table:table-cell office:value-type="float" office:value="0.446144791053561">
                <text:p>0.446144791053561</text:p>
              </table:table-cell>
              <table:table-cell office:value-type="float" office:value="0.463963963963964">
                <text:p>0.463963963963964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0.451306413301663">
                <text:p>0.451306413301663</text:p>
              </table:table-cell>
              <table:table-cell office:value-type="float" office:value="0.484162895927602">
                <text:p>0.484162895927602</text:p>
              </table:table-cell>
              <table:table-cell office:value-type="float" office:value="0.293973542381186">
                <text:p>0.293973542381186</text:p>
              </table:table-cell>
              <table:table-cell office:value-type="float" office:value="0.319391634980989">
                <text:p>0.319391634980989</text:p>
              </table:table-cell>
              <table:table-cell office:value-type="float" office:value="0.427732079905993">
                <text:p>0.427732079905993</text:p>
              </table:table-cell>
              <table:table-cell office:value-type="float" office:value="0.442953020134228">
                <text:p>0.44295302013422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0.455516014234876">
                <text:p>0.455516014234876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295968534906588">
                <text:p>0.295968534906588</text:p>
              </table:table-cell>
              <table:table-cell office:value-type="float" office:value="0.340996168582376">
                <text:p>0.340996168582376</text:p>
              </table:table-cell>
              <table:table-cell office:value-type="float" office:value="0.433607520564042">
                <text:p>0.433607520564042</text:p>
              </table:table-cell>
              <table:table-cell office:value-type="float" office:value="0.475113122171946">
                <text:p>0.47511312217194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0.455516014234876">
                <text:p>0.455516014234876</text:p>
              </table:table-cell>
              <table:table-cell office:value-type="float" office:value="0.422018348623853">
                <text:p>0.422018348623853</text:p>
              </table:table-cell>
              <table:table-cell office:value-type="float" office:value="0.291482028557361">
                <text:p>0.291482028557361</text:p>
              </table:table-cell>
              <table:table-cell office:value-type="float" office:value="0.340909090909091">
                <text:p>0.340909090909091</text:p>
              </table:table-cell>
              <table:table-cell office:value-type="float" office:value="0.445754716981132">
                <text:p>0.445754716981132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0.447212336892052">
                <text:p>0.447212336892052</text:p>
              </table:table-cell>
              <table:table-cell office:value-type="float" office:value="0.446469248291572">
                <text:p>0.446469248291572</text:p>
              </table:table-cell>
              <table:table-cell office:value-type="float" office:value="0.295275590551181">
                <text:p>0.295275590551181</text:p>
              </table:table-cell>
              <table:table-cell office:value-type="float" office:value="0.345489443378119">
                <text:p>0.345489443378119</text:p>
              </table:table-cell>
              <table:table-cell office:value-type="float" office:value="0.44093567251462">
                <text:p>0.4409356725146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457244655581948">
                <text:p>0.457244655581948</text:p>
              </table:table-cell>
              <table:table-cell office:value-type="float" office:value="0.447488584474886">
                <text:p>0.447488584474886</text:p>
              </table:table-cell>
              <table:table-cell office:value-type="float" office:value="0.29866929521932">
                <text:p>0.29866929521932</text:p>
              </table:table-cell>
              <table:table-cell office:value-type="float" office:value="0.325842696629213">
                <text:p>0.325842696629213</text:p>
              </table:table-cell>
              <table:table-cell office:value-type="float" office:value="0.42899233942251">
                <text:p>0.42899233942251</text:p>
              </table:table-cell>
              <table:table-cell office:value-type="float" office:value="0.46606334841629">
                <text:p>0.46606334841629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0.456702253855279">
                <text:p>0.456702253855279</text:p>
              </table:table-cell>
              <table:table-cell office:value-type="float" office:value="0.455580865603645">
                <text:p>0.455580865603645</text:p>
              </table:table-cell>
              <table:table-cell office:value-type="float" office:value="0.293018682399213">
                <text:p>0.293018682399213</text:p>
              </table:table-cell>
              <table:table-cell office:value-type="float" office:value="0.314018691588785">
                <text:p>0.314018691588785</text:p>
              </table:table-cell>
              <table:table-cell office:value-type="float" office:value="0.440399295361127">
                <text:p>0.440399295361127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0.441141498216409">
                <text:p>0.441141498216409</text:p>
              </table:table-cell>
              <table:table-cell office:value-type="float" office:value="0.460136674259681">
                <text:p>0.460136674259681</text:p>
              </table:table-cell>
              <table:table-cell office:value-type="float" office:value="0.297204512015694">
                <text:p>0.297204512015694</text:p>
              </table:table-cell>
              <table:table-cell office:value-type="float" office:value="0.330827067669173">
                <text:p>0.330827067669173</text:p>
              </table:table-cell>
              <table:table-cell office:value-type="float" office:value="0.439340400471143">
                <text:p>0.439340400471143</text:p>
              </table:table-cell>
              <table:table-cell office:value-type="float" office:value="0.478555304740406">
                <text:p>0.47855530474040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0.461995249406176">
                <text:p>0.461995249406176</text:p>
              </table:table-cell>
              <table:table-cell office:value-type="float" office:value="0.442922374429224">
                <text:p>0.442922374429224</text:p>
              </table:table-cell>
              <table:table-cell office:value-type="float" office:value="0.303536345776031">
                <text:p>0.303536345776031</text:p>
              </table:table-cell>
              <table:table-cell office:value-type="float" office:value="0.324528301886792">
                <text:p>0.324528301886792</text:p>
              </table:table-cell>
              <table:table-cell office:value-type="float" office:value="0.433962264150943">
                <text:p>0.433962264150943</text:p>
              </table:table-cell>
              <table:table-cell office:value-type="float" office:value="0.443438914027149">
                <text:p>0.443438914027149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0.453301606186794">
                <text:p>0.453301606186794</text:p>
              </table:table-cell>
              <table:table-cell office:value-type="float" office:value="0.446469248291572">
                <text:p>0.446469248291572</text:p>
              </table:table-cell>
              <table:table-cell office:value-type="float" office:value="0.303089749877391">
                <text:p>0.303089749877391</text:p>
              </table:table-cell>
              <table:table-cell office:value-type="float" office:value="0.324626865671642">
                <text:p>0.324626865671642</text:p>
              </table:table-cell>
              <table:table-cell office:value-type="float" office:value="0.436363636363636">
                <text:p>0.436363636363636</text:p>
              </table:table-cell>
              <table:table-cell office:value-type="float" office:value="0.472972972972973">
                <text:p>0.472972972972973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42857142857143">
                <text:p>0.442857142857143</text:p>
              </table:table-cell>
              <table:table-cell office:value-type="float" office:value="0.442922374429224">
                <text:p>0.442922374429224</text:p>
              </table:table-cell>
              <table:table-cell office:value-type="float" office:value="0.289783889980354">
                <text:p>0.289783889980354</text:p>
              </table:table-cell>
              <table:table-cell office:value-type="float" office:value="0.327619047619048">
                <text:p>0.327619047619048</text:p>
              </table:table-cell>
              <table:table-cell office:value-type="float" office:value="0.446670595167943">
                <text:p>0.446670595167943</text:p>
              </table:table-cell>
              <table:table-cell office:value-type="float" office:value="0.467415730337079">
                <text:p>0.467415730337079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429223744292237">
                <text:p>0.429223744292237</text:p>
              </table:table-cell>
              <table:table-cell office:value-type="float" office:value="0.300884955752212">
                <text:p>0.300884955752212</text:p>
              </table:table-cell>
              <table:table-cell office:value-type="float" office:value="0.335216572504708">
                <text:p>0.335216572504708</text:p>
              </table:table-cell>
              <table:table-cell office:value-type="float" office:value="0.440117994100295">
                <text:p>0.440117994100295</text:p>
              </table:table-cell>
              <table:table-cell office:value-type="float" office:value="0.463963963963964">
                <text:p>0.463963963963964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0.44854253420583">
                <text:p>0.44854253420583</text:p>
              </table:table-cell>
              <table:table-cell office:value-type="float" office:value="0.447488584474886">
                <text:p>0.447488584474886</text:p>
              </table:table-cell>
              <table:table-cell office:value-type="float" office:value="0.299607072691552">
                <text:p>0.299607072691552</text:p>
              </table:table-cell>
              <table:table-cell office:value-type="float" office:value="0.314606741573034">
                <text:p>0.314606741573034</text:p>
              </table:table-cell>
              <table:table-cell office:value-type="float" office:value="0.442216981132076">
                <text:p>0.442216981132076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0.452111838191553">
                <text:p>0.452111838191553</text:p>
              </table:table-cell>
              <table:table-cell office:value-type="float" office:value="0.441913439635535">
                <text:p>0.441913439635535</text:p>
              </table:table-cell>
              <table:table-cell office:value-type="float" office:value="0.297935103244838">
                <text:p>0.297935103244838</text:p>
              </table:table-cell>
              <table:table-cell office:value-type="float" office:value="0.348484848484848">
                <text:p>0.348484848484848</text:p>
              </table:table-cell>
              <table:table-cell office:value-type="float" office:value="0.449676280164803">
                <text:p>0.449676280164803</text:p>
              </table:table-cell>
              <table:table-cell office:value-type="float" office:value="0.448979591836735">
                <text:p>0.44897959183673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0.447352766210589">
                <text:p>0.447352766210589</text:p>
              </table:table-cell>
              <table:table-cell office:value-type="float" office:value="0.442922374429224">
                <text:p>0.442922374429224</text:p>
              </table:table-cell>
              <table:table-cell office:value-type="float" office:value="0.287260206591244">
                <text:p>0.287260206591244</text:p>
              </table:table-cell>
              <table:table-cell office:value-type="float" office:value="0.319548872180451">
                <text:p>0.319548872180451</text:p>
              </table:table-cell>
              <table:table-cell office:value-type="float" office:value="0.444835680751174">
                <text:p>0.444835680751174</text:p>
              </table:table-cell>
              <table:table-cell office:value-type="float" office:value="0.479638009049774">
                <text:p>0.479638009049774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453571428571429">
                <text:p>0.453571428571429</text:p>
              </table:table-cell>
              <table:table-cell office:value-type="float" office:value="0.432801822323462">
                <text:p>0.432801822323462</text:p>
              </table:table-cell>
              <table:table-cell office:value-type="float" office:value="0.291052114060964">
                <text:p>0.291052114060964</text:p>
              </table:table-cell>
              <table:table-cell office:value-type="float" office:value="0.345351043643264">
                <text:p>0.345351043643264</text:p>
              </table:table-cell>
              <table:table-cell office:value-type="float" office:value="0.441297935103245">
                <text:p>0.441297935103245</text:p>
              </table:table-cell>
              <table:table-cell office:value-type="float" office:value="0.443438914027149">
                <text:p>0.443438914027149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0.448398576512455">
                <text:p>0.448398576512455</text:p>
              </table:table-cell>
              <table:table-cell office:value-type="float" office:value="0.441913439635535">
                <text:p>0.441913439635535</text:p>
              </table:table-cell>
              <table:table-cell office:value-type="float" office:value="0.296990626541687">
                <text:p>0.296990626541687</text:p>
              </table:table-cell>
              <table:table-cell office:value-type="float" office:value="0.32887189292543">
                <text:p>0.32887189292543</text:p>
              </table:table-cell>
              <table:table-cell office:value-type="float" office:value="0.431764705882353">
                <text:p>0.431764705882353</text:p>
              </table:table-cell>
              <table:table-cell office:value-type="float" office:value="0.465011286681716">
                <text:p>0.46501128668171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0.442857142857143">
                <text:p>0.442857142857143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0.299703264094956">
                <text:p>0.299703264094956</text:p>
              </table:table-cell>
              <table:table-cell office:value-type="float" office:value="0.338403041825095">
                <text:p>0.338403041825095</text:p>
              </table:table-cell>
              <table:table-cell office:value-type="float" office:value="0.437904649793996">
                <text:p>0.437904649793996</text:p>
              </table:table-cell>
              <table:table-cell office:value-type="float" office:value="0.443438914027149">
                <text:p>0.443438914027149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0.443384982121573">
                <text:p>0.443384982121573</text:p>
              </table:table-cell>
              <table:table-cell office:value-type="float" office:value="0.485260770975057">
                <text:p>0.485260770975057</text:p>
              </table:table-cell>
              <table:table-cell office:value-type="float" office:value="0.292587137947963">
                <text:p>0.292587137947963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440377804014168">
                <text:p>0.440377804014168</text:p>
              </table:table-cell>
              <table:table-cell office:value-type="float" office:value="0.446469248291572">
                <text:p>0.446469248291572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181818181818">
                <text:p>0.468181818181818</text:p>
              </table:table-cell>
              <table:table-cell office:value-type="float" office:value="0.288790993636809">
                <text:p>0.288790993636809</text:p>
              </table:table-cell>
              <table:table-cell office:value-type="float" office:value="0.351816443594646">
                <text:p>0.351816443594646</text:p>
              </table:table-cell>
              <table:table-cell office:value-type="float" office:value="0.43905325443787">
                <text:p>0.43905325443787</text:p>
              </table:table-cell>
              <table:table-cell office:value-type="float" office:value="0.471655328798186">
                <text:p>0.47165532879818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46162998215348">
                <text:p>0.446162998215348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0.294436238306253">
                <text:p>0.294436238306253</text:p>
              </table:table-cell>
              <table:table-cell office:value-type="float" office:value="0.337760910815939">
                <text:p>0.337760910815939</text:p>
              </table:table-cell>
              <table:table-cell office:value-type="float" office:value="0.438162544169611">
                <text:p>0.438162544169611</text:p>
              </table:table-cell>
              <table:table-cell office:value-type="float" office:value="0.451467268623025">
                <text:p>0.45146726862302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0.44854253420583">
                <text:p>0.44854253420583</text:p>
              </table:table-cell>
              <table:table-cell office:value-type="float" office:value="0.441913439635535">
                <text:p>0.441913439635535</text:p>
              </table:table-cell>
              <table:table-cell office:value-type="float" office:value="0.291748526522593">
                <text:p>0.291748526522593</text:p>
              </table:table-cell>
              <table:table-cell office:value-type="float" office:value="0.340344168260038">
                <text:p>0.340344168260038</text:p>
              </table:table-cell>
              <table:table-cell office:value-type="float" office:value="0.441819255759008">
                <text:p>0.441819255759008</text:p>
              </table:table-cell>
              <table:table-cell office:value-type="float" office:value="0.453932584269663">
                <text:p>0.453932584269663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0.428316478286734">
                <text:p>0.428316478286734</text:p>
              </table:table-cell>
              <table:table-cell office:value-type="float" office:value="0.422018348623853">
                <text:p>0.422018348623853</text:p>
              </table:table-cell>
              <table:table-cell office:value-type="float" office:value="0.293857493857494">
                <text:p>0.293857493857494</text:p>
              </table:table-cell>
              <table:table-cell office:value-type="float" office:value="0.365714285714286">
                <text:p>0.365714285714286</text:p>
              </table:table-cell>
              <table:table-cell office:value-type="float" office:value="0.453791469194313">
                <text:p>0.453791469194313</text:p>
              </table:table-cell>
              <table:table-cell office:value-type="float" office:value="0.455981941309255">
                <text:p>0.45598194130925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0.435714285714286">
                <text:p>0.435714285714286</text:p>
              </table:table-cell>
              <table:table-cell office:value-type="float" office:value="0.422018348623853">
                <text:p>0.422018348623853</text:p>
              </table:table-cell>
              <table:table-cell office:value-type="float" office:value="0.299901671583088">
                <text:p>0.299901671583088</text:p>
              </table:table-cell>
              <table:table-cell office:value-type="float" office:value="0.330769230769231">
                <text:p>0.330769230769231</text:p>
              </table:table-cell>
              <table:table-cell office:value-type="float" office:value="0.442080378250591">
                <text:p>0.442080378250591</text:p>
              </table:table-cell>
              <table:table-cell office:value-type="float" office:value="0.453514739229025">
                <text:p>0.45351473922902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0.441001191895113">
                <text:p>0.441001191895113</text:p>
              </table:table-cell>
              <table:table-cell office:value-type="float" office:value="0.409195402298851">
                <text:p>0.409195402298851</text:p>
              </table:table-cell>
              <table:table-cell office:value-type="float" office:value="0.296551724137931">
                <text:p>0.296551724137931</text:p>
              </table:table-cell>
              <table:table-cell office:value-type="float" office:value="0.345864661654135">
                <text:p>0.345864661654135</text:p>
              </table:table-cell>
              <table:table-cell office:value-type="float" office:value="0.427895981087471">
                <text:p>0.427895981087471</text:p>
              </table:table-cell>
              <table:table-cell office:value-type="float" office:value="0.455981941309255">
                <text:p>0.45598194130925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442456768038163">
                <text:p>0.442456768038163</text:p>
              </table:table-cell>
              <table:table-cell office:value-type="float" office:value="0.442922374429224">
                <text:p>0.442922374429224</text:p>
              </table:table-cell>
              <table:table-cell office:value-type="float" office:value="0.301626416954165">
                <text:p>0.301626416954165</text:p>
              </table:table-cell>
              <table:table-cell office:value-type="float" office:value="0.33206106870229">
                <text:p>0.33206106870229</text:p>
              </table:table-cell>
              <table:table-cell office:value-type="float" office:value="0.441819255759008">
                <text:p>0.441819255759008</text:p>
              </table:table-cell>
              <table:table-cell office:value-type="float" office:value="0.448979591836735">
                <text:p>0.44897959183673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0.441403926234384">
                <text:p>0.441403926234384</text:p>
              </table:table-cell>
              <table:table-cell office:value-type="float" office:value="0.426605504587156">
                <text:p>0.426605504587156</text:p>
              </table:table-cell>
              <table:table-cell office:value-type="float" office:value="0.301032956222332">
                <text:p>0.301032956222332</text:p>
              </table:table-cell>
              <table:table-cell office:value-type="float" office:value="0.332703213610586">
                <text:p>0.332703213610586</text:p>
              </table:table-cell>
              <table:table-cell office:value-type="float" office:value="0.42679312388856">
                <text:p>0.42679312388856</text:p>
              </table:table-cell>
              <table:table-cell office:value-type="float" office:value="0.455580865603645">
                <text:p>0.45558086560364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0.443384982121573">
                <text:p>0.443384982121573</text:p>
              </table:table-cell>
              <table:table-cell office:value-type="float" office:value="0.439359267734554">
                <text:p>0.439359267734554</text:p>
              </table:table-cell>
              <table:table-cell office:value-type="float" office:value="0.298963986186482">
                <text:p>0.298963986186482</text:p>
              </table:table-cell>
              <table:table-cell office:value-type="float" office:value="0.33587786259542">
                <text:p>0.33587786259542</text:p>
              </table:table-cell>
              <table:table-cell office:value-type="float" office:value="0.436686390532544">
                <text:p>0.436686390532544</text:p>
              </table:table-cell>
              <table:table-cell office:value-type="float" office:value="0.463636363636364">
                <text:p>0.463636363636364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0.444708680142687">
                <text:p>0.444708680142687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0.300980392156863">
                <text:p>0.300980392156863</text:p>
              </table:table-cell>
              <table:table-cell office:value-type="float" office:value="0.332075471698113">
                <text:p>0.332075471698113</text:p>
              </table:table-cell>
              <table:table-cell office:value-type="float" office:value="0.42603550295858">
                <text:p>0.42603550295858</text:p>
              </table:table-cell>
              <table:table-cell office:value-type="float" office:value="0.483069977426637">
                <text:p>0.483069977426637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0.441929720071471">
                <text:p>0.441929720071471</text:p>
              </table:table-cell>
              <table:table-cell office:value-type="float" office:value="0.426605504587156">
                <text:p>0.426605504587156</text:p>
              </table:table-cell>
              <table:table-cell office:value-type="float" office:value="0.299706170421156">
                <text:p>0.299706170421156</text:p>
              </table:table-cell>
              <table:table-cell office:value-type="float" office:value="0.335907335907336">
                <text:p>0.335907335907336</text:p>
              </table:table-cell>
              <table:table-cell office:value-type="float" office:value="0.450503852993479">
                <text:p>0.450503852993479</text:p>
              </table:table-cell>
              <table:table-cell office:value-type="float" office:value="0.463636363636364">
                <text:p>0.463636363636364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27890345649583">
                <text:p>0.427890345649583</text:p>
              </table:table-cell>
              <table:table-cell office:value-type="float" office:value="0.452054794520548">
                <text:p>0.452054794520548</text:p>
              </table:table-cell>
              <table:table-cell office:value-type="float" office:value="0.294146581406788">
                <text:p>0.294146581406788</text:p>
              </table:table-cell>
              <table:table-cell office:value-type="float" office:value="0.337864077669903">
                <text:p>0.337864077669903</text:p>
              </table:table-cell>
              <table:table-cell office:value-type="float" office:value="0.42899233942251">
                <text:p>0.42899233942251</text:p>
              </table:table-cell>
              <table:table-cell office:value-type="float" office:value="0.462585034013605">
                <text:p>0.46258503401360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0.443649373881932">
                <text:p>0.443649373881932</text:p>
              </table:table-cell>
              <table:table-cell office:value-type="float" office:value="0.447488584474886">
                <text:p>0.447488584474886</text:p>
              </table:table-cell>
              <table:table-cell office:value-type="float" office:value="0.290068829891839">
                <text:p>0.290068829891839</text:p>
              </table:table-cell>
              <table:table-cell office:value-type="float" office:value="0.347490347490347">
                <text:p>0.347490347490347</text:p>
              </table:table-cell>
              <table:table-cell office:value-type="float" office:value="0.421736562315416">
                <text:p>0.421736562315416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0.444973230220107">
                <text:p>0.444973230220107</text:p>
              </table:table-cell>
              <table:table-cell office:value-type="float" office:value="0.412844036697248">
                <text:p>0.412844036697248</text:p>
              </table:table-cell>
              <table:table-cell office:value-type="float" office:value="0.298522167487685">
                <text:p>0.298522167487685</text:p>
              </table:table-cell>
              <table:table-cell office:value-type="float" office:value="0.336557059961315">
                <text:p>0.336557059961315</text:p>
              </table:table-cell>
              <table:table-cell office:value-type="float" office:value="0.432464454976303">
                <text:p>0.432464454976303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0.447352766210589">
                <text:p>0.447352766210589</text:p>
              </table:table-cell>
              <table:table-cell office:value-type="float" office:value="0.412844036697248">
                <text:p>0.412844036697248</text:p>
              </table:table-cell>
              <table:table-cell office:value-type="float" office:value="0.291338582677165">
                <text:p>0.291338582677165</text:p>
              </table:table-cell>
              <table:table-cell office:value-type="float" office:value="0.346007604562738">
                <text:p>0.346007604562738</text:p>
              </table:table-cell>
              <table:table-cell office:value-type="float" office:value="0.435398230088496">
                <text:p>0.435398230088496</text:p>
              </table:table-cell>
              <table:table-cell office:value-type="float" office:value="0.462585034013605">
                <text:p>0.46258503401360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0.44047619047619">
                <text:p>0.44047619047619</text:p>
              </table:table-cell>
              <table:table-cell office:value-type="float" office:value="0.4">
                <text:p>0.4</text:p>
              </table:table-cell>
              <table:table-cell office:value-type="float" office:value="0.292443572129539">
                <text:p>0.292443572129539</text:p>
              </table:table-cell>
              <table:table-cell office:value-type="float" office:value="0.344045368620038">
                <text:p>0.344045368620038</text:p>
              </table:table-cell>
              <table:table-cell office:value-type="float" office:value="0.437758112094395">
                <text:p>0.437758112094395</text:p>
              </table:table-cell>
              <table:table-cell office:value-type="float" office:value="0.468181818181818">
                <text:p>0.46818181818181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445503275759381">
                <text:p>0.445503275759381</text:p>
              </table:table-cell>
              <table:table-cell office:value-type="float" office:value="0.438356164383562">
                <text:p>0.438356164383562</text:p>
              </table:table-cell>
              <table:table-cell office:value-type="float" office:value="0.297747306562194">
                <text:p>0.297747306562194</text:p>
              </table:table-cell>
              <table:table-cell office:value-type="float" office:value="0.332075471698113">
                <text:p>0.332075471698113</text:p>
              </table:table-cell>
              <table:table-cell office:value-type="float" office:value="0.455351862803075">
                <text:p>0.455351862803075</text:p>
              </table:table-cell>
              <table:table-cell office:value-type="float" office:value="0.462585034013605">
                <text:p>0.46258503401360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0.426698450536353">
                <text:p>0.426698450536353</text:p>
              </table:table-cell>
              <table:table-cell office:value-type="float" office:value="0.409195402298851">
                <text:p>0.409195402298851</text:p>
              </table:table-cell>
              <table:table-cell office:value-type="float" office:value="0.298228346456693">
                <text:p>0.298228346456693</text:p>
              </table:table-cell>
              <table:table-cell office:value-type="float" office:value="0.343511450381679">
                <text:p>0.343511450381679</text:p>
              </table:table-cell>
              <table:table-cell office:value-type="float" office:value="0.432368576491435">
                <text:p>0.432368576491435</text:p>
              </table:table-cell>
              <table:table-cell office:value-type="float" office:value="0.462585034013605">
                <text:p>0.46258503401360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0.444312090530077">
                <text:p>0.444312090530077</text:p>
              </table:table-cell>
              <table:table-cell office:value-type="float" office:value="0.409195402298851">
                <text:p>0.409195402298851</text:p>
              </table:table-cell>
              <table:table-cell office:value-type="float" office:value="0.298418972332016">
                <text:p>0.298418972332016</text:p>
              </table:table-cell>
              <table:table-cell office:value-type="float" office:value="0.343511450381679">
                <text:p>0.343511450381679</text:p>
              </table:table-cell>
              <table:table-cell office:value-type="float" office:value="0.432208407341622">
                <text:p>0.432208407341622</text:p>
              </table:table-cell>
              <table:table-cell office:value-type="float" office:value="0.45">
                <text:p>0.4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0.437947494033413">
                <text:p>0.437947494033413</text:p>
              </table:table-cell>
              <table:table-cell office:value-type="float" office:value="0.422018348623853">
                <text:p>0.422018348623853</text:p>
              </table:table-cell>
              <table:table-cell office:value-type="float" office:value="0.299212598425197">
                <text:p>0.299212598425197</text:p>
              </table:table-cell>
              <table:table-cell office:value-type="float" office:value="0.347490347490347">
                <text:p>0.347490347490347</text:p>
              </table:table-cell>
              <table:table-cell office:value-type="float" office:value="0.442739079102715">
                <text:p>0.442739079102715</text:p>
              </table:table-cell>
              <table:table-cell office:value-type="float" office:value="0.432801822323462">
                <text:p>0.432801822323462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0.443914081145585">
                <text:p>0.443914081145585</text:p>
              </table:table-cell>
              <table:table-cell office:value-type="float" office:value="0.447488584474886">
                <text:p>0.447488584474886</text:p>
              </table:table-cell>
              <table:table-cell office:value-type="float" office:value="0.296805896805897">
                <text:p>0.296805896805897</text:p>
              </table:table-cell>
              <table:table-cell office:value-type="float" office:value="0.356589147286822">
                <text:p>0.356589147286822</text:p>
              </table:table-cell>
              <table:table-cell office:value-type="float" office:value="0.43864848844102">
                <text:p>0.43864848844102</text:p>
              </table:table-cell>
              <table:table-cell office:value-type="float" office:value="0.445454545454546">
                <text:p>0.44545454545454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4907683144729">
                <text:p>0.44907683144729</text:p>
              </table:table-cell>
              <table:table-cell office:value-type="float" office:value="0.438356164383562">
                <text:p>0.438356164383562</text:p>
              </table:table-cell>
              <table:table-cell office:value-type="float" office:value="0.295968534906588">
                <text:p>0.295968534906588</text:p>
              </table:table-cell>
              <table:table-cell office:value-type="float" office:value="0.348659003831418">
                <text:p>0.348659003831418</text:p>
              </table:table-cell>
              <table:table-cell office:value-type="float" office:value="0.429164196799052">
                <text:p>0.429164196799052</text:p>
              </table:table-cell>
              <table:table-cell office:value-type="float" office:value="0.440909090909091">
                <text:p>0.440909090909091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0.441001191895113">
                <text:p>0.441001191895113</text:p>
              </table:table-cell>
              <table:table-cell office:value-type="float" office:value="0.412844036697248">
                <text:p>0.412844036697248</text:p>
              </table:table-cell>
              <table:table-cell office:value-type="float" office:value="0.297642436149312">
                <text:p>0.297642436149312</text:p>
              </table:table-cell>
              <table:table-cell office:value-type="float" office:value="0.330769230769231">
                <text:p>0.330769230769231</text:p>
              </table:table-cell>
              <table:table-cell office:value-type="float" office:value="0.4349376114082">
                <text:p>0.4349376114082</text:p>
              </table:table-cell>
              <table:table-cell office:value-type="float" office:value="0.431818181818182">
                <text:p>0.431818181818182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0.444312090530077">
                <text:p>0.444312090530077</text:p>
              </table:table-cell>
              <table:table-cell office:value-type="float" office:value="0.41743119266055">
                <text:p>0.41743119266055</text:p>
              </table:table-cell>
              <table:table-cell office:value-type="float" office:value="0.304219823356232">
                <text:p>0.304219823356232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0.434319526627219">
                <text:p>0.434319526627219</text:p>
              </table:table-cell>
              <table:table-cell office:value-type="float" office:value="0.467120181405896">
                <text:p>0.46712018140589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0.433591423466349">
                <text:p>0.433591423466349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0.293857493857494">
                <text:p>0.293857493857494</text:p>
              </table:table-cell>
              <table:table-cell office:value-type="float" office:value="0.35047619047619">
                <text:p>0.35047619047619</text:p>
              </table:table-cell>
              <table:table-cell office:value-type="float" office:value="0.420616113744076">
                <text:p>0.420616113744076</text:p>
              </table:table-cell>
              <table:table-cell office:value-type="float" office:value="0.451025056947608">
                <text:p>0.451025056947608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0.432915921288014">
                <text:p>0.432915921288014</text:p>
              </table:table-cell>
              <table:table-cell office:value-type="float" office:value="0.442922374429224">
                <text:p>0.442922374429224</text:p>
              </table:table-cell>
              <table:table-cell office:value-type="float" office:value="0.301181102362205">
                <text:p>0.301181102362205</text:p>
              </table:table-cell>
              <table:table-cell office:value-type="float" office:value="0.337711069418386">
                <text:p>0.337711069418386</text:p>
              </table:table-cell>
              <table:table-cell office:value-type="float" office:value="0.425860023724792">
                <text:p>0.425860023724792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.439952437574316">
                <text:p>0.439952437574316</text:p>
              </table:table-cell>
              <table:table-cell office:value-type="float" office:value="0.425629290617849">
                <text:p>0.425629290617849</text:p>
              </table:table-cell>
              <table:table-cell office:value-type="float" office:value="0.290497291974397">
                <text:p>0.290497291974397</text:p>
              </table:table-cell>
              <table:table-cell office:value-type="float" office:value="0.32442748091603">
                <text:p>0.32442748091603</text:p>
              </table:table-cell>
              <table:table-cell office:value-type="float" office:value="0.430932703659976">
                <text:p>0.430932703659976</text:p>
              </table:table-cell>
              <table:table-cell office:value-type="float" office:value="0.485260770975057">
                <text:p>0.485260770975057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0.430439952437574">
                <text:p>0.430439952437574</text:p>
              </table:table-cell>
              <table:table-cell office:value-type="float" office:value="0.422018348623853">
                <text:p>0.422018348623853</text:p>
              </table:table-cell>
              <table:table-cell office:value-type="float" office:value="0.305801376597837">
                <text:p>0.305801376597837</text:p>
              </table:table-cell>
              <table:table-cell office:value-type="float" office:value="0.358267716535433">
                <text:p>0.358267716535433</text:p>
              </table:table-cell>
              <table:table-cell office:value-type="float" office:value="0.446947243627742">
                <text:p>0.446947243627742</text:p>
              </table:table-cell>
              <table:table-cell office:value-type="float" office:value="0.436363636363636">
                <text:p>0.43636363636363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0.435973793924955">
                <text:p>0.435973793924955</text:p>
              </table:table-cell>
              <table:table-cell office:value-type="float" office:value="0.409195402298851">
                <text:p>0.409195402298851</text:p>
              </table:table-cell>
              <table:table-cell office:value-type="float" office:value="0.299212598425197">
                <text:p>0.299212598425197</text:p>
              </table:table-cell>
              <table:table-cell office:value-type="float" office:value="0.345489443378119">
                <text:p>0.345489443378119</text:p>
              </table:table-cell>
              <table:table-cell office:value-type="float" office:value="0.422870756402621">
                <text:p>0.422870756402621</text:p>
              </table:table-cell>
              <table:table-cell office:value-type="float" office:value="0.431818181818182">
                <text:p>0.431818181818182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0.422018348623853">
                <text:p>0.422018348623853</text:p>
              </table:table-cell>
              <table:table-cell office:value-type="float" office:value="0.293857493857494">
                <text:p>0.293857493857494</text:p>
              </table:table-cell>
              <table:table-cell office:value-type="float" office:value="0.347328244274809">
                <text:p>0.347328244274809</text:p>
              </table:table-cell>
              <table:table-cell office:value-type="float" office:value="0.417556346381969">
                <text:p>0.417556346381969</text:p>
              </table:table-cell>
              <table:table-cell office:value-type="float" office:value="0.446469248291572">
                <text:p>0.446469248291572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0.435041716328963">
                <text:p>0.435041716328963</text:p>
              </table:table-cell>
              <table:table-cell office:value-type="float" office:value="0.422018348623853">
                <text:p>0.422018348623853</text:p>
              </table:table-cell>
              <table:table-cell office:value-type="float" office:value="0.2935960591133">
                <text:p>0.2935960591133</text:p>
              </table:table-cell>
              <table:table-cell office:value-type="float" office:value="0.330798479087453">
                <text:p>0.330798479087453</text:p>
              </table:table-cell>
              <table:table-cell office:value-type="float" office:value="0.434163701067616">
                <text:p>0.434163701067616</text:p>
              </table:table-cell>
              <table:table-cell office:value-type="float" office:value="0.458049886621315">
                <text:p>0.45804988662131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31302270011947">
                <text:p>0.431302270011947</text:p>
              </table:table-cell>
              <table:table-cell office:value-type="float" office:value="0.409195402298851">
                <text:p>0.409195402298851</text:p>
              </table:table-cell>
              <table:table-cell office:value-type="float" office:value="0.296078431372549">
                <text:p>0.296078431372549</text:p>
              </table:table-cell>
              <table:table-cell office:value-type="float" office:value="0.337760910815939">
                <text:p>0.337760910815939</text:p>
              </table:table-cell>
              <table:table-cell office:value-type="float" office:value="0.421615201900238">
                <text:p>0.421615201900238</text:p>
              </table:table-cell>
              <table:table-cell office:value-type="float" office:value="0.446469248291572">
                <text:p>0.446469248291572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0.439140811455847">
                <text:p>0.439140811455847</text:p>
              </table:table-cell>
              <table:table-cell office:value-type="float" office:value="0.409195402298851">
                <text:p>0.409195402298851</text:p>
              </table:table-cell>
              <table:table-cell office:value-type="float" office:value="0.28992628992629">
                <text:p>0.28992628992629</text:p>
              </table:table-cell>
              <table:table-cell office:value-type="float" office:value="0.348336594911937">
                <text:p>0.348336594911937</text:p>
              </table:table-cell>
              <table:table-cell office:value-type="float" office:value="0.422551928783383">
                <text:p>0.422551928783383</text:p>
              </table:table-cell>
              <table:table-cell office:value-type="float" office:value="0.445454545454546">
                <text:p>0.44545454545454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0.432915921288014">
                <text:p>0.432915921288014</text:p>
              </table:table-cell>
              <table:table-cell office:value-type="float" office:value="0.439359267734554">
                <text:p>0.439359267734554</text:p>
              </table:table-cell>
              <table:table-cell office:value-type="float" office:value="0.292587137947963">
                <text:p>0.292587137947963</text:p>
              </table:table-cell>
              <table:table-cell office:value-type="float" office:value="0.33969465648855">
                <text:p>0.33969465648855</text:p>
              </table:table-cell>
              <table:table-cell office:value-type="float" office:value="0.425860023724792">
                <text:p>0.425860023724792</text:p>
              </table:table-cell>
              <table:table-cell office:value-type="float" office:value="0.453514739229025">
                <text:p>0.45351473922902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0.435820895522388">
                <text:p>0.435820895522388</text:p>
              </table:table-cell>
              <table:table-cell office:value-type="float" office:value="0.403669724770642">
                <text:p>0.403669724770642</text:p>
              </table:table-cell>
              <table:table-cell office:value-type="float" office:value="0.299901671583088">
                <text:p>0.299901671583088</text:p>
              </table:table-cell>
              <table:table-cell office:value-type="float" office:value="0.357414448669202">
                <text:p>0.357414448669202</text:p>
              </table:table-cell>
              <table:table-cell office:value-type="float" office:value="0.417608566329566">
                <text:p>0.417608566329566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0.438208955223881">
                <text:p>0.438208955223881</text:p>
              </table:table-cell>
              <table:table-cell office:value-type="float" office:value="0.403669724770642">
                <text:p>0.403669724770642</text:p>
              </table:table-cell>
              <table:table-cell office:value-type="float" office:value="0.294985250737463">
                <text:p>0.294985250737463</text:p>
              </table:table-cell>
              <table:table-cell office:value-type="float" office:value="0.328185328185328">
                <text:p>0.328185328185328</text:p>
              </table:table-cell>
              <table:table-cell office:value-type="float" office:value="0.439691027926322">
                <text:p>0.439691027926322</text:p>
              </table:table-cell>
              <table:table-cell office:value-type="float" office:value="0.467120181405896">
                <text:p>0.467120181405896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427462686567164">
                <text:p>0.427462686567164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0.299065420560748">
                <text:p>0.299065420560748</text:p>
              </table:table-cell>
              <table:table-cell office:value-type="float" office:value="0.35047619047619">
                <text:p>0.35047619047619</text:p>
              </table:table-cell>
              <table:table-cell office:value-type="float" office:value="0.417857142857143">
                <text:p>0.417857142857143</text:p>
              </table:table-cell>
              <table:table-cell office:value-type="float" office:value="0.472727272727273">
                <text:p>0.472727272727273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0.434108527131783">
                <text:p>0.434108527131783</text:p>
              </table:table-cell>
              <table:table-cell office:value-type="float" office:value="0.439359267734554">
                <text:p>0.439359267734554</text:p>
              </table:table-cell>
              <table:table-cell office:value-type="float" office:value="0.296514482081492">
                <text:p>0.296514482081492</text:p>
              </table:table-cell>
              <table:table-cell office:value-type="float" office:value="0.337209302325581">
                <text:p>0.337209302325581</text:p>
              </table:table-cell>
              <table:table-cell office:value-type="float" office:value="0.429840142095915">
                <text:p>0.429840142095915</text:p>
              </table:table-cell>
              <table:table-cell office:value-type="float" office:value="0.463636363636364">
                <text:p>0.463636363636364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0.437947494033413">
                <text:p>0.437947494033413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0.294436238306253">
                <text:p>0.294436238306253</text:p>
              </table:table-cell>
              <table:table-cell office:value-type="float" office:value="0.337164750957854">
                <text:p>0.337164750957854</text:p>
              </table:table-cell>
              <table:table-cell office:value-type="float" office:value="0.414446417998816">
                <text:p>0.414446417998816</text:p>
              </table:table-cell>
              <table:table-cell office:value-type="float" office:value="0.455580865603645">
                <text:p>0.45558086560364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0.426523297491039">
                <text:p>0.426523297491039</text:p>
              </table:table-cell>
              <table:table-cell office:value-type="float" office:value="0.4">
                <text:p>0.4</text:p>
              </table:table-cell>
              <table:table-cell office:value-type="float" office:value="0.292035398230088">
                <text:p>0.292035398230088</text:p>
              </table:table-cell>
              <table:table-cell office:value-type="float" office:value="0.349809885931559">
                <text:p>0.349809885931559</text:p>
              </table:table-cell>
              <table:table-cell office:value-type="float" office:value="0.426190476190476">
                <text:p>0.426190476190476</text:p>
              </table:table-cell>
              <table:table-cell office:value-type="float" office:value="0.45">
                <text:p>0.4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87096774193548">
                <text:p>0.387096774193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